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/>
    <style:style style:name="ce8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9" style:family="table-cell" style:parent-style-name="Excel_20_Built-in_20_20_25__20_-_20_Accent3" style:data-style-name="N0">
      <style:table-cell-properties fo:border-bottom="0.06pt solid #ffffff" fo:background-color="#ededed" style:text-align-source="fix" style:repeat-content="false" fo:border-left="0.06pt solid #ffffff" fo:border-right="none" fo:border-top="0.06pt solid #ffffff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 style:data-style-name="N0"/>
    <style:style style:name="ce5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6" style:family="table-cell" style:parent-style-name="Excel_20_Built-in_20_20_25__20_-_20_Accent3" style:data-style-name="N0">
      <style:table-cell-properties fo:border-bottom="0.06pt solid #ffffff" fo:background-color="#ededed" style:text-align-source="fix" style:repeat-content="false" fo:border-left="0.06pt solid #ffffff" fo:border-right="none" fo:border-top="0.06pt solid #ffffff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dPaixGlobalePourVersionSQL" table:style-name="ta1">
        <office:forms form:automatic-focus="false" form:apply-design-mode="false"/>
        <table:table-column table:style-name="co1" table:number-columns-repeated="4" table:default-cell-style-name="ce4"/>
        <table:table-column table:style-name="co2" table:default-cell-style-name="ce4"/>
        <table:table-column table:style-name="co3" table:number-columns-repeated="1019" table:default-cell-style-name="ce4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ValeurOri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dPaixGlobal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0"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5" calcext:value-type="float">
            <text:p>23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7" calcext:value-type="float">
            <text:p>237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4" calcext:value-type="float">
            <text:p>244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7" calcext:value-type="float">
            <text:p>267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7" calcext:value-type="float">
            <text:p>277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79" calcext:value-type="float">
            <text:p>279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0" calcext:value-type="float">
            <text:p>29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4" calcext:value-type="float">
            <text:p>294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7" calcext:value-type="float">
            <text:p>327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5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39" calcext:value-type="float">
            <text:p>339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4" calcext:value-type="float">
            <text:p>344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6" calcext:value-type="float">
            <text:p>346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3" calcext:value-type="float">
            <text:p>353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4" calcext:value-type="float">
            <text:p>354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7" calcext:value-type="float">
            <text:p>357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8" calcext:value-type="float">
            <text:p>358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1" calcext:value-type="float">
            <text:p>36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6" calcext:value-type="float">
            <text:p>366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69" calcext:value-type="float">
            <text:p>369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3" calcext:value-type="float">
            <text:p>373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4" calcext:value-type="float">
            <text:p>374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6" calcext:value-type="float">
            <text:p>376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8" calcext:value-type="float">
            <text:p>378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79" calcext:value-type="float">
            <text:p>379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2" calcext:value-type="float">
            <text:p>382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89" calcext:value-type="float">
            <text:p>389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0" calcext:value-type="float">
            <text:p>390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4" calcext:value-type="float">
            <text:p>394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6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8" calcext:value-type="float">
            <text:p>398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399" calcext:value-type="float">
            <text:p>399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4" calcext:value-type="float">
            <text:p>404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1" office:value-type="float" office:value="2001" calcext:value-type="float">
            <text:p>2001</text:p>
          </table:table-cell>
          <table:table-cell office:value-type="float" office:value="406" calcext:value-type="float">
            <text:p>40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8" calcext:value-type="float">
            <text:p>40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09" calcext:value-type="float">
            <text:p>40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1" calcext:value-type="float">
            <text:p>411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2" calcext:value-type="float">
            <text:p>4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5" calcext:value-type="float">
            <text:p>41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6" calcext:value-type="float">
            <text:p>41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1" calcext:value-type="float">
            <text:p>42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7" calcext:value-type="float">
            <text:p>42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0" calcext:value-type="float">
            <text:p>43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2" calcext:value-type="float">
            <text:p>43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3" calcext:value-type="float">
            <text:p>43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4" calcext:value-type="float">
            <text:p>43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6" calcext:value-type="float">
            <text:p>43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7" calcext:value-type="float">
            <text:p>43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3" calcext:value-type="float">
            <text:p>44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7" calcext:value-type="float">
            <text:p>447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2" calcext:value-type="float">
            <text:p>45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6" calcext:value-type="float">
            <text:p>45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7" calcext:value-type="float">
            <text:p>45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59" calcext:value-type="float">
            <text:p>45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3" calcext:value-type="float">
            <text:p>46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6" calcext:value-type="float">
            <text:p>46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0" calcext:value-type="float">
            <text:p>470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1" calcext:value-type="float">
            <text:p>47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4" calcext:value-type="float">
            <text:p>47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6" calcext:value-type="float">
            <text:p>47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7" calcext:value-type="float">
            <text:p>477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2" calcext:value-type="float">
            <text:p>482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3" calcext:value-type="float">
            <text:p>483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4" calcext:value-type="float">
            <text:p>484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5" calcext:value-type="float">
            <text:p>48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7" calcext:value-type="float">
            <text:p>48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8" calcext:value-type="float">
            <text:p>498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5" calcext:value-type="float">
            <text:p>505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6" calcext:value-type="float">
            <text:p>50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09" calcext:value-type="float">
            <text:p>509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0" calcext:value-type="float">
            <text:p>51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3" calcext:value-type="float">
            <text:p>513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5" calcext:value-type="float">
            <text:p>515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6" calcext:value-type="float">
            <text:p>516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0" calcext:value-type="float">
            <text:p>52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1" calcext:value-type="float">
            <text:p>52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3" calcext:value-type="float">
            <text:p>52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6" calcext:value-type="float">
            <text:p>526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7" calcext:value-type="float">
            <text:p>52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29" calcext:value-type="float">
            <text:p>529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1" calcext:value-type="float">
            <text:p>53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5" calcext:value-type="float">
            <text:p>535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8" calcext:value-type="float">
            <text:p>538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39" calcext:value-type="float">
            <text:p>539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1" calcext:value-type="float">
            <text:p>541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2" calcext:value-type="float">
            <text:p>54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8" calcext:value-type="float">
            <text:p>548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1" calcext:value-type="float">
            <text:p>55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3" calcext:value-type="float">
            <text:p>553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6" calcext:value-type="float">
            <text:p>55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59" calcext:value-type="float">
            <text:p>55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0" calcext:value-type="float">
            <text:p>560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1" calcext:value-type="float">
            <text:p>56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2" calcext:value-type="float">
            <text:p>56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4" calcext:value-type="float">
            <text:p>564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6" calcext:value-type="float">
            <text:p>566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8" calcext:value-type="float">
            <text:p>568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69" calcext:value-type="float">
            <text:p>569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1" calcext:value-type="float">
            <text:p>571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2" calcext:value-type="float">
            <text:p>572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4" calcext:value-type="float">
            <text:p>574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6" calcext:value-type="float">
            <text:p>576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7" calcext:value-type="float">
            <text:p>577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8" calcext:value-type="float">
            <text:p>578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79" calcext:value-type="float">
            <text:p>579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1" calcext:value-type="float">
            <text:p>581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2" calcext:value-type="float">
            <text:p>582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5" calcext:value-type="float">
            <text:p>585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7" calcext:value-type="float">
            <text:p>587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8" calcext:value-type="float">
            <text:p>588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89" calcext:value-type="float">
            <text:p>589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0" calcext:value-type="float">
            <text:p>590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2" calcext:value-type="float">
            <text:p>592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5" calcext:value-type="float">
            <text:p>595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6" calcext:value-type="float">
            <text:p>596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7" calcext:value-type="float">
            <text:p>597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8" calcext:value-type="float">
            <text:p>598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599" calcext:value-type="float">
            <text:p>599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4" calcext:value-type="float">
            <text:p>604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6" calcext:value-type="float">
            <text:p>606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7" calcext:value-type="float">
            <text:p>607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2" office:value-type="float" office:value="2002" calcext:value-type="float">
            <text:p>2002</text:p>
          </table:table-cell>
          <table:table-cell office:value-type="float" office:value="609" calcext:value-type="float">
            <text:p>60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7" calcext:value-type="float">
            <text:p>61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19" calcext:value-type="float">
            <text:p>61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3" calcext:value-type="float">
            <text:p>62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4" calcext:value-type="float">
            <text:p>62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6" calcext:value-type="float">
            <text:p>62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7" calcext:value-type="float">
            <text:p>62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29" calcext:value-type="float">
            <text:p>629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0" calcext:value-type="float">
            <text:p>63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1" calcext:value-type="float">
            <text:p>631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2" calcext:value-type="float">
            <text:p>63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3" calcext:value-type="float">
            <text:p>63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5" calcext:value-type="float">
            <text:p>63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6" calcext:value-type="float">
            <text:p>63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7" calcext:value-type="float">
            <text:p>63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8" calcext:value-type="float">
            <text:p>63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39" calcext:value-type="float">
            <text:p>63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0" calcext:value-type="float">
            <text:p>64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1" calcext:value-type="float">
            <text:p>64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3" calcext:value-type="float">
            <text:p>643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4" calcext:value-type="float">
            <text:p>64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5" calcext:value-type="float">
            <text:p>64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6" calcext:value-type="float">
            <text:p>64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7" calcext:value-type="float">
            <text:p>647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49" calcext:value-type="float">
            <text:p>649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1" calcext:value-type="float">
            <text:p>65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2" calcext:value-type="float">
            <text:p>65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3" calcext:value-type="float">
            <text:p>65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4" calcext:value-type="float">
            <text:p>654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6" calcext:value-type="float">
            <text:p>65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7" calcext:value-type="float">
            <text:p>657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8" calcext:value-type="float">
            <text:p>65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0" calcext:value-type="float">
            <text:p>66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1" calcext:value-type="float">
            <text:p>66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2" calcext:value-type="float">
            <text:p>66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3" calcext:value-type="float">
            <text:p>663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4" calcext:value-type="float">
            <text:p>66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6" calcext:value-type="float">
            <text:p>66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7" calcext:value-type="float">
            <text:p>667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69" calcext:value-type="float">
            <text:p>66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0" calcext:value-type="float">
            <text:p>67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1" calcext:value-type="float">
            <text:p>67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3" calcext:value-type="float">
            <text:p>673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7" calcext:value-type="float">
            <text:p>67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1" calcext:value-type="float">
            <text:p>68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2" calcext:value-type="float">
            <text:p>68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3" calcext:value-type="float">
            <text:p>683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4" calcext:value-type="float">
            <text:p>684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5" calcext:value-type="float">
            <text:p>685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8" calcext:value-type="float">
            <text:p>68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89" calcext:value-type="float">
            <text:p>689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0" calcext:value-type="float">
            <text:p>69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1" calcext:value-type="float">
            <text:p>691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2" calcext:value-type="float">
            <text:p>692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3" calcext:value-type="float">
            <text:p>69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4" calcext:value-type="float">
            <text:p>694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6" calcext:value-type="float">
            <text:p>69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699" calcext:value-type="float">
            <text:p>699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1" calcext:value-type="float">
            <text:p>70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4" calcext:value-type="float">
            <text:p>704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6" calcext:value-type="float">
            <text:p>70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7" calcext:value-type="float">
            <text:p>707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8" calcext:value-type="float">
            <text:p>708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1" calcext:value-type="float">
            <text:p>71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4" calcext:value-type="float">
            <text:p>724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5" calcext:value-type="float">
            <text:p>72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29" calcext:value-type="float">
            <text:p>729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6" calcext:value-type="float">
            <text:p>736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0" calcext:value-type="float">
            <text:p>740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3" calcext:value-type="float">
            <text:p>74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4" calcext:value-type="float">
            <text:p>744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7" calcext:value-type="float">
            <text:p>747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49" calcext:value-type="float">
            <text:p>749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2" calcext:value-type="float">
            <text:p>752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3" calcext:value-type="float">
            <text:p>753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4" calcext:value-type="float">
            <text:p>75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5" calcext:value-type="float">
            <text:p>755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6" calcext:value-type="float">
            <text:p>756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7" calcext:value-type="float">
            <text:p>757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8" calcext:value-type="float">
            <text:p>758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59" calcext:value-type="float">
            <text:p>759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2" calcext:value-type="float">
            <text:p>762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3" calcext:value-type="float">
            <text:p>763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5" calcext:value-type="float">
            <text:p>76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6" calcext:value-type="float">
            <text:p>766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8" calcext:value-type="float">
            <text:p>768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3" calcext:value-type="float">
            <text:p>773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5" calcext:value-type="float">
            <text:p>775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6" calcext:value-type="float">
            <text:p>776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7" calcext:value-type="float">
            <text:p>777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8" calcext:value-type="float">
            <text:p>778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79" calcext:value-type="float">
            <text:p>779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0" calcext:value-type="float">
            <text:p>780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3" calcext:value-type="float">
            <text:p>783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6" calcext:value-type="float">
            <text:p>78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8" calcext:value-type="float">
            <text:p>788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2" calcext:value-type="float">
            <text:p>792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4" calcext:value-type="float">
            <text:p>794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6" calcext:value-type="float">
            <text:p>796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7" calcext:value-type="float">
            <text:p>797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8" calcext:value-type="float">
            <text:p>798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799" calcext:value-type="float">
            <text:p>799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1" calcext:value-type="float">
            <text:p>801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3" calcext:value-type="float">
            <text:p>803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6" calcext:value-type="float">
            <text:p>806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8" calcext:value-type="float">
            <text:p>808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1" calcext:value-type="float">
            <text:p>811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3" office:value-type="float" office:value="2003" calcext:value-type="float">
            <text:p>2003</text:p>
          </table:table-cell>
          <table:table-cell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3" calcext:value-type="float">
            <text:p>81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4" calcext:value-type="float">
            <text:p>81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7" calcext:value-type="float">
            <text:p>817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8" calcext:value-type="float">
            <text:p>81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19" calcext:value-type="float">
            <text:p>819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1" calcext:value-type="float">
            <text:p>82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2" calcext:value-type="float">
            <text:p>82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6" calcext:value-type="float">
            <text:p>82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7" calcext:value-type="float">
            <text:p>82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8" calcext:value-type="float">
            <text:p>82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29" calcext:value-type="float">
            <text:p>8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2" calcext:value-type="float">
            <text:p>832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3" calcext:value-type="float">
            <text:p>83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4" calcext:value-type="float">
            <text:p>834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7" calcext:value-type="float">
            <text:p>83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8" calcext:value-type="float">
            <text:p>83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39" calcext:value-type="float">
            <text:p>83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1" calcext:value-type="float">
            <text:p>84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2" calcext:value-type="float">
            <text:p>84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4" calcext:value-type="float">
            <text:p>84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6" calcext:value-type="float">
            <text:p>84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8" calcext:value-type="float">
            <text:p>84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49" calcext:value-type="float">
            <text:p>84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3" calcext:value-type="float">
            <text:p>85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4" calcext:value-type="float">
            <text:p>85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5" calcext:value-type="float">
            <text:p>85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6" calcext:value-type="float">
            <text:p>85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8" calcext:value-type="float">
            <text:p>85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59" calcext:value-type="float">
            <text:p>85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0" calcext:value-type="float">
            <text:p>86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1" calcext:value-type="float">
            <text:p>86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2" calcext:value-type="float">
            <text:p>86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3" calcext:value-type="float">
            <text:p>86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4" calcext:value-type="float">
            <text:p>86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5" calcext:value-type="float">
            <text:p>86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8" calcext:value-type="float">
            <text:p>86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1" calcext:value-type="float">
            <text:p>87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3" calcext:value-type="float">
            <text:p>87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4" calcext:value-type="float">
            <text:p>87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5" calcext:value-type="float">
            <text:p>875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8" calcext:value-type="float">
            <text:p>87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79" calcext:value-type="float">
            <text:p>879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1" calcext:value-type="float">
            <text:p>88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2" calcext:value-type="float">
            <text:p>882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3" calcext:value-type="float">
            <text:p>883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4" calcext:value-type="float">
            <text:p>884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5" calcext:value-type="float">
            <text:p>885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8" calcext:value-type="float">
            <text:p>888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4" calcext:value-type="float">
            <text:p>894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5" calcext:value-type="float">
            <text:p>89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7" calcext:value-type="float">
            <text:p>897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899" calcext:value-type="float">
            <text:p>899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1" calcext:value-type="float">
            <text:p>901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3" calcext:value-type="float">
            <text:p>903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6" calcext:value-type="float">
            <text:p>90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7" calcext:value-type="float">
            <text:p>907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0" calcext:value-type="float">
            <text:p>91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1" calcext:value-type="float">
            <text:p>911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2" calcext:value-type="float">
            <text:p>912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3" calcext:value-type="float">
            <text:p>91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4" calcext:value-type="float">
            <text:p>914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5" calcext:value-type="float">
            <text:p>915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8" calcext:value-type="float">
            <text:p>918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19" calcext:value-type="float">
            <text:p>919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1" calcext:value-type="float">
            <text:p>92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2" calcext:value-type="float">
            <text:p>922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3" calcext:value-type="float">
            <text:p>923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4" calcext:value-type="float">
            <text:p>924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5" calcext:value-type="float">
            <text:p>925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6" calcext:value-type="float">
            <text:p>926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7" calcext:value-type="float">
            <text:p>927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0" calcext:value-type="float">
            <text:p>930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1" calcext:value-type="float">
            <text:p>93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4" calcext:value-type="float">
            <text:p>934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2" calcext:value-type="float">
            <text:p>942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4" calcext:value-type="float">
            <text:p>94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5" calcext:value-type="float">
            <text:p>94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6" calcext:value-type="float">
            <text:p>946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7" calcext:value-type="float">
            <text:p>947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8" calcext:value-type="float">
            <text:p>94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49" calcext:value-type="float">
            <text:p>949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1" calcext:value-type="float">
            <text:p>95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3" calcext:value-type="float">
            <text:p>953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4" calcext:value-type="float">
            <text:p>954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5" calcext:value-type="float">
            <text:p>955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6" calcext:value-type="float">
            <text:p>956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7" calcext:value-type="float">
            <text:p>957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8" calcext:value-type="float">
            <text:p>958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0" calcext:value-type="float">
            <text:p>960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1" calcext:value-type="float">
            <text:p>961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2" calcext:value-type="float">
            <text:p>96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5" calcext:value-type="float">
            <text:p>965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6" calcext:value-type="float">
            <text:p>966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7" calcext:value-type="float">
            <text:p>967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69" calcext:value-type="float">
            <text:p>969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2" calcext:value-type="float">
            <text:p>972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3" calcext:value-type="float">
            <text:p>973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5" calcext:value-type="float">
            <text:p>97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6" calcext:value-type="float">
            <text:p>976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7" calcext:value-type="float">
            <text:p>977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8" calcext:value-type="float">
            <text:p>978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79" calcext:value-type="float">
            <text:p>979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0" calcext:value-type="float">
            <text:p>980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1" calcext:value-type="float">
            <text:p>981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3" calcext:value-type="float">
            <text:p>983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4" calcext:value-type="float">
            <text:p>984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6" calcext:value-type="float">
            <text:p>986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8" calcext:value-type="float">
            <text:p>988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1" calcext:value-type="float">
            <text:p>99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5" calcext:value-type="float">
            <text:p>995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8" calcext:value-type="float">
            <text:p>998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999" calcext:value-type="float">
            <text:p>999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1" calcext:value-type="float">
            <text:p>1001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6" calcext:value-type="float">
            <text:p>1006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7" calcext:value-type="float">
            <text:p>1007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8" calcext:value-type="float">
            <text:p>1008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09" calcext:value-type="float">
            <text:p>1009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0" calcext:value-type="float">
            <text:p>1010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1" calcext:value-type="float">
            <text:p>101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2" calcext:value-type="float">
            <text:p>1012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4" calcext:value-type="float">
            <text:p>1014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4" office:value-type="float" office:value="2004" calcext:value-type="float">
            <text:p>2004</text:p>
          </table:table-cell>
          <table:table-cell office:value-type="float" office:value="1015" calcext:value-type="float">
            <text:p>101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6" calcext:value-type="float">
            <text:p>10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7" calcext:value-type="float">
            <text:p>101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19" calcext:value-type="float">
            <text:p>101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1" calcext:value-type="float">
            <text:p>102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2" calcext:value-type="float">
            <text:p>1022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4" calcext:value-type="float">
            <text:p>10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5" calcext:value-type="float">
            <text:p>102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6" calcext:value-type="float">
            <text:p>102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7" calcext:value-type="float">
            <text:p>102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8" calcext:value-type="float">
            <text:p>102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29" calcext:value-type="float">
            <text:p>102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0" calcext:value-type="float">
            <text:p>103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2" calcext:value-type="float">
            <text:p>103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4" calcext:value-type="float">
            <text:p>103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6" calcext:value-type="float">
            <text:p>103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7" calcext:value-type="float">
            <text:p>1037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8" calcext:value-type="float">
            <text:p>103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39" calcext:value-type="float">
            <text:p>103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1" calcext:value-type="float">
            <text:p>104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2" calcext:value-type="float">
            <text:p>104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5" calcext:value-type="float">
            <text:p>104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8" calcext:value-type="float">
            <text:p>104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49" calcext:value-type="float">
            <text:p>104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0" calcext:value-type="float">
            <text:p>105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1" calcext:value-type="float">
            <text:p>105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3" calcext:value-type="float">
            <text:p>105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5" calcext:value-type="float">
            <text:p>105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7" calcext:value-type="float">
            <text:p>105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59" calcext:value-type="float">
            <text:p>105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0" calcext:value-type="float">
            <text:p>106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1" calcext:value-type="float">
            <text:p>106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2" calcext:value-type="float">
            <text:p>106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3" calcext:value-type="float">
            <text:p>106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4" calcext:value-type="float">
            <text:p>106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5" calcext:value-type="float">
            <text:p>106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7" calcext:value-type="float">
            <text:p>106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8" calcext:value-type="float">
            <text:p>106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69" calcext:value-type="float">
            <text:p>106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0" calcext:value-type="float">
            <text:p>107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1" calcext:value-type="float">
            <text:p>107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2" calcext:value-type="float">
            <text:p>1072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3" calcext:value-type="float">
            <text:p>107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4" calcext:value-type="float">
            <text:p>107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5" calcext:value-type="float">
            <text:p>1075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6" calcext:value-type="float">
            <text:p>107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8" calcext:value-type="float">
            <text:p>1078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79" calcext:value-type="float">
            <text:p>1079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2" calcext:value-type="float">
            <text:p>108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5" calcext:value-type="float">
            <text:p>108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6" calcext:value-type="float">
            <text:p>1086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7" calcext:value-type="float">
            <text:p>108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8" calcext:value-type="float">
            <text:p>108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0" calcext:value-type="float">
            <text:p>109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1" calcext:value-type="float">
            <text:p>1091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2" calcext:value-type="float">
            <text:p>1092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3" calcext:value-type="float">
            <text:p>109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4" calcext:value-type="float">
            <text:p>1094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5" calcext:value-type="float">
            <text:p>109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6" calcext:value-type="float">
            <text:p>109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7" calcext:value-type="float">
            <text:p>1097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1" calcext:value-type="float">
            <text:p>1101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3" calcext:value-type="float">
            <text:p>1103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4" calcext:value-type="float">
            <text:p>1104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5" calcext:value-type="float">
            <text:p>110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6" calcext:value-type="float">
            <text:p>110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7" calcext:value-type="float">
            <text:p>1107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09" calcext:value-type="float">
            <text:p>1109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0" calcext:value-type="float">
            <text:p>111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1" calcext:value-type="float">
            <text:p>111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2" calcext:value-type="float">
            <text:p>111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3" calcext:value-type="float">
            <text:p>111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4" calcext:value-type="float">
            <text:p>1114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5" calcext:value-type="float">
            <text:p>1115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6" calcext:value-type="float">
            <text:p>1116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7" calcext:value-type="float">
            <text:p>1117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8" calcext:value-type="float">
            <text:p>1118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0" calcext:value-type="float">
            <text:p>112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1" calcext:value-type="float">
            <text:p>112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2" calcext:value-type="float">
            <text:p>1122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3" calcext:value-type="float">
            <text:p>1123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4" calcext:value-type="float">
            <text:p>1124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6" calcext:value-type="float">
            <text:p>1126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7" calcext:value-type="float">
            <text:p>112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8" calcext:value-type="float">
            <text:p>1128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29" calcext:value-type="float">
            <text:p>1129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0" calcext:value-type="float">
            <text:p>1130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1" calcext:value-type="float">
            <text:p>113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2" calcext:value-type="float">
            <text:p>113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3" calcext:value-type="float">
            <text:p>1133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4" calcext:value-type="float">
            <text:p>113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5" calcext:value-type="float">
            <text:p>1135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6" calcext:value-type="float">
            <text:p>1136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7" calcext:value-type="float">
            <text:p>1137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8" calcext:value-type="float">
            <text:p>1138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39" calcext:value-type="float">
            <text:p>1139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1" calcext:value-type="float">
            <text:p>114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3" calcext:value-type="float">
            <text:p>1143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4" calcext:value-type="float">
            <text:p>1144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5" calcext:value-type="float">
            <text:p>1145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6" calcext:value-type="float">
            <text:p>1146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7" calcext:value-type="float">
            <text:p>1147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8" calcext:value-type="float">
            <text:p>1148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1" calcext:value-type="float">
            <text:p>115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2" calcext:value-type="float">
            <text:p>1152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3" calcext:value-type="float">
            <text:p>1153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4" calcext:value-type="float">
            <text:p>1154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5" calcext:value-type="float">
            <text:p>1155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6" calcext:value-type="float">
            <text:p>1156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7" calcext:value-type="float">
            <text:p>1157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8" calcext:value-type="float">
            <text:p>1158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59" calcext:value-type="float">
            <text:p>115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0" calcext:value-type="float">
            <text:p>1160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2" calcext:value-type="float">
            <text:p>1162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3" calcext:value-type="float">
            <text:p>1163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4" calcext:value-type="float">
            <text:p>1164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5" calcext:value-type="float">
            <text:p>1165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6" calcext:value-type="float">
            <text:p>1166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7" calcext:value-type="float">
            <text:p>1167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8" calcext:value-type="float">
            <text:p>1168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69" calcext:value-type="float">
            <text:p>1169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0" calcext:value-type="float">
            <text:p>1170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1" calcext:value-type="float">
            <text:p>1171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2" calcext:value-type="float">
            <text:p>117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3" calcext:value-type="float">
            <text:p>1173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4" calcext:value-type="float">
            <text:p>1174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5" calcext:value-type="float">
            <text:p>1175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6" calcext:value-type="float">
            <text:p>1176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8" calcext:value-type="float">
            <text:p>1178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0" calcext:value-type="float">
            <text:p>1180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1" calcext:value-type="float">
            <text:p>118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3" calcext:value-type="float">
            <text:p>1183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4" calcext:value-type="float">
            <text:p>1184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5" calcext:value-type="float">
            <text:p>1185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7" calcext:value-type="float">
            <text:p>118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8" calcext:value-type="float">
            <text:p>1188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89" calcext:value-type="float">
            <text:p>1189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0" calcext:value-type="float">
            <text:p>1190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1" calcext:value-type="float">
            <text:p>1191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2" calcext:value-type="float">
            <text:p>1192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4" calcext:value-type="float">
            <text:p>1194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5" calcext:value-type="float">
            <text:p>1195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6" calcext:value-type="float">
            <text:p>1196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7" calcext:value-type="float">
            <text:p>1197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8" calcext:value-type="float">
            <text:p>1198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199" calcext:value-type="float">
            <text:p>1199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1" calcext:value-type="float">
            <text:p>1201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2" calcext:value-type="float">
            <text:p>1202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4" calcext:value-type="float">
            <text:p>1204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5" calcext:value-type="float">
            <text:p>1205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6" calcext:value-type="float">
            <text:p>1206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7" calcext:value-type="float">
            <text:p>1207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8" calcext:value-type="float">
            <text:p>1208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09" calcext:value-type="float">
            <text:p>1209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0" calcext:value-type="float">
            <text:p>1210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1" calcext:value-type="float">
            <text:p>1211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2" calcext:value-type="float">
            <text:p>1212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3" calcext:value-type="float">
            <text:p>1213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4" calcext:value-type="float">
            <text:p>1214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5" calcext:value-type="float">
            <text:p>121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7" calcext:value-type="float">
            <text:p>1217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5" office:value-type="float" office:value="2005" calcext:value-type="float">
            <text:p>2005</text:p>
          </table:table-cell>
          <table:table-cell office:value-type="float" office:value="1218" calcext:value-type="float">
            <text:p>121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19" calcext:value-type="float">
            <text:p>121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0" calcext:value-type="float">
            <text:p>122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1" calcext:value-type="float">
            <text:p>122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2" calcext:value-type="float">
            <text:p>122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3" calcext:value-type="float">
            <text:p>1223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4" calcext:value-type="float">
            <text:p>12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6" calcext:value-type="float">
            <text:p>122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8" calcext:value-type="float">
            <text:p>122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29" calcext:value-type="float">
            <text:p>122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2" calcext:value-type="float">
            <text:p>123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3" calcext:value-type="float">
            <text:p>12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5" calcext:value-type="float">
            <text:p>123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6" calcext:value-type="float">
            <text:p>123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8" calcext:value-type="float">
            <text:p>1238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1" calcext:value-type="float">
            <text:p>124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2" calcext:value-type="float">
            <text:p>124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3" calcext:value-type="float">
            <text:p>124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5" calcext:value-type="float">
            <text:p>124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7" calcext:value-type="float">
            <text:p>1247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8" calcext:value-type="float">
            <text:p>124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49" calcext:value-type="float">
            <text:p>124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1" calcext:value-type="float">
            <text:p>125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3" calcext:value-type="float">
            <text:p>125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6" calcext:value-type="float">
            <text:p>125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8" calcext:value-type="float">
            <text:p>125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59" calcext:value-type="float">
            <text:p>125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1" calcext:value-type="float">
            <text:p>126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2" calcext:value-type="float">
            <text:p>126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5" calcext:value-type="float">
            <text:p>126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8" calcext:value-type="float">
            <text:p>126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0" calcext:value-type="float">
            <text:p>127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2" calcext:value-type="float">
            <text:p>127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6" calcext:value-type="float">
            <text:p>127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79" calcext:value-type="float">
            <text:p>127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0" calcext:value-type="float">
            <text:p>128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3" calcext:value-type="float">
            <text:p>128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4" calcext:value-type="float">
            <text:p>128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7" calcext:value-type="float">
            <text:p>128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0" calcext:value-type="float">
            <text:p>129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1" calcext:value-type="float">
            <text:p>1291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2" calcext:value-type="float">
            <text:p>1292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5" calcext:value-type="float">
            <text:p>129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7" calcext:value-type="float">
            <text:p>1297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0" calcext:value-type="float">
            <text:p>130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2" calcext:value-type="float">
            <text:p>1302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3" calcext:value-type="float">
            <text:p>130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4" calcext:value-type="float">
            <text:p>130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5" calcext:value-type="float">
            <text:p>1305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6" calcext:value-type="float">
            <text:p>130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8" calcext:value-type="float">
            <text:p>130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0" calcext:value-type="float">
            <text:p>131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1" calcext:value-type="float">
            <text:p>131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2" calcext:value-type="float">
            <text:p>1312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5" calcext:value-type="float">
            <text:p>131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6" calcext:value-type="float">
            <text:p>131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8" calcext:value-type="float">
            <text:p>1318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19" calcext:value-type="float">
            <text:p>1319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0" calcext:value-type="float">
            <text:p>132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1" calcext:value-type="float">
            <text:p>132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2" calcext:value-type="float">
            <text:p>132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3" calcext:value-type="float">
            <text:p>1323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6" calcext:value-type="float">
            <text:p>1326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7" calcext:value-type="float">
            <text:p>1327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8" calcext:value-type="float">
            <text:p>1328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29" calcext:value-type="float">
            <text:p>132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1" calcext:value-type="float">
            <text:p>133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2" calcext:value-type="float">
            <text:p>133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3" calcext:value-type="float">
            <text:p>133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4" calcext:value-type="float">
            <text:p>1334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5" calcext:value-type="float">
            <text:p>1335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6" calcext:value-type="float">
            <text:p>133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7" calcext:value-type="float">
            <text:p>1337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39" calcext:value-type="float">
            <text:p>133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0" calcext:value-type="float">
            <text:p>1340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3" calcext:value-type="float">
            <text:p>134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4" calcext:value-type="float">
            <text:p>1344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5" calcext:value-type="float">
            <text:p>134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6" calcext:value-type="float">
            <text:p>1346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8" calcext:value-type="float">
            <text:p>1348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49" calcext:value-type="float">
            <text:p>1349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2" calcext:value-type="float">
            <text:p>135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3" calcext:value-type="float">
            <text:p>1353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5" calcext:value-type="float">
            <text:p>135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7" calcext:value-type="float">
            <text:p>1357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8" calcext:value-type="float">
            <text:p>1358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59" calcext:value-type="float">
            <text:p>1359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0" calcext:value-type="float">
            <text:p>1360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1" calcext:value-type="float">
            <text:p>1361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2" calcext:value-type="float">
            <text:p>136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3" calcext:value-type="float">
            <text:p>136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4" calcext:value-type="float">
            <text:p>136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5" calcext:value-type="float">
            <text:p>1365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6" calcext:value-type="float">
            <text:p>1366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7" calcext:value-type="float">
            <text:p>1367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8" calcext:value-type="float">
            <text:p>1368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69" calcext:value-type="float">
            <text:p>1369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0" calcext:value-type="float">
            <text:p>1370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3" calcext:value-type="float">
            <text:p>1373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4" calcext:value-type="float">
            <text:p>1374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5" calcext:value-type="float">
            <text:p>1375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6" calcext:value-type="float">
            <text:p>1376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7" calcext:value-type="float">
            <text:p>1377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8" calcext:value-type="float">
            <text:p>1378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79" calcext:value-type="float">
            <text:p>1379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0" calcext:value-type="float">
            <text:p>1380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1" calcext:value-type="float">
            <text:p>1381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2" calcext:value-type="float">
            <text:p>1382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4" calcext:value-type="float">
            <text:p>1384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5" calcext:value-type="float">
            <text:p>1385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6" calcext:value-type="float">
            <text:p>1386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7" calcext:value-type="float">
            <text:p>1387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8" calcext:value-type="float">
            <text:p>1388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89" calcext:value-type="float">
            <text:p>1389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1" calcext:value-type="float">
            <text:p>1391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2" calcext:value-type="float">
            <text:p>1392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4" calcext:value-type="float">
            <text:p>1394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6" calcext:value-type="float">
            <text:p>1396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7" calcext:value-type="float">
            <text:p>1397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8" calcext:value-type="float">
            <text:p>1398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399" calcext:value-type="float">
            <text:p>1399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0" calcext:value-type="float">
            <text:p>1400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1" calcext:value-type="float">
            <text:p>1401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3" calcext:value-type="float">
            <text:p>1403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4" calcext:value-type="float">
            <text:p>1404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5" calcext:value-type="float">
            <text:p>1405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6" calcext:value-type="float">
            <text:p>1406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7" calcext:value-type="float">
            <text:p>1407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8" calcext:value-type="float">
            <text:p>1408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09" calcext:value-type="float">
            <text:p>1409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0" calcext:value-type="float">
            <text:p>141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1" calcext:value-type="float">
            <text:p>141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2" calcext:value-type="float">
            <text:p>1412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3" calcext:value-type="float">
            <text:p>1413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5" calcext:value-type="float">
            <text:p>1415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6" calcext:value-type="float">
            <text:p>1416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7" calcext:value-type="float">
            <text:p>141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8" calcext:value-type="float">
            <text:p>1418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19" calcext:value-type="float">
            <text:p>1419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20" calcext:value-type="float">
            <text:p>1420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6"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2" calcext:value-type="float">
            <text:p>142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3" calcext:value-type="float">
            <text:p>142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4" calcext:value-type="float">
            <text:p>14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5" calcext:value-type="float">
            <text:p>142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6" calcext:value-type="float">
            <text:p>1426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7" calcext:value-type="float">
            <text:p>142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29" calcext:value-type="float">
            <text:p>142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0" calcext:value-type="float">
            <text:p>143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2" calcext:value-type="float">
            <text:p>143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5" calcext:value-type="float">
            <text:p>143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39" calcext:value-type="float">
            <text:p>143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1" calcext:value-type="float">
            <text:p>1441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2" calcext:value-type="float">
            <text:p>144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3" calcext:value-type="float">
            <text:p>1443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4" calcext:value-type="float">
            <text:p>144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5" calcext:value-type="float">
            <text:p>144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7" calcext:value-type="float">
            <text:p>144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8" calcext:value-type="float">
            <text:p>144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49" calcext:value-type="float">
            <text:p>144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0" calcext:value-type="float">
            <text:p>145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1" calcext:value-type="float">
            <text:p>145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2" calcext:value-type="float">
            <text:p>145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3" calcext:value-type="float">
            <text:p>145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4" calcext:value-type="float">
            <text:p>145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5" calcext:value-type="float">
            <text:p>145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6" calcext:value-type="float">
            <text:p>145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8" calcext:value-type="float">
            <text:p>145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59" calcext:value-type="float">
            <text:p>145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0" calcext:value-type="float">
            <text:p>146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1" calcext:value-type="float">
            <text:p>146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2" calcext:value-type="float">
            <text:p>1462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3" calcext:value-type="float">
            <text:p>146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4" calcext:value-type="float">
            <text:p>146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5" calcext:value-type="float">
            <text:p>146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6" calcext:value-type="float">
            <text:p>146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7" calcext:value-type="float">
            <text:p>146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8" calcext:value-type="float">
            <text:p>146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69" calcext:value-type="float">
            <text:p>1469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0" calcext:value-type="float">
            <text:p>147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1" calcext:value-type="float">
            <text:p>147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3" calcext:value-type="float">
            <text:p>147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4" calcext:value-type="float">
            <text:p>147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5" calcext:value-type="float">
            <text:p>147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7" calcext:value-type="float">
            <text:p>1477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79" calcext:value-type="float">
            <text:p>147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1" calcext:value-type="float">
            <text:p>148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2" calcext:value-type="float">
            <text:p>1482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3" calcext:value-type="float">
            <text:p>1483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4" calcext:value-type="float">
            <text:p>1484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5" calcext:value-type="float">
            <text:p>1485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6" calcext:value-type="float">
            <text:p>148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7" calcext:value-type="float">
            <text:p>1487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8" calcext:value-type="float">
            <text:p>148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89" calcext:value-type="float">
            <text:p>1489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0" calcext:value-type="float">
            <text:p>149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1" calcext:value-type="float">
            <text:p>149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2" calcext:value-type="float">
            <text:p>1492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3" calcext:value-type="float">
            <text:p>149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4" calcext:value-type="float">
            <text:p>149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5" calcext:value-type="float">
            <text:p>1495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6" calcext:value-type="float">
            <text:p>149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7" calcext:value-type="float">
            <text:p>1497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8" calcext:value-type="float">
            <text:p>149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1" calcext:value-type="float">
            <text:p>1501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3" calcext:value-type="float">
            <text:p>1503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4" calcext:value-type="float">
            <text:p>1504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5" calcext:value-type="float">
            <text:p>1505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6" calcext:value-type="float">
            <text:p>150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7" calcext:value-type="float">
            <text:p>1507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8" calcext:value-type="float">
            <text:p>150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09" calcext:value-type="float">
            <text:p>1509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1" calcext:value-type="float">
            <text:p>1511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2" calcext:value-type="float">
            <text:p>1512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3" calcext:value-type="float">
            <text:p>1513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4" calcext:value-type="float">
            <text:p>1514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5" calcext:value-type="float">
            <text:p>151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6" calcext:value-type="float">
            <text:p>151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7" calcext:value-type="float">
            <text:p>1517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8" calcext:value-type="float">
            <text:p>1518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19" calcext:value-type="float">
            <text:p>151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1" calcext:value-type="float">
            <text:p>152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2" calcext:value-type="float">
            <text:p>1522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3" calcext:value-type="float">
            <text:p>1523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4" calcext:value-type="float">
            <text:p>1524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5" calcext:value-type="float">
            <text:p>152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6" calcext:value-type="float">
            <text:p>1526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7" calcext:value-type="float">
            <text:p>1527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8" calcext:value-type="float">
            <text:p>1528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29" calcext:value-type="float">
            <text:p>152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0" calcext:value-type="float">
            <text:p>153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1" calcext:value-type="float">
            <text:p>1531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2" calcext:value-type="float">
            <text:p>153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3" calcext:value-type="float">
            <text:p>1533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4" calcext:value-type="float">
            <text:p>1534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5" calcext:value-type="float">
            <text:p>153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6" calcext:value-type="float">
            <text:p>1536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7" calcext:value-type="float">
            <text:p>1537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8" calcext:value-type="float">
            <text:p>1538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39" calcext:value-type="float">
            <text:p>1539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0" calcext:value-type="float">
            <text:p>154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2" calcext:value-type="float">
            <text:p>1542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3" calcext:value-type="float">
            <text:p>1543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4" calcext:value-type="float">
            <text:p>1544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5" calcext:value-type="float">
            <text:p>1545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7" calcext:value-type="float">
            <text:p>1547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8" calcext:value-type="float">
            <text:p>1548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49" calcext:value-type="float">
            <text:p>154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1" calcext:value-type="float">
            <text:p>1551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2" calcext:value-type="float">
            <text:p>155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3" calcext:value-type="float">
            <text:p>1553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4" calcext:value-type="float">
            <text:p>1554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5" calcext:value-type="float">
            <text:p>1555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6" calcext:value-type="float">
            <text:p>1556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7" calcext:value-type="float">
            <text:p>1557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8" calcext:value-type="float">
            <text:p>155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59" calcext:value-type="float">
            <text:p>1559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0" calcext:value-type="float">
            <text:p>1560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1" calcext:value-type="float">
            <text:p>1561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3" calcext:value-type="float">
            <text:p>1563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4" calcext:value-type="float">
            <text:p>1564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5" calcext:value-type="float">
            <text:p>1565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6" calcext:value-type="float">
            <text:p>1566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7" calcext:value-type="float">
            <text:p>156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8" calcext:value-type="float">
            <text:p>1568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69" calcext:value-type="float">
            <text:p>1569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0" calcext:value-type="float">
            <text:p>157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1" calcext:value-type="float">
            <text:p>1571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2" calcext:value-type="float">
            <text:p>1572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3" calcext:value-type="float">
            <text:p>1573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4" calcext:value-type="float">
            <text:p>1574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5" calcext:value-type="float">
            <text:p>1575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6" calcext:value-type="float">
            <text:p>1576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7" calcext:value-type="float">
            <text:p>1577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8" calcext:value-type="float">
            <text:p>1578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79" calcext:value-type="float">
            <text:p>1579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0" calcext:value-type="float">
            <text:p>1580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1" calcext:value-type="float">
            <text:p>1581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2" calcext:value-type="float">
            <text:p>1582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4" calcext:value-type="float">
            <text:p>158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5" calcext:value-type="float">
            <text:p>1585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6" calcext:value-type="float">
            <text:p>1586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7" calcext:value-type="float">
            <text:p>1587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8" calcext:value-type="float">
            <text:p>1588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89" calcext:value-type="float">
            <text:p>1589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0" calcext:value-type="float">
            <text:p>1590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1" calcext:value-type="float">
            <text:p>1591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2" calcext:value-type="float">
            <text:p>1592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3" calcext:value-type="float">
            <text:p>1593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4" calcext:value-type="float">
            <text:p>1594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5" calcext:value-type="float">
            <text:p>1595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6" calcext:value-type="float">
            <text:p>1596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7" calcext:value-type="float">
            <text:p>1597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8" calcext:value-type="float">
            <text:p>1598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599" calcext:value-type="float">
            <text:p>1599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0" calcext:value-type="float">
            <text:p>1600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1" calcext:value-type="float">
            <text:p>1601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2" calcext:value-type="float">
            <text:p>1602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3" calcext:value-type="float">
            <text:p>1603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5" calcext:value-type="float">
            <text:p>1605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6" calcext:value-type="float">
            <text:p>160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7" calcext:value-type="float">
            <text:p>1607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8" calcext:value-type="float">
            <text:p>1608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0" calcext:value-type="float">
            <text:p>1610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1" calcext:value-type="float">
            <text:p>1611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2" calcext:value-type="float">
            <text:p>1612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3" calcext:value-type="float">
            <text:p>1613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4" calcext:value-type="float">
            <text:p>1614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5" calcext:value-type="float">
            <text:p>1615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6" calcext:value-type="float">
            <text:p>1616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7" calcext:value-type="float">
            <text:p>1617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8" calcext:value-type="float">
            <text:p>1618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19" calcext:value-type="float">
            <text:p>1619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0" calcext:value-type="float">
            <text:p>162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1" calcext:value-type="float">
            <text:p>1621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2" calcext:value-type="float">
            <text:p>1622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3" calcext:value-type="float">
            <text:p>1623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2007" office:value-type="float" office:value="2007" calcext:value-type="float">
            <text:p>2007</text:p>
          </table:table-cell>
          <table:table-cell office:value-type="float" office:value="1624" calcext:value-type="float">
            <text:p>16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356</text:p>
          </table:table-cell>
          <table:table-cell office:value-type="string" calcext:value-type="string">
            <text:p>41.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5" calcext:value-type="float">
            <text:p>16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7" calcext:value-type="float">
            <text:p>162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216</text:p>
          </table:table-cell>
          <table:table-cell office:value-type="string" calcext:value-type="string">
            <text:p>69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8" calcext:value-type="float">
            <text:p>162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014</text:p>
          </table:table-cell>
          <table:table-cell office:value-type="string" calcext:value-type="string">
            <text:p>99.6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9" calcext:value-type="float">
            <text:p>1629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0" calcext:value-type="float">
            <text:p>163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73</text:p>
          </table:table-cell>
          <table:table-cell office:value-type="string" calcext:value-type="string">
            <text:p>81.7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1" calcext:value-type="float">
            <text:p>1631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2" calcext:value-type="float">
            <text:p>163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2.029</text:p>
          </table:table-cell>
          <table:table-cell office:value-type="string" calcext:value-type="string">
            <text:p>74.2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3" calcext:value-type="float">
            <text:p>163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4" calcext:value-type="float">
            <text:p>163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184</text:p>
          </table:table-cell>
          <table:table-cell office:value-type="string" calcext:value-type="string">
            <text:p>70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5" calcext:value-type="float">
            <text:p>163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6" calcext:value-type="float">
            <text:p>16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7" calcext:value-type="float">
            <text:p>163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381</text:p>
          </table:table-cell>
          <table:table-cell office:value-type="string" calcext:value-type="string">
            <text:p>65.4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8" calcext:value-type="float">
            <text:p>163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39" calcext:value-type="float">
            <text:p>163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0" calcext:value-type="float">
            <text:p>16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.882</text:p>
          </table:table-cell>
          <table:table-cell office:value-type="string" calcext:value-type="string">
            <text:p>77.9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1" calcext:value-type="float">
            <text:p>164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2" calcext:value-type="float">
            <text:p>164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3" calcext:value-type="float">
            <text:p>164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4" calcext:value-type="float">
            <text:p>1644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5" calcext:value-type="float">
            <text:p>164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.208</text:p>
          </table:table-cell>
          <table:table-cell office:value-type="string" calcext:value-type="string">
            <text:p>69.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6" calcext:value-type="float">
            <text:p>1646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8" calcext:value-type="float">
            <text:p>164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9" calcext:value-type="float">
            <text:p>164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0" calcext:value-type="float">
            <text:p>165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1" calcext:value-type="float">
            <text:p>165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258</text:p>
          </table:table-cell>
          <table:table-cell office:value-type="string" calcext:value-type="string">
            <text:p>93.5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2" calcext:value-type="float">
            <text:p>165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3" calcext:value-type="float">
            <text:p>165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4" calcext:value-type="float">
            <text:p>165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5" calcext:value-type="float">
            <text:p>165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486</text:p>
          </table:table-cell>
          <table:table-cell office:value-type="string" calcext:value-type="string">
            <text:p>62.8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6" calcext:value-type="float">
            <text:p>165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57" calcext:value-type="float">
            <text:p>1657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9" calcext:value-type="float">
            <text:p>165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0" calcext:value-type="float">
            <text:p>166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1" calcext:value-type="float">
            <text:p>166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1.941</text:p>
          </table:table-cell>
          <table:table-cell office:value-type="string" calcext:value-type="string">
            <text:p>76.4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2" calcext:value-type="float">
            <text:p>166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3" calcext:value-type="float">
            <text:p>166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671</text:p>
          </table:table-cell>
          <table:table-cell office:value-type="string" calcext:value-type="string">
            <text:p>58.2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4" calcext:value-type="float">
            <text:p>166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65" calcext:value-type="float">
            <text:p>1665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936</text:p>
          </table:table-cell>
          <table:table-cell office:value-type="string" calcext:value-type="string">
            <text:p>76.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6" calcext:value-type="float">
            <text:p>166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2.753</text:p>
          </table:table-cell>
          <table:table-cell office:value-type="string" calcext:value-type="string">
            <text:p>56.1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7" calcext:value-type="float">
            <text:p>166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409</text:p>
          </table:table-cell>
          <table:table-cell office:value-type="string" calcext:value-type="string">
            <text:p>64.7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9" calcext:value-type="float">
            <text:p>166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0" calcext:value-type="float">
            <text:p>167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2.142</text:p>
          </table:table-cell>
          <table:table-cell office:value-type="string" calcext:value-type="string">
            <text:p>71.4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2" calcext:value-type="float">
            <text:p>167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3" calcext:value-type="float">
            <text:p>167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042</text:p>
          </table:table-cell>
          <table:table-cell office:value-type="string" calcext:value-type="string">
            <text:p>98.9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4" calcext:value-type="float">
            <text:p>167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72</text:p>
          </table:table-cell>
          <table:table-cell office:value-type="float" office:value="82" calcext:value-type="float">
            <text:p>8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5" calcext:value-type="float">
            <text:p>167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202</text:p>
          </table:table-cell>
          <table:table-cell office:value-type="string" calcext:value-type="string">
            <text:p>94.9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6" calcext:value-type="float">
            <text:p>167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77" calcext:value-type="float">
            <text:p>1677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1.671</text:p>
          </table:table-cell>
          <table:table-cell office:value-type="string" calcext:value-type="string">
            <text:p>83.2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8" calcext:value-type="float">
            <text:p>167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432</text:p>
          </table:table-cell>
          <table:table-cell office:value-type="string" calcext:value-type="string">
            <text:p>89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9" calcext:value-type="float">
            <text:p>1679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0" calcext:value-type="float">
            <text:p>168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82</text:p>
          </table:table-cell>
          <table:table-cell office:value-type="string" calcext:value-type="string">
            <text:p>79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1" calcext:value-type="float">
            <text:p>168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825</text:p>
          </table:table-cell>
          <table:table-cell office:value-type="string" calcext:value-type="string">
            <text:p>79.3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2" calcext:value-type="float">
            <text:p>168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232</text:p>
          </table:table-cell>
          <table:table-cell office:value-type="string" calcext:value-type="string">
            <text:p>94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3" calcext:value-type="float">
            <text:p>168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11</text:p>
          </table:table-cell>
          <table:table-cell office:value-type="string" calcext:value-type="string">
            <text:p>89.7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4" calcext:value-type="float">
            <text:p>168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5" calcext:value-type="float">
            <text:p>1685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645</text:p>
          </table:table-cell>
          <table:table-cell office:value-type="string" calcext:value-type="string">
            <text:p>83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6" calcext:value-type="float">
            <text:p>168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666</text:p>
          </table:table-cell>
          <table:table-cell office:value-type="string" calcext:value-type="string">
            <text:p>58.3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7" calcext:value-type="float">
            <text:p>1687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8" calcext:value-type="float">
            <text:p>1688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0" calcext:value-type="float">
            <text:p>169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08</text:p>
          </table:table-cell>
          <table:table-cell office:value-type="float" office:value="98" calcext:value-type="float">
            <text:p>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1" calcext:value-type="float">
            <text:p>1691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2" calcext:value-type="float">
            <text:p>169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473</text:p>
          </table:table-cell>
          <table:table-cell office:value-type="string" calcext:value-type="string">
            <text:p>88.1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3" calcext:value-type="float">
            <text:p>169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2.663</text:p>
          </table:table-cell>
          <table:table-cell office:value-type="string" calcext:value-type="string">
            <text:p>58.4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5" calcext:value-type="float">
            <text:p>1695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6" calcext:value-type="float">
            <text:p>169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607</text:p>
          </table:table-cell>
          <table:table-cell office:value-type="string" calcext:value-type="string">
            <text:p>84.8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7" calcext:value-type="float">
            <text:p>1697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8" calcext:value-type="float">
            <text:p>1698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699" calcext:value-type="float">
            <text:p>1699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642</text:p>
          </table:table-cell>
          <table:table-cell office:value-type="string" calcext:value-type="string">
            <text:p>83.9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0" calcext:value-type="float">
            <text:p>1700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1" calcext:value-type="float">
            <text:p>170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575</text:p>
          </table:table-cell>
          <table:table-cell office:value-type="string" calcext:value-type="string">
            <text:p>85.6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2" calcext:value-type="float">
            <text:p>170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3" calcext:value-type="float">
            <text:p>1703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4" calcext:value-type="float">
            <text:p>1704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5" calcext:value-type="float">
            <text:p>1705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38</text:p>
          </table:table-cell>
          <table:table-cell office:value-type="string" calcext:value-type="string">
            <text:p>84.0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6" calcext:value-type="float">
            <text:p>170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419</text:p>
          </table:table-cell>
          <table:table-cell office:value-type="string" calcext:value-type="string">
            <text:p>89.5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7" calcext:value-type="float">
            <text:p>1707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08" calcext:value-type="float">
            <text:p>170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204</text:p>
          </table:table-cell>
          <table:table-cell office:value-type="string" calcext:value-type="string">
            <text:p>94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9" calcext:value-type="float">
            <text:p>1709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2.78</text:p>
          </table:table-cell>
          <table:table-cell office:value-type="string" calcext:value-type="string">
            <text:p>55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712</text:p>
          </table:table-cell>
          <table:table-cell office:value-type="string" calcext:value-type="string">
            <text:p>82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1" calcext:value-type="float">
            <text:p>171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28</text:p>
          </table:table-cell>
          <table:table-cell office:value-type="float" office:value="68" calcext:value-type="float">
            <text:p>6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2" calcext:value-type="float">
            <text:p>1712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3.549</text:p>
          </table:table-cell>
          <table:table-cell office:value-type="string" calcext:value-type="string">
            <text:p>36.2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3" calcext:value-type="float">
            <text:p>1713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4</text:p>
          </table:table-cell>
          <table:table-cell office:value-type="string" calcext:value-type="string">
            <text:p>94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4" calcext:value-type="float">
            <text:p>1714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5" calcext:value-type="float">
            <text:p>171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671</text:p>
          </table:table-cell>
          <table:table-cell office:value-type="string" calcext:value-type="string">
            <text:p>58.2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6" calcext:value-type="float">
            <text:p>171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101</text:p>
          </table:table-cell>
          <table:table-cell office:value-type="string" calcext:value-type="string">
            <text:p>97.4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7" calcext:value-type="float">
            <text:p>171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8" calcext:value-type="float">
            <text:p>171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426</text:p>
          </table:table-cell>
          <table:table-cell office:value-type="string" calcext:value-type="string">
            <text:p>89.3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0" calcext:value-type="float">
            <text:p>172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17</text:p>
          </table:table-cell>
          <table:table-cell office:value-type="string" calcext:value-type="string">
            <text:p>84.5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1" calcext:value-type="float">
            <text:p>172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471</text:p>
          </table:table-cell>
          <table:table-cell office:value-type="string" calcext:value-type="string">
            <text:p>63.2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2" calcext:value-type="float">
            <text:p>172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59</text:p>
          </table:table-cell>
          <table:table-cell office:value-type="string" calcext:value-type="string">
            <text:p>73.5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3" calcext:value-type="float">
            <text:p>1723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24" calcext:value-type="float">
            <text:p>1724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5" calcext:value-type="float">
            <text:p>1725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629</text:p>
          </table:table-cell>
          <table:table-cell office:value-type="string" calcext:value-type="string">
            <text:p>84.2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6" calcext:value-type="float">
            <text:p>172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7" calcext:value-type="float">
            <text:p>1727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226</text:p>
          </table:table-cell>
          <table:table-cell office:value-type="string" calcext:value-type="string">
            <text:p>94.3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8" calcext:value-type="float">
            <text:p>1728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3.022</text:p>
          </table:table-cell>
          <table:table-cell office:value-type="string" calcext:value-type="string">
            <text:p>49.4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9" calcext:value-type="float">
            <text:p>172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0" calcext:value-type="float">
            <text:p>173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2" calcext:value-type="float">
            <text:p>1732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3" calcext:value-type="float">
            <text:p>173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4" calcext:value-type="float">
            <text:p>1734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35" calcext:value-type="float">
            <text:p>1735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6" calcext:value-type="float">
            <text:p>1736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7" calcext:value-type="float">
            <text:p>1737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8" calcext:value-type="float">
            <text:p>173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9" calcext:value-type="float">
            <text:p>1739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0" calcext:value-type="float">
            <text:p>174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1.769</text:p>
          </table:table-cell>
          <table:table-cell office:value-type="string" calcext:value-type="string">
            <text:p>80.7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1" calcext:value-type="float">
            <text:p>1741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2" calcext:value-type="float">
            <text:p>174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3" calcext:value-type="float">
            <text:p>174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4" calcext:value-type="float">
            <text:p>1744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5" calcext:value-type="float">
            <text:p>1745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1.961</text:p>
          </table:table-cell>
          <table:table-cell office:value-type="string" calcext:value-type="string">
            <text:p>75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6" calcext:value-type="float">
            <text:p>1746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7" calcext:value-type="float">
            <text:p>1747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1</text:p>
          </table:table-cell>
          <table:table-cell office:value-type="string" calcext:value-type="string">
            <text:p>79.7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8" calcext:value-type="float">
            <text:p>1748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49" calcext:value-type="float">
            <text:p>1749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1" calcext:value-type="float">
            <text:p>175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709</text:p>
          </table:table-cell>
          <table:table-cell office:value-type="string" calcext:value-type="string">
            <text:p>82.2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894</text:p>
          </table:table-cell>
          <table:table-cell office:value-type="string" calcext:value-type="string">
            <text:p>52.6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3" calcext:value-type="float">
            <text:p>1753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4" calcext:value-type="float">
            <text:p>1754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55" calcext:value-type="float">
            <text:p>1755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6" calcext:value-type="float">
            <text:p>1756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605</text:p>
          </table:table-cell>
          <table:table-cell office:value-type="string" calcext:value-type="string">
            <text:p>84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7" calcext:value-type="float">
            <text:p>1757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1.851</text:p>
          </table:table-cell>
          <table:table-cell office:value-type="string" calcext:value-type="string">
            <text:p>78.7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8" calcext:value-type="float">
            <text:p>1758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2.149</text:p>
          </table:table-cell>
          <table:table-cell office:value-type="string" calcext:value-type="string">
            <text:p>71.2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9" calcext:value-type="float">
            <text:p>1759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0" calcext:value-type="float">
            <text:p>1760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1" calcext:value-type="float">
            <text:p>1761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2" calcext:value-type="float">
            <text:p>176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3" calcext:value-type="float">
            <text:p>1763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2.699</text:p>
          </table:table-cell>
          <table:table-cell office:value-type="string" calcext:value-type="string">
            <text:p>57.5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4" calcext:value-type="float">
            <text:p>1764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1.82</text:p>
          </table:table-cell>
          <table:table-cell office:value-type="string" calcext:value-type="string">
            <text:p>79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2.978</text:p>
          </table:table-cell>
          <table:table-cell office:value-type="string" calcext:value-type="string">
            <text:p>50.5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6" calcext:value-type="float">
            <text:p>1766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67" calcext:value-type="float">
            <text:p>1767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/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8" calcext:value-type="float">
            <text:p>1768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9" calcext:value-type="float">
            <text:p>1769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0" calcext:value-type="float">
            <text:p>1770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1" calcext:value-type="float">
            <text:p>177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529</text:p>
          </table:table-cell>
          <table:table-cell office:value-type="string" calcext:value-type="string">
            <text:p>86.7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204</text:p>
          </table:table-cell>
          <table:table-cell office:value-type="string" calcext:value-type="string">
            <text:p>69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4" calcext:value-type="float">
            <text:p>1774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221</text:p>
          </table:table-cell>
          <table:table-cell office:value-type="string" calcext:value-type="string">
            <text:p>94.4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5" calcext:value-type="float">
            <text:p>1775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15</text:p>
          </table:table-cell>
          <table:table-cell office:value-type="string" calcext:value-type="string">
            <text:p>99.6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6" calcext:value-type="float">
            <text:p>1776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015</text:p>
          </table:table-cell>
          <table:table-cell office:value-type="string" calcext:value-type="string">
            <text:p>99.6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7" calcext:value-type="float">
            <text:p>1777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1.82</text:p>
          </table:table-cell>
          <table:table-cell office:value-type="string" calcext:value-type="string">
            <text:p>79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8" calcext:value-type="float">
            <text:p>1778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2.737</text:p>
          </table:table-cell>
          <table:table-cell office:value-type="string" calcext:value-type="string">
            <text:p>56.5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9" calcext:value-type="float">
            <text:p>1779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37</text:p>
          </table:table-cell>
          <table:table-cell office:value-type="string" calcext:value-type="string">
            <text:p>99.0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0" calcext:value-type="float">
            <text:p>1780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446</text:p>
          </table:table-cell>
          <table:table-cell office:value-type="string" calcext:value-type="string">
            <text:p>88.8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1" calcext:value-type="float">
            <text:p>178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331</text:p>
          </table:table-cell>
          <table:table-cell office:value-type="string" calcext:value-type="string">
            <text:p>66.7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2" calcext:value-type="float">
            <text:p>1782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3" calcext:value-type="float">
            <text:p>1783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5" calcext:value-type="float">
            <text:p>1785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6" calcext:value-type="float">
            <text:p>1786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7" calcext:value-type="float">
            <text:p>1787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8" calcext:value-type="float">
            <text:p>1788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0" calcext:value-type="float">
            <text:p>1790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1" calcext:value-type="float">
            <text:p>1791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1.851</text:p>
          </table:table-cell>
          <table:table-cell office:value-type="string" calcext:value-type="string">
            <text:p>78.7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2" calcext:value-type="float">
            <text:p>1792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3" calcext:value-type="float">
            <text:p>1793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5" calcext:value-type="float">
            <text:p>1795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6" calcext:value-type="float">
            <text:p>1796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22</text:p>
          </table:table-cell>
          <table:table-cell office:value-type="string" calcext:value-type="string">
            <text:p>94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7" calcext:value-type="float">
            <text:p>1797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8" calcext:value-type="float">
            <text:p>1798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432</text:p>
          </table:table-cell>
          <table:table-cell office:value-type="string" calcext:value-type="string">
            <text:p>39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9" calcext:value-type="float">
            <text:p>179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561</text:p>
          </table:table-cell>
          <table:table-cell office:value-type="string" calcext:value-type="string">
            <text:p>35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0" calcext:value-type="float">
            <text:p>1800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/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1" calcext:value-type="float">
            <text:p>1801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2.541</text:p>
          </table:table-cell>
          <table:table-cell office:value-type="string" calcext:value-type="string">
            <text:p>61.4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2" calcext:value-type="float">
            <text:p>1802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02</text:p>
          </table:table-cell>
          <table:table-cell office:value-type="string" calcext:value-type="string">
            <text:p>99.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3" calcext:value-type="float">
            <text:p>1803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4" calcext:value-type="float">
            <text:p>1804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05" calcext:value-type="float">
            <text:p>1805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286</text:p>
          </table:table-cell>
          <table:table-cell office:value-type="string" calcext:value-type="string">
            <text:p>67.8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6" calcext:value-type="float">
            <text:p>1806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7" calcext:value-type="float">
            <text:p>1807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8" calcext:value-type="float">
            <text:p>1808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3.287</text:p>
          </table:table-cell>
          <table:table-cell office:value-type="string" calcext:value-type="string">
            <text:p>42.8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9" calcext:value-type="float">
            <text:p>1809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01</text:p>
          </table:table-cell>
          <table:table-cell office:value-type="string" calcext:value-type="string">
            <text:p>99.7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0" calcext:value-type="float">
            <text:p>1810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.19</text:p>
          </table:table-cell>
          <table:table-cell office:value-type="string" calcext:value-type="string">
            <text:p>70.2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1" calcext:value-type="float">
            <text:p>181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2" calcext:value-type="float">
            <text:p>1812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704</text:p>
          </table:table-cell>
          <table:table-cell office:value-type="string" calcext:value-type="string">
            <text:p>82.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3" calcext:value-type="float">
            <text:p>1813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4" calcext:value-type="float">
            <text:p>1814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6" calcext:value-type="float">
            <text:p>1816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7" calcext:value-type="float">
            <text:p>1817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.418</text:p>
          </table:table-cell>
          <table:table-cell office:value-type="string" calcext:value-type="string">
            <text:p>64.5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8" calcext:value-type="float">
            <text:p>1818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19" calcext:value-type="float">
            <text:p>1819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1.472</text:p>
          </table:table-cell>
          <table:table-cell office:value-type="string" calcext:value-type="string">
            <text:p>88.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0" calcext:value-type="float">
            <text:p>1820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1" calcext:value-type="float">
            <text:p>1821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8" office:value-type="float" office:value="2008" calcext:value-type="float">
            <text:p>2008</text:p>
          </table:table-cell>
          <table:table-cell office:value-type="float" office:value="1822" calcext:value-type="float">
            <text:p>1822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2.058</text:p>
          </table:table-cell>
          <table:table-cell office:value-type="string" calcext:value-type="string">
            <text:p>73.5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3" calcext:value-type="float">
            <text:p>1823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302</text:p>
          </table:table-cell>
          <table:table-cell office:value-type="string" calcext:value-type="string">
            <text:p>92.4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4" calcext:value-type="float">
            <text:p>1824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5" calcext:value-type="float">
            <text:p>1825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6" calcext:value-type="float">
            <text:p>1826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7" calcext:value-type="float">
            <text:p>182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396</text:p>
          </table:table-cell>
          <table:table-cell office:value-type="string" calcext:value-type="string">
            <text:p>40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28" calcext:value-type="float">
            <text:p>182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29" calcext:value-type="float">
            <text:p>18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0" calcext:value-type="float">
            <text:p>183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27</text:p>
          </table:table-cell>
          <table:table-cell office:value-type="string" calcext:value-type="string">
            <text:p>68.2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1" calcext:value-type="float">
            <text:p>183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064</text:p>
          </table:table-cell>
          <table:table-cell office:value-type="string" calcext:value-type="string">
            <text:p>98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2" calcext:value-type="float">
            <text:p>1832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3" calcext:value-type="float">
            <text:p>183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836</text:p>
          </table:table-cell>
          <table:table-cell office:value-type="string" calcext:value-type="string">
            <text:p>79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4" calcext:value-type="float">
            <text:p>1834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35" calcext:value-type="float">
            <text:p>183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1.736</text:p>
          </table:table-cell>
          <table:table-cell office:value-type="string" calcext:value-type="string">
            <text:p>81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6" calcext:value-type="float">
            <text:p>183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175</text:p>
          </table:table-cell>
          <table:table-cell office:value-type="string" calcext:value-type="string">
            <text:p>70.6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8" calcext:value-type="float">
            <text:p>183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042</text:p>
          </table:table-cell>
          <table:table-cell office:value-type="string" calcext:value-type="string">
            <text:p>98.9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9" calcext:value-type="float">
            <text:p>183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0" calcext:value-type="float">
            <text:p>184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327</text:p>
          </table:table-cell>
          <table:table-cell office:value-type="string" calcext:value-type="string">
            <text:p>66.8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1" calcext:value-type="float">
            <text:p>184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2" calcext:value-type="float">
            <text:p>184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3" calcext:value-type="float">
            <text:p>184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.869</text:p>
          </table:table-cell>
          <table:table-cell office:value-type="string" calcext:value-type="string">
            <text:p>78.2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4" calcext:value-type="float">
            <text:p>184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5" calcext:value-type="float">
            <text:p>184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6" calcext:value-type="float">
            <text:p>184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7" calcext:value-type="float">
            <text:p>1847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.208</text:p>
          </table:table-cell>
          <table:table-cell office:value-type="string" calcext:value-type="string">
            <text:p>69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9" calcext:value-type="float">
            <text:p>1849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0" calcext:value-type="float">
            <text:p>185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1" calcext:value-type="float">
            <text:p>185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2" calcext:value-type="float">
            <text:p>185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3" calcext:value-type="float">
            <text:p>185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4" calcext:value-type="float">
            <text:p>185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255</text:p>
          </table:table-cell>
          <table:table-cell office:value-type="string" calcext:value-type="string">
            <text:p>93.6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5" calcext:value-type="float">
            <text:p>185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56" calcext:value-type="float">
            <text:p>185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7" calcext:value-type="float">
            <text:p>185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425</text:p>
          </table:table-cell>
          <table:table-cell office:value-type="string" calcext:value-type="string">
            <text:p>64.3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9" calcext:value-type="float">
            <text:p>185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0" calcext:value-type="float">
            <text:p>186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621</text:p>
          </table:table-cell>
          <table:table-cell office:value-type="string" calcext:value-type="string">
            <text:p>84.4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1" calcext:value-type="float">
            <text:p>186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2" calcext:value-type="float">
            <text:p>186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216</text:p>
          </table:table-cell>
          <table:table-cell office:value-type="string" calcext:value-type="string">
            <text:p>94.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3" calcext:value-type="float">
            <text:p>186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4" calcext:value-type="float">
            <text:p>186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1.836</text:p>
          </table:table-cell>
          <table:table-cell office:value-type="string" calcext:value-type="string">
            <text:p>79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5" calcext:value-type="float">
            <text:p>186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6" calcext:value-type="float">
            <text:p>186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596</text:p>
          </table:table-cell>
          <table:table-cell office:value-type="string" calcext:value-type="string">
            <text:p>60.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7" calcext:value-type="float">
            <text:p>1867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68" calcext:value-type="float">
            <text:p>186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621</text:p>
          </table:table-cell>
          <table:table-cell office:value-type="string" calcext:value-type="string">
            <text:p>84.4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9" calcext:value-type="float">
            <text:p>186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2.835</text:p>
          </table:table-cell>
          <table:table-cell office:value-type="string" calcext:value-type="string">
            <text:p>54.1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0" calcext:value-type="float">
            <text:p>187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625</text:p>
          </table:table-cell>
          <table:table-cell office:value-type="string" calcext:value-type="string">
            <text:p>84.3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1" calcext:value-type="float">
            <text:p>187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409</text:p>
          </table:table-cell>
          <table:table-cell office:value-type="string" calcext:value-type="string">
            <text:p>64.7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2" calcext:value-type="float">
            <text:p>187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3" calcext:value-type="float">
            <text:p>187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1.833</text:p>
          </table:table-cell>
          <table:table-cell office:value-type="string" calcext:value-type="string">
            <text:p>79.1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4" calcext:value-type="float">
            <text:p>187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306</text:p>
          </table:table-cell>
          <table:table-cell office:value-type="string" calcext:value-type="string">
            <text:p>92.3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5" calcext:value-type="float">
            <text:p>187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6" calcext:value-type="float">
            <text:p>187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101</text:p>
          </table:table-cell>
          <table:table-cell office:value-type="string" calcext:value-type="string">
            <text:p>97.4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7" calcext:value-type="float">
            <text:p>187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72</text:p>
          </table:table-cell>
          <table:table-cell office:value-type="float" office:value="82" calcext:value-type="float">
            <text:p>8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8" calcext:value-type="float">
            <text:p>187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202</text:p>
          </table:table-cell>
          <table:table-cell office:value-type="string" calcext:value-type="string">
            <text:p>94.9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80" calcext:value-type="float">
            <text:p>188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1.466</text:p>
          </table:table-cell>
          <table:table-cell office:value-type="string" calcext:value-type="string">
            <text:p>88.3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1" calcext:value-type="float">
            <text:p>188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432</text:p>
          </table:table-cell>
          <table:table-cell office:value-type="string" calcext:value-type="string">
            <text:p>89.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2" calcext:value-type="float">
            <text:p>188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82</text:p>
          </table:table-cell>
          <table:table-cell office:value-type="string" calcext:value-type="string">
            <text:p>79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4" calcext:value-type="float">
            <text:p>1884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825</text:p>
          </table:table-cell>
          <table:table-cell office:value-type="string" calcext:value-type="string">
            <text:p>79.3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5" calcext:value-type="float">
            <text:p>1885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266</text:p>
          </table:table-cell>
          <table:table-cell office:value-type="string" calcext:value-type="string">
            <text:p>93.3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6" calcext:value-type="float">
            <text:p>188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28</text:p>
          </table:table-cell>
          <table:table-cell office:value-type="string" calcext:value-type="string">
            <text:p>89.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7" calcext:value-type="float">
            <text:p>1887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667</text:p>
          </table:table-cell>
          <table:table-cell office:value-type="string" calcext:value-type="string">
            <text:p>83.3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9" calcext:value-type="float">
            <text:p>188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3.238</text:p>
          </table:table-cell>
          <table:table-cell office:value-type="string" calcext:value-type="string">
            <text:p>44.0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0" calcext:value-type="float">
            <text:p>1890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2" calcext:value-type="float">
            <text:p>1892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011</text:p>
          </table:table-cell>
          <table:table-cell office:value-type="string" calcext:value-type="string">
            <text:p>99.7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3" calcext:value-type="float">
            <text:p>189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115</text:p>
          </table:table-cell>
          <table:table-cell office:value-type="string" calcext:value-type="string">
            <text:p>97.1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4" calcext:value-type="float">
            <text:p>189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5" calcext:value-type="float">
            <text:p>1895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6" calcext:value-type="float">
            <text:p>189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2.663</text:p>
          </table:table-cell>
          <table:table-cell office:value-type="string" calcext:value-type="string">
            <text:p>58.4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8" calcext:value-type="float">
            <text:p>1898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899" calcext:value-type="float">
            <text:p>1899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1" calcext:value-type="float">
            <text:p>1901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2" calcext:value-type="float">
            <text:p>190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477</text:p>
          </table:table-cell>
          <table:table-cell office:value-type="string" calcext:value-type="string">
            <text:p>88.0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3" calcext:value-type="float">
            <text:p>1903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04" calcext:value-type="float">
            <text:p>1904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627</text:p>
          </table:table-cell>
          <table:table-cell office:value-type="string" calcext:value-type="string">
            <text:p>84.3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6" calcext:value-type="float">
            <text:p>190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7" calcext:value-type="float">
            <text:p>1907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8" calcext:value-type="float">
            <text:p>190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34</text:p>
          </table:table-cell>
          <table:table-cell office:value-type="string" calcext:value-type="string">
            <text:p>84.1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9" calcext:value-type="float">
            <text:p>190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419</text:p>
          </table:table-cell>
          <table:table-cell office:value-type="string" calcext:value-type="string">
            <text:p>89.5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0" calcext:value-type="float">
            <text:p>191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11" calcext:value-type="float">
            <text:p>191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2" calcext:value-type="float">
            <text:p>191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2.765</text:p>
          </table:table-cell>
          <table:table-cell office:value-type="string" calcext:value-type="string">
            <text:p>55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3" calcext:value-type="float">
            <text:p>1913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595</text:p>
          </table:table-cell>
          <table:table-cell office:value-type="string" calcext:value-type="string">
            <text:p>85.1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4" calcext:value-type="float">
            <text:p>191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088</text:p>
          </table:table-cell>
          <table:table-cell office:value-type="string" calcext:value-type="string">
            <text:p>72.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5" calcext:value-type="float">
            <text:p>191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3.387</text:p>
          </table:table-cell>
          <table:table-cell office:value-type="string" calcext:value-type="string">
            <text:p>40.3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6" calcext:value-type="float">
            <text:p>191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4</text:p>
          </table:table-cell>
          <table:table-cell office:value-type="string" calcext:value-type="string">
            <text:p>9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7" calcext:value-type="float">
            <text:p>1917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8" calcext:value-type="float">
            <text:p>1918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669</text:p>
          </table:table-cell>
          <table:table-cell office:value-type="string" calcext:value-type="string">
            <text:p>58.2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9" calcext:value-type="float">
            <text:p>1919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126</text:p>
          </table:table-cell>
          <table:table-cell office:value-type="string" calcext:value-type="string">
            <text:p>96.8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0" calcext:value-type="float">
            <text:p>192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2" calcext:value-type="float">
            <text:p>1922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217</text:p>
          </table:table-cell>
          <table:table-cell office:value-type="string" calcext:value-type="string">
            <text:p>94.5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3" calcext:value-type="float">
            <text:p>1923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4" calcext:value-type="float">
            <text:p>1924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465</text:p>
          </table:table-cell>
          <table:table-cell office:value-type="string" calcext:value-type="string">
            <text:p>63.3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5" calcext:value-type="float">
            <text:p>192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59</text:p>
          </table:table-cell>
          <table:table-cell office:value-type="string" calcext:value-type="string">
            <text:p>73.5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6" calcext:value-type="float">
            <text:p>1926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27" calcext:value-type="float">
            <text:p>1927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8" calcext:value-type="float">
            <text:p>1928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629</text:p>
          </table:table-cell>
          <table:table-cell office:value-type="string" calcext:value-type="string">
            <text:p>84.2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9" calcext:value-type="float">
            <text:p>1929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0" calcext:value-type="float">
            <text:p>193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427</text:p>
          </table:table-cell>
          <table:table-cell office:value-type="string" calcext:value-type="string">
            <text:p>89.3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1" calcext:value-type="float">
            <text:p>193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82</text:p>
          </table:table-cell>
          <table:table-cell office:value-type="string" calcext:value-type="string">
            <text:p>54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2" calcext:value-type="float">
            <text:p>1932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3" calcext:value-type="float">
            <text:p>1933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4" calcext:value-type="float">
            <text:p>1934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5" calcext:value-type="float">
            <text:p>193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6" calcext:value-type="float">
            <text:p>1936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7" calcext:value-type="float">
            <text:p>1937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38" calcext:value-type="float">
            <text:p>1938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9" calcext:value-type="float">
            <text:p>193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0" calcext:value-type="float">
            <text:p>194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1" calcext:value-type="float">
            <text:p>194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3" calcext:value-type="float">
            <text:p>1943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07</text:p>
          </table:table-cell>
          <table:table-cell office:value-type="string" calcext:value-type="string">
            <text:p>73.2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4" calcext:value-type="float">
            <text:p>1944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45" calcext:value-type="float">
            <text:p>1945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6" calcext:value-type="float">
            <text:p>194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7" calcext:value-type="float">
            <text:p>1947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2.041</text:p>
          </table:table-cell>
          <table:table-cell office:value-type="string" calcext:value-type="string">
            <text:p>73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8" calcext:value-type="float">
            <text:p>1948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001</text:p>
          </table:table-cell>
          <table:table-cell office:value-type="string" calcext:value-type="string">
            <text:p>7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9" calcext:value-type="float">
            <text:p>1949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0" calcext:value-type="float">
            <text:p>1950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1</text:p>
          </table:table-cell>
          <table:table-cell office:value-type="string" calcext:value-type="string">
            <text:p>79.7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1" calcext:value-type="float">
            <text:p>1951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2" calcext:value-type="float">
            <text:p>1952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3" calcext:value-type="float">
            <text:p>1953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4" calcext:value-type="float">
            <text:p>195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503</text:p>
          </table:table-cell>
          <table:table-cell office:value-type="string" calcext:value-type="string">
            <text:p>87.4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5" calcext:value-type="float">
            <text:p>195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922</text:p>
          </table:table-cell>
          <table:table-cell office:value-type="string" calcext:value-type="string">
            <text:p>51.9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7" calcext:value-type="float">
            <text:p>1957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58" calcext:value-type="float">
            <text:p>1958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874</text:p>
          </table:table-cell>
          <table:table-cell office:value-type="string" calcext:value-type="string">
            <text:p>78.1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9" calcext:value-type="float">
            <text:p>1959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605</text:p>
          </table:table-cell>
          <table:table-cell office:value-type="string" calcext:value-type="string">
            <text:p>84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0" calcext:value-type="float">
            <text:p>1960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2.067</text:p>
          </table:table-cell>
          <table:table-cell office:value-type="string" calcext:value-type="string">
            <text:p>73.3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1" calcext:value-type="float">
            <text:p>196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2.137</text:p>
          </table:table-cell>
          <table:table-cell office:value-type="string" calcext:value-type="string">
            <text:p>71.5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2" calcext:value-type="float">
            <text:p>1962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023</text:p>
          </table:table-cell>
          <table:table-cell office:value-type="string" calcext:value-type="string">
            <text:p>99.4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4" calcext:value-type="float">
            <text:p>1964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5" calcext:value-type="float">
            <text:p>1965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6" calcext:value-type="float">
            <text:p>1966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2.38</text:p>
          </table:table-cell>
          <table:table-cell office:value-type="string" calcext:value-type="string">
            <text:p>65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7" calcext:value-type="float">
            <text:p>196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1.82</text:p>
          </table:table-cell>
          <table:table-cell office:value-type="string" calcext:value-type="string">
            <text:p>79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8" calcext:value-type="float">
            <text:p>1968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507</text:p>
          </table:table-cell>
          <table:table-cell office:value-type="string" calcext:value-type="string">
            <text:p>37.3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9" calcext:value-type="float">
            <text:p>1969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70" calcext:value-type="float">
            <text:p>1970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/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1" calcext:value-type="float">
            <text:p>1971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2" calcext:value-type="float">
            <text:p>1972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3" calcext:value-type="float">
            <text:p>1973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4" calcext:value-type="float">
            <text:p>1974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107</text:p>
          </table:table-cell>
          <table:table-cell office:value-type="string" calcext:value-type="string">
            <text:p>97.3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638</text:p>
          </table:table-cell>
          <table:table-cell office:value-type="string" calcext:value-type="string">
            <text:p>84.0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6" calcext:value-type="float">
            <text:p>1976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404</text:p>
          </table:table-cell>
          <table:table-cell office:value-type="string" calcext:value-type="string">
            <text:p>6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7" calcext:value-type="float">
            <text:p>1977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271</text:p>
          </table:table-cell>
          <table:table-cell office:value-type="string" calcext:value-type="string">
            <text:p>93.2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8" calcext:value-type="float">
            <text:p>1978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15</text:p>
          </table:table-cell>
          <table:table-cell office:value-type="string" calcext:value-type="string">
            <text:p>99.6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9" calcext:value-type="float">
            <text:p>1979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015</text:p>
          </table:table-cell>
          <table:table-cell office:value-type="string" calcext:value-type="string">
            <text:p>99.6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1" calcext:value-type="float">
            <text:p>198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2.363</text:p>
          </table:table-cell>
          <table:table-cell office:value-type="string" calcext:value-type="string">
            <text:p>65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2" calcext:value-type="float">
            <text:p>198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54</text:p>
          </table:table-cell>
          <table:table-cell office:value-type="string" calcext:value-type="string">
            <text:p>98.6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257</text:p>
          </table:table-cell>
          <table:table-cell office:value-type="string" calcext:value-type="string">
            <text:p>93.5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431</text:p>
          </table:table-cell>
          <table:table-cell office:value-type="string" calcext:value-type="string">
            <text:p>64.2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6" calcext:value-type="float">
            <text:p>1986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7" calcext:value-type="float">
            <text:p>1987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89" calcext:value-type="float">
            <text:p>1989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1" calcext:value-type="float">
            <text:p>1991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3" calcext:value-type="float">
            <text:p>1993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1.842</text:p>
          </table:table-cell>
          <table:table-cell office:value-type="string" calcext:value-type="string">
            <text:p>78.9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22</text:p>
          </table:table-cell>
          <table:table-cell office:value-type="string" calcext:value-type="string">
            <text:p>94.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498</text:p>
          </table:table-cell>
          <table:table-cell office:value-type="string" calcext:value-type="string">
            <text:p>37.5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544</text:p>
          </table:table-cell>
          <table:table-cell office:value-type="string" calcext:value-type="string">
            <text:p>36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/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2.664</text:p>
          </table:table-cell>
          <table:table-cell office:value-type="string" calcext:value-type="string">
            <text:p>58.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278</text:p>
          </table:table-cell>
          <table:table-cell office:value-type="string" calcext:value-type="string">
            <text:p>68.0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44</text:p>
          </table:table-cell>
          <table:table-cell office:value-type="string" calcext:value-type="string">
            <text:p>88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3.295</text:p>
          </table:table-cell>
          <table:table-cell office:value-type="string" calcext:value-type="string">
            <text:p>42.6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019</text:p>
          </table:table-cell>
          <table:table-cell office:value-type="string" calcext:value-type="string">
            <text:p>99.5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.393</text:p>
          </table:table-cell>
          <table:table-cell office:value-type="string" calcext:value-type="string">
            <text:p>65.1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.539</text:p>
          </table:table-cell>
          <table:table-cell office:value-type="string" calcext:value-type="string">
            <text:p>61.5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1.607</text:p>
          </table:table-cell>
          <table:table-cell office:value-type="string" calcext:value-type="string">
            <text:p>84.8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4" calcext:value-type="float">
            <text:p>2024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09" office:value-type="float" office:value="2009" calcext:value-type="float">
            <text:p>2009</text:p>
          </table:table-cell>
          <table:table-cell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2.052</text:p>
          </table:table-cell>
          <table:table-cell office:value-type="string" calcext:value-type="string">
            <text:p>73.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302</text:p>
          </table:table-cell>
          <table:table-cell office:value-type="string" calcext:value-type="string">
            <text:p>92.4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7" calcext:value-type="float">
            <text:p>2027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8" calcext:value-type="float">
            <text:p>2028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9" calcext:value-type="float">
            <text:p>2029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2.324</text:p>
          </table:table-cell>
          <table:table-cell office:value-type="string" calcext:value-type="string">
            <text:p>66.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30" calcext:value-type="float">
            <text:p>203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195</text:p>
          </table:table-cell>
          <table:table-cell office:value-type="string" calcext:value-type="string">
            <text:p>45.1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3" calcext:value-type="float">
            <text:p>20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281</text:p>
          </table:table-cell>
          <table:table-cell office:value-type="string" calcext:value-type="string">
            <text:p>67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106</text:p>
          </table:table-cell>
          <table:table-cell office:value-type="string" calcext:value-type="string">
            <text:p>97.3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6" calcext:value-type="float">
            <text:p>203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837</text:p>
          </table:table-cell>
          <table:table-cell office:value-type="string" calcext:value-type="string">
            <text:p>79.0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7" calcext:value-type="float">
            <text:p>2037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38" calcext:value-type="float">
            <text:p>203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1.838</text:p>
          </table:table-cell>
          <table:table-cell office:value-type="string" calcext:value-type="string">
            <text:p>79.0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9" calcext:value-type="float">
            <text:p>203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158</text:p>
          </table:table-cell>
          <table:table-cell office:value-type="string" calcext:value-type="string">
            <text:p>71.0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1" calcext:value-type="float">
            <text:p>204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067</text:p>
          </table:table-cell>
          <table:table-cell office:value-type="string" calcext:value-type="string">
            <text:p>98.3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2" calcext:value-type="float">
            <text:p>204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3" calcext:value-type="float">
            <text:p>204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384</text:p>
          </table:table-cell>
          <table:table-cell office:value-type="string" calcext:value-type="string">
            <text:p>65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4" calcext:value-type="float">
            <text:p>204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5" calcext:value-type="float">
            <text:p>204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6" calcext:value-type="float">
            <text:p>204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.852</text:p>
          </table:table-cell>
          <table:table-cell office:value-type="string" calcext:value-type="string">
            <text:p>78.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7" calcext:value-type="float">
            <text:p>204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9" calcext:value-type="float">
            <text:p>204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015</text:p>
          </table:table-cell>
          <table:table-cell office:value-type="string" calcext:value-type="string">
            <text:p>99.6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1" calcext:value-type="float">
            <text:p>205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.208</text:p>
          </table:table-cell>
          <table:table-cell office:value-type="string" calcext:value-type="string">
            <text:p>69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3" calcext:value-type="float">
            <text:p>205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4" calcext:value-type="float">
            <text:p>205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6" calcext:value-type="float">
            <text:p>205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7" calcext:value-type="float">
            <text:p>205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254</text:p>
          </table:table-cell>
          <table:table-cell office:value-type="string" calcext:value-type="string">
            <text:p>93.6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8" calcext:value-type="float">
            <text:p>205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59" calcext:value-type="float">
            <text:p>205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0" calcext:value-type="float">
            <text:p>206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1" calcext:value-type="float">
            <text:p>206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432</text:p>
          </table:table-cell>
          <table:table-cell office:value-type="string" calcext:value-type="string">
            <text:p>64.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2" calcext:value-type="float">
            <text:p>206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63" calcext:value-type="float">
            <text:p>206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639</text:p>
          </table:table-cell>
          <table:table-cell office:value-type="string" calcext:value-type="string">
            <text:p>84.0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4" calcext:value-type="float">
            <text:p>206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5" calcext:value-type="float">
            <text:p>206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417</text:p>
          </table:table-cell>
          <table:table-cell office:value-type="string" calcext:value-type="string">
            <text:p>89.5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6" calcext:value-type="float">
            <text:p>206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7" calcext:value-type="float">
            <text:p>206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2.05</text:p>
          </table:table-cell>
          <table:table-cell office:value-type="string" calcext:value-type="string">
            <text:p>73.7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8" calcext:value-type="float">
            <text:p>206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527</text:p>
          </table:table-cell>
          <table:table-cell office:value-type="string" calcext:value-type="string">
            <text:p>61.8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0" calcext:value-type="float">
            <text:p>207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71" calcext:value-type="float">
            <text:p>207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63</text:p>
          </table:table-cell>
          <table:table-cell office:value-type="string" calcext:value-type="string">
            <text:p>84.2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2" calcext:value-type="float">
            <text:p>207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2.903</text:p>
          </table:table-cell>
          <table:table-cell office:value-type="string" calcext:value-type="string">
            <text:p>52.4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3" calcext:value-type="float">
            <text:p>207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4" calcext:value-type="float">
            <text:p>207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409</text:p>
          </table:table-cell>
          <table:table-cell office:value-type="string" calcext:value-type="string">
            <text:p>64.7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5" calcext:value-type="float">
            <text:p>207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101</text:p>
          </table:table-cell>
          <table:table-cell office:value-type="string" calcext:value-type="string">
            <text:p>97.4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6" calcext:value-type="float">
            <text:p>207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1.771</text:p>
          </table:table-cell>
          <table:table-cell office:value-type="string" calcext:value-type="string">
            <text:p>80.7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7" calcext:value-type="float">
            <text:p>207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8" calcext:value-type="float">
            <text:p>207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9" calcext:value-type="float">
            <text:p>207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176</text:p>
          </table:table-cell>
          <table:table-cell office:value-type="string" calcext:value-type="string">
            <text:p>95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0" calcext:value-type="float">
            <text:p>208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923</text:p>
          </table:table-cell>
          <table:table-cell office:value-type="string" calcext:value-type="string">
            <text:p>76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1" calcext:value-type="float">
            <text:p>208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202</text:p>
          </table:table-cell>
          <table:table-cell office:value-type="string" calcext:value-type="string">
            <text:p>94.9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2" calcext:value-type="float">
            <text:p>208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83" calcext:value-type="float">
            <text:p>208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1.466</text:p>
          </table:table-cell>
          <table:table-cell office:value-type="string" calcext:value-type="string">
            <text:p>88.3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4" calcext:value-type="float">
            <text:p>208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5" calcext:value-type="float">
            <text:p>208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6" calcext:value-type="float">
            <text:p>208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921</text:p>
          </table:table-cell>
          <table:table-cell office:value-type="string" calcext:value-type="string">
            <text:p>76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7" calcext:value-type="float">
            <text:p>208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825</text:p>
          </table:table-cell>
          <table:table-cell office:value-type="string" calcext:value-type="string">
            <text:p>79.3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8" calcext:value-type="float">
            <text:p>208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267</text:p>
          </table:table-cell>
          <table:table-cell office:value-type="string" calcext:value-type="string">
            <text:p>93.3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9" calcext:value-type="float">
            <text:p>208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53</text:p>
          </table:table-cell>
          <table:table-cell office:value-type="string" calcext:value-type="string">
            <text:p>88.6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1" calcext:value-type="float">
            <text:p>209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606</text:p>
          </table:table-cell>
          <table:table-cell office:value-type="string" calcext:value-type="string">
            <text:p>84.8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2" calcext:value-type="float">
            <text:p>209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685</text:p>
          </table:table-cell>
          <table:table-cell office:value-type="string" calcext:value-type="string">
            <text:p>57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4" calcext:value-type="float">
            <text:p>2094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095" calcext:value-type="float">
            <text:p>209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6" calcext:value-type="float">
            <text:p>209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224</text:p>
          </table:table-cell>
          <table:table-cell office:value-type="string" calcext:value-type="string">
            <text:p>94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7" calcext:value-type="float">
            <text:p>209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8" calcext:value-type="float">
            <text:p>209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9" calcext:value-type="float">
            <text:p>209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3.328</text:p>
          </table:table-cell>
          <table:table-cell office:value-type="string" calcext:value-type="string">
            <text:p>41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0" calcext:value-type="float">
            <text:p>210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626</text:p>
          </table:table-cell>
          <table:table-cell office:value-type="string" calcext:value-type="string">
            <text:p>84.3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1" calcext:value-type="float">
            <text:p>2101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2" calcext:value-type="float">
            <text:p>210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3" calcext:value-type="float">
            <text:p>210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4" calcext:value-type="float">
            <text:p>2104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5" calcext:value-type="float">
            <text:p>210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84</text:p>
          </table:table-cell>
          <table:table-cell office:value-type="float" office:value="79" calcext:value-type="float">
            <text:p>7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6" calcext:value-type="float">
            <text:p>2106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07" calcext:value-type="float">
            <text:p>210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624</text:p>
          </table:table-cell>
          <table:table-cell office:value-type="string" calcext:value-type="string">
            <text:p>84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8" calcext:value-type="float">
            <text:p>210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9" calcext:value-type="float">
            <text:p>210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0" calcext:value-type="float">
            <text:p>211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62</text:p>
          </table:table-cell>
          <table:table-cell office:value-type="string" calcext:value-type="string">
            <text:p>84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34</text:p>
          </table:table-cell>
          <table:table-cell office:value-type="string" calcext:value-type="string">
            <text:p>84.1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2" calcext:value-type="float">
            <text:p>211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979</text:p>
          </table:table-cell>
          <table:table-cell office:value-type="string" calcext:value-type="string">
            <text:p>75.5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3" calcext:value-type="float">
            <text:p>211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14" calcext:value-type="float">
            <text:p>211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22</text:p>
          </table:table-cell>
          <table:table-cell office:value-type="string" calcext:value-type="string">
            <text:p>89.4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5" calcext:value-type="float">
            <text:p>211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3.207</text:p>
          </table:table-cell>
          <table:table-cell office:value-type="string" calcext:value-type="string">
            <text:p>44.8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6" calcext:value-type="float">
            <text:p>211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533</text:p>
          </table:table-cell>
          <table:table-cell office:value-type="string" calcext:value-type="string">
            <text:p>86.6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7" calcext:value-type="float">
            <text:p>211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303</text:p>
          </table:table-cell>
          <table:table-cell office:value-type="string" calcext:value-type="string">
            <text:p>67.4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8" calcext:value-type="float">
            <text:p>211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3.311</text:p>
          </table:table-cell>
          <table:table-cell office:value-type="string" calcext:value-type="string">
            <text:p>42.2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9" calcext:value-type="float">
            <text:p>211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4</text:p>
          </table:table-cell>
          <table:table-cell office:value-type="string" calcext:value-type="string">
            <text:p>94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0" calcext:value-type="float">
            <text:p>212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1" calcext:value-type="float">
            <text:p>212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616</text:p>
          </table:table-cell>
          <table:table-cell office:value-type="string" calcext:value-type="string">
            <text:p>59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2" calcext:value-type="float">
            <text:p>212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159</text:p>
          </table:table-cell>
          <table:table-cell office:value-type="string" calcext:value-type="string">
            <text:p>96.0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3" calcext:value-type="float">
            <text:p>212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4" calcext:value-type="float">
            <text:p>212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5" calcext:value-type="float">
            <text:p>212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226</text:p>
          </table:table-cell>
          <table:table-cell office:value-type="string" calcext:value-type="string">
            <text:p>94.3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6" calcext:value-type="float">
            <text:p>212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7" calcext:value-type="float">
            <text:p>212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581</text:p>
          </table:table-cell>
          <table:table-cell office:value-type="string" calcext:value-type="string">
            <text:p>60.4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8" calcext:value-type="float">
            <text:p>212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9" calcext:value-type="float">
            <text:p>2129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0" calcext:value-type="float">
            <text:p>213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202</text:p>
          </table:table-cell>
          <table:table-cell office:value-type="string" calcext:value-type="string">
            <text:p>94.9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1" calcext:value-type="float">
            <text:p>213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3" calcext:value-type="float">
            <text:p>213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234</text:p>
          </table:table-cell>
          <table:table-cell office:value-type="string" calcext:value-type="string">
            <text:p>94.1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4" calcext:value-type="float">
            <text:p>213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473</text:p>
          </table:table-cell>
          <table:table-cell office:value-type="string" calcext:value-type="string">
            <text:p>63.1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5" calcext:value-type="float">
            <text:p>213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1.656</text:p>
          </table:table-cell>
          <table:table-cell office:value-type="string" calcext:value-type="string">
            <text:p>83.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7" calcext:value-type="float">
            <text:p>2137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38" calcext:value-type="float">
            <text:p>213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217</text:p>
          </table:table-cell>
          <table:table-cell office:value-type="string" calcext:value-type="string">
            <text:p>94.5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9" calcext:value-type="float">
            <text:p>213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0" calcext:value-type="float">
            <text:p>2140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1" calcext:value-type="float">
            <text:p>214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2" calcext:value-type="float">
            <text:p>214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3" calcext:value-type="float">
            <text:p>214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4" calcext:value-type="float">
            <text:p>214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5" calcext:value-type="float">
            <text:p>214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6" calcext:value-type="float">
            <text:p>214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094</text:p>
          </table:table-cell>
          <table:table-cell office:value-type="string" calcext:value-type="string">
            <text:p>72.6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7" calcext:value-type="float">
            <text:p>214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9" calcext:value-type="float">
            <text:p>214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0" calcext:value-type="float">
            <text:p>215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744</text:p>
          </table:table-cell>
          <table:table-cell office:value-type="string" calcext:value-type="string">
            <text:p>81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1" calcext:value-type="float">
            <text:p>215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062</text:p>
          </table:table-cell>
          <table:table-cell office:value-type="string" calcext:value-type="string">
            <text:p>73.4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2" calcext:value-type="float">
            <text:p>2152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1</text:p>
          </table:table-cell>
          <table:table-cell office:value-type="string" calcext:value-type="string">
            <text:p>79.7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4" calcext:value-type="float">
            <text:p>2154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55" calcext:value-type="float">
            <text:p>215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6" calcext:value-type="float">
            <text:p>215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7" calcext:value-type="float">
            <text:p>215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503</text:p>
          </table:table-cell>
          <table:table-cell office:value-type="string" calcext:value-type="string">
            <text:p>87.4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8" calcext:value-type="float">
            <text:p>215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672</text:p>
          </table:table-cell>
          <table:table-cell office:value-type="string" calcext:value-type="string">
            <text:p>58.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9" calcext:value-type="float">
            <text:p>215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0" calcext:value-type="float">
            <text:p>2160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1" calcext:value-type="float">
            <text:p>216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757</text:p>
          </table:table-cell>
          <table:table-cell office:value-type="string" calcext:value-type="string">
            <text:p>81.0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2" calcext:value-type="float">
            <text:p>216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3" calcext:value-type="float">
            <text:p>216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2.079</text:p>
          </table:table-cell>
          <table:table-cell office:value-type="string" calcext:value-type="string">
            <text:p>73.0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4" calcext:value-type="float">
            <text:p>216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2.178</text:p>
          </table:table-cell>
          <table:table-cell office:value-type="string" calcext:value-type="string">
            <text:p>70.5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5" calcext:value-type="float">
            <text:p>2165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015</text:p>
          </table:table-cell>
          <table:table-cell office:value-type="string" calcext:value-type="string">
            <text:p>99.6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7" calcext:value-type="float">
            <text:p>216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8" calcext:value-type="float">
            <text:p>216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9" calcext:value-type="float">
            <text:p>216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2.117</text:p>
          </table:table-cell>
          <table:table-cell office:value-type="string" calcext:value-type="string">
            <text:p>72.0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0" calcext:value-type="float">
            <text:p>217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1" calcext:value-type="float">
            <text:p>217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587</text:p>
          </table:table-cell>
          <table:table-cell office:value-type="string" calcext:value-type="string">
            <text:p>35.3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2" calcext:value-type="float">
            <text:p>2172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73" calcext:value-type="float">
            <text:p>2173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/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5" calcext:value-type="float">
            <text:p>217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6" calcext:value-type="float">
            <text:p>217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7" calcext:value-type="float">
            <text:p>217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82</text:p>
          </table:table-cell>
          <table:table-cell office:value-type="string" calcext:value-type="string">
            <text:p>97.9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8" calcext:value-type="float">
            <text:p>217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644</text:p>
          </table:table-cell>
          <table:table-cell office:value-type="string" calcext:value-type="string">
            <text:p>83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9" calcext:value-type="float">
            <text:p>217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424</text:p>
          </table:table-cell>
          <table:table-cell office:value-type="string" calcext:value-type="string">
            <text:p>64.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0" calcext:value-type="float">
            <text:p>218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54</text:p>
          </table:table-cell>
          <table:table-cell office:value-type="string" calcext:value-type="string">
            <text:p>86.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1" calcext:value-type="float">
            <text:p>218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2" calcext:value-type="float">
            <text:p>218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015</text:p>
          </table:table-cell>
          <table:table-cell office:value-type="string" calcext:value-type="string">
            <text:p>99.6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3" calcext:value-type="float">
            <text:p>218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4" calcext:value-type="float">
            <text:p>218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2.325</text:p>
          </table:table-cell>
          <table:table-cell office:value-type="string" calcext:value-type="string">
            <text:p>66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5" calcext:value-type="float">
            <text:p>218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63</text:p>
          </table:table-cell>
          <table:table-cell office:value-type="string" calcext:value-type="string">
            <text:p>98.4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6" calcext:value-type="float">
            <text:p>218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259</text:p>
          </table:table-cell>
          <table:table-cell office:value-type="string" calcext:value-type="string">
            <text:p>93.5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7" calcext:value-type="float">
            <text:p>218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47</text:p>
          </table:table-cell>
          <table:table-cell office:value-type="string" calcext:value-type="string">
            <text:p>63.2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8" calcext:value-type="float">
            <text:p>218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9" calcext:value-type="float">
            <text:p>218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0" calcext:value-type="float">
            <text:p>2190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1" calcext:value-type="float">
            <text:p>2191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2" calcext:value-type="float">
            <text:p>2192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4" calcext:value-type="float">
            <text:p>219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6" calcext:value-type="float">
            <text:p>219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197" calcext:value-type="float">
            <text:p>219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1.917</text:p>
          </table:table-cell>
          <table:table-cell office:value-type="string" calcext:value-type="string">
            <text:p>77.0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8" calcext:value-type="float">
            <text:p>219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9" calcext:value-type="float">
            <text:p>219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00" calcext:value-type="float">
            <text:p>220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1" calcext:value-type="float">
            <text:p>220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2" calcext:value-type="float">
            <text:p>220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13</text:p>
          </table:table-cell>
          <table:table-cell office:value-type="string" calcext:value-type="string">
            <text:p>89.6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3" calcext:value-type="float">
            <text:p>220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4" calcext:value-type="float">
            <text:p>220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527</text:p>
          </table:table-cell>
          <table:table-cell office:value-type="string" calcext:value-type="string">
            <text:p>36.8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5" calcext:value-type="float">
            <text:p>220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295</text:p>
          </table:table-cell>
          <table:table-cell office:value-type="string" calcext:value-type="string">
            <text:p>42.6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6" calcext:value-type="float">
            <text:p>220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/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7" calcext:value-type="float">
            <text:p>220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2.979</text:p>
          </table:table-cell>
          <table:table-cell office:value-type="string" calcext:value-type="string">
            <text:p>50.5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8" calcext:value-type="float">
            <text:p>220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9" calcext:value-type="float">
            <text:p>220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0" calcext:value-type="float">
            <text:p>221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11" calcext:value-type="float">
            <text:p>221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208</text:p>
          </table:table-cell>
          <table:table-cell office:value-type="string" calcext:value-type="string">
            <text:p>69.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2" calcext:value-type="float">
            <text:p>221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3" calcext:value-type="float">
            <text:p>221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44</text:p>
          </table:table-cell>
          <table:table-cell office:value-type="string" calcext:value-type="string">
            <text:p>88.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4" calcext:value-type="float">
            <text:p>221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3.247</text:p>
          </table:table-cell>
          <table:table-cell office:value-type="string" calcext:value-type="string">
            <text:p>43.8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5" calcext:value-type="float">
            <text:p>221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027</text:p>
          </table:table-cell>
          <table:table-cell office:value-type="string" calcext:value-type="string">
            <text:p>99.3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.358</text:p>
          </table:table-cell>
          <table:table-cell office:value-type="string" calcext:value-type="string">
            <text:p>66.0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7" calcext:value-type="float">
            <text:p>221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8" calcext:value-type="float">
            <text:p>221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9" calcext:value-type="float">
            <text:p>2219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0" calcext:value-type="float">
            <text:p>222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1" calcext:value-type="float">
            <text:p>222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2" calcext:value-type="float">
            <text:p>222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3" calcext:value-type="float">
            <text:p>222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.397</text:p>
          </table:table-cell>
          <table:table-cell office:value-type="string" calcext:value-type="string">
            <text:p>65.0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4" calcext:value-type="float">
            <text:p>2224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5" calcext:value-type="float">
            <text:p>222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1.607</text:p>
          </table:table-cell>
          <table:table-cell office:value-type="string" calcext:value-type="string">
            <text:p>84.8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6" calcext:value-type="float">
            <text:p>222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7" calcext:value-type="float">
            <text:p>222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0" office:value-type="float" office:value="2010" calcext:value-type="float">
            <text:p>2010</text:p>
          </table:table-cell>
          <table:table-cell office:value-type="float" office:value="2228" calcext:value-type="float">
            <text:p>222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1.969</text:p>
          </table:table-cell>
          <table:table-cell office:value-type="string" calcext:value-type="string">
            <text:p>75.7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9" calcext:value-type="float">
            <text:p>222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302</text:p>
          </table:table-cell>
          <table:table-cell office:value-type="string" calcext:value-type="string">
            <text:p>92.4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0" calcext:value-type="float">
            <text:p>223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2.205</text:p>
          </table:table-cell>
          <table:table-cell office:value-type="string" calcext:value-type="string">
            <text:p>69.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1" calcext:value-type="float">
            <text:p>223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2" calcext:value-type="float">
            <text:p>223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2.27</text:p>
          </table:table-cell>
          <table:table-cell office:value-type="string" calcext:value-type="string">
            <text:p>68.2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3" calcext:value-type="float">
            <text:p>223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18</text:p>
          </table:table-cell>
          <table:table-cell office:value-type="string" calcext:value-type="string">
            <text:p>45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4" calcext:value-type="float">
            <text:p>22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5" calcext:value-type="float">
            <text:p>223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6" calcext:value-type="float">
            <text:p>223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492</text:p>
          </table:table-cell>
          <table:table-cell office:value-type="string" calcext:value-type="string">
            <text:p>62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7" calcext:value-type="float">
            <text:p>223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139</text:p>
          </table:table-cell>
          <table:table-cell office:value-type="string" calcext:value-type="string">
            <text:p>96.5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39" calcext:value-type="float">
            <text:p>2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837</text:p>
          </table:table-cell>
          <table:table-cell office:value-type="string" calcext:value-type="string">
            <text:p>79.0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0" calcext:value-type="float">
            <text:p>2240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1" calcext:value-type="float">
            <text:p>224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2" calcext:value-type="float">
            <text:p>224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3" calcext:value-type="float">
            <text:p>224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183</text:p>
          </table:table-cell>
          <table:table-cell office:value-type="string" calcext:value-type="string">
            <text:p>70.4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4" calcext:value-type="float">
            <text:p>224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127</text:p>
          </table:table-cell>
          <table:table-cell office:value-type="string" calcext:value-type="string">
            <text:p>96.8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5" calcext:value-type="float">
            <text:p>224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6" calcext:value-type="float">
            <text:p>224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399</text:p>
          </table:table-cell>
          <table:table-cell office:value-type="string" calcext:value-type="string">
            <text:p>65.0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7" calcext:value-type="float">
            <text:p>224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48" calcext:value-type="float">
            <text:p>224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9" calcext:value-type="float">
            <text:p>224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.836</text:p>
          </table:table-cell>
          <table:table-cell office:value-type="string" calcext:value-type="string">
            <text:p>79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0" calcext:value-type="float">
            <text:p>225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1" calcext:value-type="float">
            <text:p>225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2" calcext:value-type="float">
            <text:p>225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014</text:p>
          </table:table-cell>
          <table:table-cell office:value-type="string" calcext:value-type="string">
            <text:p>99.6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3" calcext:value-type="float">
            <text:p>2253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4" calcext:value-type="float">
            <text:p>225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.208</text:p>
          </table:table-cell>
          <table:table-cell office:value-type="string" calcext:value-type="string">
            <text:p>69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5" calcext:value-type="float">
            <text:p>2255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56" calcext:value-type="float">
            <text:p>225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7" calcext:value-type="float">
            <text:p>225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8" calcext:value-type="float">
            <text:p>225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0" calcext:value-type="float">
            <text:p>226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239</text:p>
          </table:table-cell>
          <table:table-cell office:value-type="string" calcext:value-type="string">
            <text:p>94.0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1" calcext:value-type="float">
            <text:p>226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2" calcext:value-type="float">
            <text:p>226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3" calcext:value-type="float">
            <text:p>2263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4" calcext:value-type="float">
            <text:p>226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355</text:p>
          </table:table-cell>
          <table:table-cell office:value-type="string" calcext:value-type="string">
            <text:p>66.1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5" calcext:value-type="float">
            <text:p>226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66" calcext:value-type="float">
            <text:p>226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639</text:p>
          </table:table-cell>
          <table:table-cell office:value-type="string" calcext:value-type="string">
            <text:p>84.0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7" calcext:value-type="float">
            <text:p>2267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8" calcext:value-type="float">
            <text:p>226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313</text:p>
          </table:table-cell>
          <table:table-cell office:value-type="string" calcext:value-type="string">
            <text:p>92.1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9" calcext:value-type="float">
            <text:p>226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0" calcext:value-type="float">
            <text:p>227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2.119</text:p>
          </table:table-cell>
          <table:table-cell office:value-type="string" calcext:value-type="string">
            <text:p>72.0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1" calcext:value-type="float">
            <text:p>227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2" calcext:value-type="float">
            <text:p>227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307</text:p>
          </table:table-cell>
          <table:table-cell office:value-type="string" calcext:value-type="string">
            <text:p>67.3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3" calcext:value-type="float">
            <text:p>227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74" calcext:value-type="float">
            <text:p>2274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613</text:p>
          </table:table-cell>
          <table:table-cell office:value-type="string" calcext:value-type="string">
            <text:p>84.6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5" calcext:value-type="float">
            <text:p>227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3.099</text:p>
          </table:table-cell>
          <table:table-cell office:value-type="string" calcext:value-type="string">
            <text:p>47.5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6" calcext:value-type="float">
            <text:p>227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809</text:p>
          </table:table-cell>
          <table:table-cell office:value-type="string" calcext:value-type="string">
            <text:p>79.7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7" calcext:value-type="float">
            <text:p>2277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8" calcext:value-type="float">
            <text:p>227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9" calcext:value-type="float">
            <text:p>2279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1.894</text:p>
          </table:table-cell>
          <table:table-cell office:value-type="string" calcext:value-type="string">
            <text:p>77.6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1" calcext:value-type="float">
            <text:p>228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2" calcext:value-type="float">
            <text:p>228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143</text:p>
          </table:table-cell>
          <table:table-cell office:value-type="string" calcext:value-type="string">
            <text:p>96.4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3" calcext:value-type="float">
            <text:p>228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923</text:p>
          </table:table-cell>
          <table:table-cell office:value-type="string" calcext:value-type="string">
            <text:p>76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4" calcext:value-type="float">
            <text:p>228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302</text:p>
          </table:table-cell>
          <table:table-cell office:value-type="string" calcext:value-type="string">
            <text:p>92.4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5" calcext:value-type="float">
            <text:p>228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86" calcext:value-type="float">
            <text:p>228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1.66</text:p>
          </table:table-cell>
          <table:table-cell office:value-type="string" calcext:value-type="string">
            <text:p>83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7" calcext:value-type="float">
            <text:p>2287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8" calcext:value-type="float">
            <text:p>228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.202</text:p>
          </table:table-cell>
          <table:table-cell office:value-type="string" calcext:value-type="string">
            <text:p>94.9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9" calcext:value-type="float">
            <text:p>2289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821</text:p>
          </table:table-cell>
          <table:table-cell office:value-type="string" calcext:value-type="string">
            <text:p>79.4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0" calcext:value-type="float">
            <text:p>229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825</text:p>
          </table:table-cell>
          <table:table-cell office:value-type="string" calcext:value-type="string">
            <text:p>79.3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1" calcext:value-type="float">
            <text:p>229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292</text:p>
          </table:table-cell>
          <table:table-cell office:value-type="string" calcext:value-type="string">
            <text:p>92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54</text:p>
          </table:table-cell>
          <table:table-cell office:value-type="string" calcext:value-type="string">
            <text:p>88.6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3" calcext:value-type="float">
            <text:p>229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4" calcext:value-type="float">
            <text:p>2294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636</text:p>
          </table:table-cell>
          <table:table-cell office:value-type="string" calcext:value-type="string">
            <text:p>84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5" calcext:value-type="float">
            <text:p>229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704</text:p>
          </table:table-cell>
          <table:table-cell office:value-type="string" calcext:value-type="string">
            <text:p>57.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6" calcext:value-type="float">
            <text:p>2296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7" calcext:value-type="float">
            <text:p>2297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298" calcext:value-type="float">
            <text:p>229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9" calcext:value-type="float">
            <text:p>2299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223</text:p>
          </table:table-cell>
          <table:table-cell office:value-type="string" calcext:value-type="string">
            <text:p>94.4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0" calcext:value-type="float">
            <text:p>230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2" calcext:value-type="float">
            <text:p>230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2.603</text:p>
          </table:table-cell>
          <table:table-cell office:value-type="string" calcext:value-type="string">
            <text:p>5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3" calcext:value-type="float">
            <text:p>230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627</text:p>
          </table:table-cell>
          <table:table-cell office:value-type="string" calcext:value-type="string">
            <text:p>84.3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4" calcext:value-type="float">
            <text:p>2304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5" calcext:value-type="float">
            <text:p>2305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6" calcext:value-type="float">
            <text:p>230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7" calcext:value-type="float">
            <text:p>2307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08" calcext:value-type="float">
            <text:p>230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2.041</text:p>
          </table:table-cell>
          <table:table-cell office:value-type="string" calcext:value-type="string">
            <text:p>73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9" calcext:value-type="float">
            <text:p>2309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0" calcext:value-type="float">
            <text:p>231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662</text:p>
          </table:table-cell>
          <table:table-cell office:value-type="string" calcext:value-type="string">
            <text:p>83.4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1" calcext:value-type="float">
            <text:p>2311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2" calcext:value-type="float">
            <text:p>2312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62</text:p>
          </table:table-cell>
          <table:table-cell office:value-type="string" calcext:value-type="string">
            <text:p>84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4" calcext:value-type="float">
            <text:p>2314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19</text:p>
          </table:table-cell>
          <table:table-cell office:value-type="string" calcext:value-type="string">
            <text:p>84.5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661</text:p>
          </table:table-cell>
          <table:table-cell office:value-type="string" calcext:value-type="string">
            <text:p>83.4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6" calcext:value-type="float">
            <text:p>231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17" calcext:value-type="float">
            <text:p>2317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23</text:p>
          </table:table-cell>
          <table:table-cell office:value-type="string" calcext:value-type="string">
            <text:p>89.4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8" calcext:value-type="float">
            <text:p>2318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3.188</text:p>
          </table:table-cell>
          <table:table-cell office:value-type="string" calcext:value-type="string">
            <text:p>45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47</text:p>
          </table:table-cell>
          <table:table-cell office:value-type="string" calcext:value-type="string">
            <text:p>88.2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0" calcext:value-type="float">
            <text:p>232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552</text:p>
          </table:table-cell>
          <table:table-cell office:value-type="string" calcext:value-type="string">
            <text:p>61.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1" calcext:value-type="float">
            <text:p>232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2.892</text:p>
          </table:table-cell>
          <table:table-cell office:value-type="string" calcext:value-type="string">
            <text:p>52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4</text:p>
          </table:table-cell>
          <table:table-cell office:value-type="string" calcext:value-type="string">
            <text:p>9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3" calcext:value-type="float">
            <text:p>2323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4" calcext:value-type="float">
            <text:p>2324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553</text:p>
          </table:table-cell>
          <table:table-cell office:value-type="string" calcext:value-type="string">
            <text:p>61.1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5" calcext:value-type="float">
            <text:p>2325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183</text:p>
          </table:table-cell>
          <table:table-cell office:value-type="string" calcext:value-type="string">
            <text:p>95.4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6" calcext:value-type="float">
            <text:p>232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7" calcext:value-type="float">
            <text:p>2327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8" calcext:value-type="float">
            <text:p>2328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227</text:p>
          </table:table-cell>
          <table:table-cell office:value-type="string" calcext:value-type="string">
            <text:p>94.3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9" calcext:value-type="float">
            <text:p>2329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8</text:p>
          </table:table-cell>
          <table:table-cell office:value-type="string" calcext:value-type="string">
            <text:p>84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0" calcext:value-type="float">
            <text:p>233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608</text:p>
          </table:table-cell>
          <table:table-cell office:value-type="string" calcext:value-type="string">
            <text:p>59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1" calcext:value-type="float">
            <text:p>2331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2" calcext:value-type="float">
            <text:p>2332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33" calcext:value-type="float">
            <text:p>2333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202</text:p>
          </table:table-cell>
          <table:table-cell office:value-type="string" calcext:value-type="string">
            <text:p>94.9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4" calcext:value-type="float">
            <text:p>2334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5" calcext:value-type="float">
            <text:p>2335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6" calcext:value-type="float">
            <text:p>233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226</text:p>
          </table:table-cell>
          <table:table-cell office:value-type="string" calcext:value-type="string">
            <text:p>94.3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7" calcext:value-type="float">
            <text:p>2337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473</text:p>
          </table:table-cell>
          <table:table-cell office:value-type="string" calcext:value-type="string">
            <text:p>63.1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8" calcext:value-type="float">
            <text:p>2338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9" calcext:value-type="float">
            <text:p>2339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2.462</text:p>
          </table:table-cell>
          <table:table-cell office:value-type="string" calcext:value-type="string">
            <text:p>63.4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0" calcext:value-type="float">
            <text:p>2340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1" calcext:value-type="float">
            <text:p>234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2" calcext:value-type="float">
            <text:p>2342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4" calcext:value-type="float">
            <text:p>2344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5" calcext:value-type="float">
            <text:p>2345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2.055</text:p>
          </table:table-cell>
          <table:table-cell office:value-type="string" calcext:value-type="string">
            <text:p>73.6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6" calcext:value-type="float">
            <text:p>2346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7" calcext:value-type="float">
            <text:p>2347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8" calcext:value-type="float">
            <text:p>2348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49" calcext:value-type="float">
            <text:p>2349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142</text:p>
          </table:table-cell>
          <table:table-cell office:value-type="string" calcext:value-type="string">
            <text:p>71.4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0" calcext:value-type="float">
            <text:p>2350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2" calcext:value-type="float">
            <text:p>2352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3" calcext:value-type="float">
            <text:p>2353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733</text:p>
          </table:table-cell>
          <table:table-cell office:value-type="string" calcext:value-type="string">
            <text:p>81.6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4" calcext:value-type="float">
            <text:p>2354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145</text:p>
          </table:table-cell>
          <table:table-cell office:value-type="string" calcext:value-type="string">
            <text:p>71.3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5" calcext:value-type="float">
            <text:p>2355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6" calcext:value-type="float">
            <text:p>2356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09</text:p>
          </table:table-cell>
          <table:table-cell office:value-type="string" calcext:value-type="string">
            <text:p>79.7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7" calcext:value-type="float">
            <text:p>2357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58" calcext:value-type="float">
            <text:p>2358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9" calcext:value-type="float">
            <text:p>2359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0" calcext:value-type="float">
            <text:p>2360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1" calcext:value-type="float">
            <text:p>236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387</text:p>
          </table:table-cell>
          <table:table-cell office:value-type="string" calcext:value-type="string">
            <text:p>65.3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2" calcext:value-type="float">
            <text:p>236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3" calcext:value-type="float">
            <text:p>2363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588</text:p>
          </table:table-cell>
          <table:table-cell office:value-type="string" calcext:value-type="string">
            <text:p>85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5" calcext:value-type="float">
            <text:p>2365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503</text:p>
          </table:table-cell>
          <table:table-cell office:value-type="string" calcext:value-type="string">
            <text:p>87.4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6" calcext:value-type="float">
            <text:p>2366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2.044</text:p>
          </table:table-cell>
          <table:table-cell office:value-type="string" calcext:value-type="string">
            <text:p>73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7" calcext:value-type="float">
            <text:p>2367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2.18</text:p>
          </table:table-cell>
          <table:table-cell office:value-type="string" calcext:value-type="string">
            <text:p>70.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8" calcext:value-type="float">
            <text:p>2368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69" calcext:value-type="float">
            <text:p>2369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057</text:p>
          </table:table-cell>
          <table:table-cell office:value-type="string" calcext:value-type="string">
            <text:p>98.5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0" calcext:value-type="float">
            <text:p>2370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12</text:p>
          </table:table-cell>
          <table:table-cell office:value-type="string" calcext:value-type="string">
            <text:p>99.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1" calcext:value-type="float">
            <text:p>2371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2" calcext:value-type="float">
            <text:p>2372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2.101</text:p>
          </table:table-cell>
          <table:table-cell office:value-type="string" calcext:value-type="string">
            <text:p>72.4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3" calcext:value-type="float">
            <text:p>2373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2.147</text:p>
          </table:table-cell>
          <table:table-cell office:value-type="string" calcext:value-type="string">
            <text:p>71.3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4" calcext:value-type="float">
            <text:p>2374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729</text:p>
          </table:table-cell>
          <table:table-cell office:value-type="string" calcext:value-type="string">
            <text:p>31.7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5" calcext:value-type="float">
            <text:p>2375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76" calcext:value-type="float">
            <text:p>2376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/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7" calcext:value-type="float">
            <text:p>2377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8" calcext:value-type="float">
            <text:p>2378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9" calcext:value-type="float">
            <text:p>2379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0" calcext:value-type="float">
            <text:p>2380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66</text:p>
          </table:table-cell>
          <table:table-cell office:value-type="string" calcext:value-type="string">
            <text:p>98.3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1" calcext:value-type="float">
            <text:p>2381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563</text:p>
          </table:table-cell>
          <table:table-cell office:value-type="string" calcext:value-type="string">
            <text:p>85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2" calcext:value-type="float">
            <text:p>238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467</text:p>
          </table:table-cell>
          <table:table-cell office:value-type="string" calcext:value-type="string">
            <text:p>63.3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3" calcext:value-type="float">
            <text:p>2383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328</text:p>
          </table:table-cell>
          <table:table-cell office:value-type="string" calcext:value-type="string">
            <text:p>91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4" calcext:value-type="float">
            <text:p>2384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6" calcext:value-type="float">
            <text:p>2386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7" calcext:value-type="float">
            <text:p>2387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2.361</text:p>
          </table:table-cell>
          <table:table-cell office:value-type="string" calcext:value-type="string">
            <text:p>65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8" calcext:value-type="float">
            <text:p>2388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87</text:p>
          </table:table-cell>
          <table:table-cell office:value-type="string" calcext:value-type="string">
            <text:p>97.8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9" calcext:value-type="float">
            <text:p>2389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285</text:p>
          </table:table-cell>
          <table:table-cell office:value-type="string" calcext:value-type="string">
            <text:p>92.8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0" calcext:value-type="float">
            <text:p>2390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328</text:p>
          </table:table-cell>
          <table:table-cell office:value-type="string" calcext:value-type="string">
            <text:p>66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1" calcext:value-type="float">
            <text:p>239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.857</text:p>
          </table:table-cell>
          <table:table-cell office:value-type="string" calcext:value-type="string">
            <text:p>78.5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2" calcext:value-type="float">
            <text:p>239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3" calcext:value-type="float">
            <text:p>2393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4" calcext:value-type="float">
            <text:p>2394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5" calcext:value-type="float">
            <text:p>2395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6" calcext:value-type="float">
            <text:p>2396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7" calcext:value-type="float">
            <text:p>2397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8" calcext:value-type="float">
            <text:p>2398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399" calcext:value-type="float">
            <text:p>2399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2.023</text:p>
          </table:table-cell>
          <table:table-cell office:value-type="string" calcext:value-type="string">
            <text:p>74.4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1" calcext:value-type="float">
            <text:p>2401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2" calcext:value-type="float">
            <text:p>2402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03" calcext:value-type="float">
            <text:p>2403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4" calcext:value-type="float">
            <text:p>2404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001</text:p>
          </table:table-cell>
          <table:table-cell office:value-type="string" calcext:value-type="string">
            <text:p>99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5" calcext:value-type="float">
            <text:p>2405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11</text:p>
          </table:table-cell>
          <table:table-cell office:value-type="string" calcext:value-type="string">
            <text:p>89.7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7" calcext:value-type="float">
            <text:p>2407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45</text:p>
          </table:table-cell>
          <table:table-cell office:value-type="string" calcext:value-type="string">
            <text:p>38.7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8" calcext:value-type="float">
            <text:p>2408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371</text:p>
          </table:table-cell>
          <table:table-cell office:value-type="string" calcext:value-type="string">
            <text:p>40.7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9" calcext:value-type="float">
            <text:p>2409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2.208</text:p>
          </table:table-cell>
          <table:table-cell office:value-type="string" calcext:value-type="string">
            <text:p>69.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0" calcext:value-type="float">
            <text:p>2410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2.591</text:p>
          </table:table-cell>
          <table:table-cell office:value-type="string" calcext:value-type="string">
            <text:p>60.2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1" calcext:value-type="float">
            <text:p>2411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029</text:p>
          </table:table-cell>
          <table:table-cell office:value-type="string" calcext:value-type="string">
            <text:p>99.2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2" calcext:value-type="float">
            <text:p>2412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3" calcext:value-type="float">
            <text:p>2413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14" calcext:value-type="float">
            <text:p>2414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356</text:p>
          </table:table-cell>
          <table:table-cell office:value-type="string" calcext:value-type="string">
            <text:p>66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5" calcext:value-type="float">
            <text:p>2415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6" calcext:value-type="float">
            <text:p>2416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7" calcext:value-type="float">
            <text:p>2417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.628</text:p>
          </table:table-cell>
          <table:table-cell office:value-type="string" calcext:value-type="string">
            <text:p>59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8" calcext:value-type="float">
            <text:p>2418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009</text:p>
          </table:table-cell>
          <table:table-cell office:value-type="string" calcext:value-type="string">
            <text:p>99.7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9" calcext:value-type="float">
            <text:p>2419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.305</text:p>
          </table:table-cell>
          <table:table-cell office:value-type="string" calcext:value-type="string">
            <text:p>67.3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0" calcext:value-type="float">
            <text:p>2420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1" calcext:value-type="float">
            <text:p>2421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2" calcext:value-type="float">
            <text:p>2422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3" calcext:value-type="float">
            <text:p>2423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4" calcext:value-type="float">
            <text:p>2424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5" calcext:value-type="float">
            <text:p>2425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906</text:p>
          </table:table-cell>
          <table:table-cell office:value-type="string" calcext:value-type="string">
            <text:p>77.3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6" calcext:value-type="float">
            <text:p>2426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.228</text:p>
          </table:table-cell>
          <table:table-cell office:value-type="string" calcext:value-type="string">
            <text:p>69.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28" calcext:value-type="float">
            <text:p>2428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9" calcext:value-type="float">
            <text:p>2429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0" calcext:value-type="float">
            <text:p>2430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1" office:value-type="float" office:value="2011" calcext:value-type="float">
            <text:p>2011</text:p>
          </table:table-cell>
          <table:table-cell office:value-type="float" office:value="2431" calcext:value-type="float">
            <text:p>2431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1.836</text:p>
          </table:table-cell>
          <table:table-cell office:value-type="string" calcext:value-type="string">
            <text:p>79.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2" calcext:value-type="float">
            <text:p>243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302</text:p>
          </table:table-cell>
          <table:table-cell office:value-type="string" calcext:value-type="string">
            <text:p>92.4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3" calcext:value-type="float">
            <text:p>2433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2.242</text:p>
          </table:table-cell>
          <table:table-cell office:value-type="string" calcext:value-type="string">
            <text:p>68.9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4" calcext:value-type="float">
            <text:p>2434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5" calcext:value-type="float">
            <text:p>2435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2.27</text:p>
          </table:table-cell>
          <table:table-cell office:value-type="string" calcext:value-type="string">
            <text:p>68.2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6" calcext:value-type="float">
            <text:p>243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195</text:p>
          </table:table-cell>
          <table:table-cell office:value-type="string" calcext:value-type="string">
            <text:p>45.1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7" calcext:value-type="float">
            <text:p>24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814</text:p>
          </table:table-cell>
          <table:table-cell office:value-type="string" calcext:value-type="string">
            <text:p>79.6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8" calcext:value-type="float">
            <text:p>243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9" calcext:value-type="float">
            <text:p>243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272</text:p>
          </table:table-cell>
          <table:table-cell office:value-type="string" calcext:value-type="string">
            <text:p>68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0" calcext:value-type="float">
            <text:p>244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139</text:p>
          </table:table-cell>
          <table:table-cell office:value-type="string" calcext:value-type="string">
            <text:p>96.5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1" calcext:value-type="float">
            <text:p>2441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838</text:p>
          </table:table-cell>
          <table:table-cell office:value-type="string" calcext:value-type="string">
            <text:p>79.0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3" calcext:value-type="float">
            <text:p>2443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44" calcext:value-type="float">
            <text:p>244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5" calcext:value-type="float">
            <text:p>244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6" calcext:value-type="float">
            <text:p>244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193</text:p>
          </table:table-cell>
          <table:table-cell office:value-type="string" calcext:value-type="string">
            <text:p>70.1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7" calcext:value-type="float">
            <text:p>244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185</text:p>
          </table:table-cell>
          <table:table-cell office:value-type="string" calcext:value-type="string">
            <text:p>95.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8" calcext:value-type="float">
            <text:p>244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399</text:p>
          </table:table-cell>
          <table:table-cell office:value-type="string" calcext:value-type="string">
            <text:p>65.0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0" calcext:value-type="float">
            <text:p>245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1" calcext:value-type="float">
            <text:p>245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2" calcext:value-type="float">
            <text:p>245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.75</text:p>
          </table:table-cell>
          <table:table-cell office:value-type="string" calcext:value-type="string">
            <text:p>81.2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3" calcext:value-type="float">
            <text:p>245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4" calcext:value-type="float">
            <text:p>245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5" calcext:value-type="float">
            <text:p>245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6" calcext:value-type="float">
            <text:p>2456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7" calcext:value-type="float">
            <text:p>245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.208</text:p>
          </table:table-cell>
          <table:table-cell office:value-type="string" calcext:value-type="string">
            <text:p>69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8" calcext:value-type="float">
            <text:p>2458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59" calcext:value-type="float">
            <text:p>245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0" calcext:value-type="float">
            <text:p>246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1" calcext:value-type="float">
            <text:p>246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2" calcext:value-type="float">
            <text:p>246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3" calcext:value-type="float">
            <text:p>246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221</text:p>
          </table:table-cell>
          <table:table-cell office:value-type="string" calcext:value-type="string">
            <text:p>94.4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4" calcext:value-type="float">
            <text:p>246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5" calcext:value-type="float">
            <text:p>246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6" calcext:value-type="float">
            <text:p>246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7" calcext:value-type="float">
            <text:p>246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067</text:p>
          </table:table-cell>
          <table:table-cell office:value-type="string" calcext:value-type="string">
            <text:p>73.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8" calcext:value-type="float">
            <text:p>246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69" calcext:value-type="float">
            <text:p>246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823</text:p>
          </table:table-cell>
          <table:table-cell office:value-type="string" calcext:value-type="string">
            <text:p>79.4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1" calcext:value-type="float">
            <text:p>247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275</text:p>
          </table:table-cell>
          <table:table-cell office:value-type="string" calcext:value-type="string">
            <text:p>93.1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2" calcext:value-type="float">
            <text:p>247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3" calcext:value-type="float">
            <text:p>247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2.101</text:p>
          </table:table-cell>
          <table:table-cell office:value-type="string" calcext:value-type="string">
            <text:p>72.4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4" calcext:value-type="float">
            <text:p>247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5" calcext:value-type="float">
            <text:p>247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301</text:p>
          </table:table-cell>
          <table:table-cell office:value-type="string" calcext:value-type="string">
            <text:p>67.4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6" calcext:value-type="float">
            <text:p>247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77" calcext:value-type="float">
            <text:p>2477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8" calcext:value-type="float">
            <text:p>2478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3.061</text:p>
          </table:table-cell>
          <table:table-cell office:value-type="string" calcext:value-type="string">
            <text:p>48.4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9" calcext:value-type="float">
            <text:p>2479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809</text:p>
          </table:table-cell>
          <table:table-cell office:value-type="string" calcext:value-type="string">
            <text:p>79.7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0" calcext:value-type="float">
            <text:p>248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1" calcext:value-type="float">
            <text:p>248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2" calcext:value-type="float">
            <text:p>248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2.018</text:p>
          </table:table-cell>
          <table:table-cell office:value-type="string" calcext:value-type="string">
            <text:p>74.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3" calcext:value-type="float">
            <text:p>2483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4" calcext:value-type="float">
            <text:p>248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5" calcext:value-type="float">
            <text:p>24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107</text:p>
          </table:table-cell>
          <table:table-cell office:value-type="string" calcext:value-type="string">
            <text:p>97.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6" calcext:value-type="float">
            <text:p>248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72</text:p>
          </table:table-cell>
          <table:table-cell office:value-type="float" office:value="82" calcext:value-type="float">
            <text:p>8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7" calcext:value-type="float">
            <text:p>248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302</text:p>
          </table:table-cell>
          <table:table-cell office:value-type="string" calcext:value-type="string">
            <text:p>92.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8" calcext:value-type="float">
            <text:p>248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489" calcext:value-type="float">
            <text:p>2489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1.722</text:p>
          </table:table-cell>
          <table:table-cell office:value-type="string" calcext:value-type="string">
            <text:p>81.9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0" calcext:value-type="float">
            <text:p>249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608</text:p>
          </table:table-cell>
          <table:table-cell office:value-type="string" calcext:value-type="string">
            <text:p>84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.212</text:p>
          </table:table-cell>
          <table:table-cell office:value-type="string" calcext:value-type="string">
            <text:p>94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2" calcext:value-type="float">
            <text:p>249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619</text:p>
          </table:table-cell>
          <table:table-cell office:value-type="string" calcext:value-type="string">
            <text:p>84.5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3" calcext:value-type="float">
            <text:p>249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925</text:p>
          </table:table-cell>
          <table:table-cell office:value-type="string" calcext:value-type="string">
            <text:p>76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4" calcext:value-type="float">
            <text:p>2494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098</text:p>
          </table:table-cell>
          <table:table-cell office:value-type="string" calcext:value-type="string">
            <text:p>97.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28</text:p>
          </table:table-cell>
          <table:table-cell office:value-type="string" calcext:value-type="string">
            <text:p>89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6" calcext:value-type="float">
            <text:p>249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7" calcext:value-type="float">
            <text:p>249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651</text:p>
          </table:table-cell>
          <table:table-cell office:value-type="string" calcext:value-type="string">
            <text:p>83.7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8" calcext:value-type="float">
            <text:p>249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955</text:p>
          </table:table-cell>
          <table:table-cell office:value-type="string" calcext:value-type="string">
            <text:p>51.1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9" calcext:value-type="float">
            <text:p>2499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1" calcext:value-type="float">
            <text:p>250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013</text:p>
          </table:table-cell>
          <table:table-cell office:value-type="string" calcext:value-type="string">
            <text:p>99.6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2" calcext:value-type="float">
            <text:p>250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241</text:p>
          </table:table-cell>
          <table:table-cell office:value-type="string" calcext:value-type="string">
            <text:p>93.9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3" calcext:value-type="float">
            <text:p>2503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4" calcext:value-type="float">
            <text:p>250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5" calcext:value-type="float">
            <text:p>250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2.339</text:p>
          </table:table-cell>
          <table:table-cell office:value-type="string" calcext:value-type="string">
            <text:p>66.5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6" calcext:value-type="float">
            <text:p>25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96</text:p>
          </table:table-cell>
          <table:table-cell office:value-type="string" calcext:value-type="string">
            <text:p>87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7" calcext:value-type="float">
            <text:p>2507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08" calcext:value-type="float">
            <text:p>250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9" calcext:value-type="float">
            <text:p>250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0" calcext:value-type="float">
            <text:p>2510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1" calcext:value-type="float">
            <text:p>2511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829</text:p>
          </table:table-cell>
          <table:table-cell office:value-type="string" calcext:value-type="string">
            <text:p>79.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13" calcext:value-type="float">
            <text:p>2513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663</text:p>
          </table:table-cell>
          <table:table-cell office:value-type="string" calcext:value-type="string">
            <text:p>83.4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4" calcext:value-type="float">
            <text:p>2514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5" calcext:value-type="float">
            <text:p>2515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6" calcext:value-type="float">
            <text:p>251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7" calcext:value-type="float">
            <text:p>2517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8" calcext:value-type="float">
            <text:p>2518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843</text:p>
          </table:table-cell>
          <table:table-cell office:value-type="string" calcext:value-type="string">
            <text:p>78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9" calcext:value-type="float">
            <text:p>2519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20" calcext:value-type="float">
            <text:p>252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49</text:p>
          </table:table-cell>
          <table:table-cell office:value-type="string" calcext:value-type="string">
            <text:p>88.7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1" calcext:value-type="float">
            <text:p>252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2.964</text:p>
          </table:table-cell>
          <table:table-cell office:value-type="string" calcext:value-type="string">
            <text:p>50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2" calcext:value-type="float">
            <text:p>252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3" calcext:value-type="float">
            <text:p>2523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548</text:p>
          </table:table-cell>
          <table:table-cell office:value-type="string" calcext:value-type="string">
            <text:p>61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4" calcext:value-type="float">
            <text:p>252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2.717</text:p>
          </table:table-cell>
          <table:table-cell office:value-type="string" calcext:value-type="string">
            <text:p>57.0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5" calcext:value-type="float">
            <text:p>252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6" calcext:value-type="float">
            <text:p>252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7" calcext:value-type="float">
            <text:p>2527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399</text:p>
          </table:table-cell>
          <table:table-cell office:value-type="string" calcext:value-type="string">
            <text:p>65.0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8" calcext:value-type="float">
            <text:p>2528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172</text:p>
          </table:table-cell>
          <table:table-cell office:value-type="string" calcext:value-type="string">
            <text:p>95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9" calcext:value-type="float">
            <text:p>2529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0" calcext:value-type="float">
            <text:p>253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1" calcext:value-type="float">
            <text:p>2531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415</text:p>
          </table:table-cell>
          <table:table-cell office:value-type="string" calcext:value-type="string">
            <text:p>89.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2" calcext:value-type="float">
            <text:p>2532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7</text:p>
          </table:table-cell>
          <table:table-cell office:value-type="string" calcext:value-type="string">
            <text:p>84.8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419</text:p>
          </table:table-cell>
          <table:table-cell office:value-type="string" calcext:value-type="string">
            <text:p>64.5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4" calcext:value-type="float">
            <text:p>2534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227</text:p>
          </table:table-cell>
          <table:table-cell office:value-type="string" calcext:value-type="string">
            <text:p>69.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5" calcext:value-type="float">
            <text:p>2535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36" calcext:value-type="float">
            <text:p>253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7" calcext:value-type="float">
            <text:p>2537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8" calcext:value-type="float">
            <text:p>2538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9" calcext:value-type="float">
            <text:p>2539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0" calcext:value-type="float">
            <text:p>254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47</text:p>
          </table:table-cell>
          <table:table-cell office:value-type="string" calcext:value-type="string">
            <text:p>63.2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1" calcext:value-type="float">
            <text:p>254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2" calcext:value-type="float">
            <text:p>2542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2.208</text:p>
          </table:table-cell>
          <table:table-cell office:value-type="string" calcext:value-type="string">
            <text:p>69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3" calcext:value-type="float">
            <text:p>2543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4" calcext:value-type="float">
            <text:p>2544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5" calcext:value-type="float">
            <text:p>2545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6" calcext:value-type="float">
            <text:p>2546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47" calcext:value-type="float">
            <text:p>254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8" calcext:value-type="float">
            <text:p>2548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2.055</text:p>
          </table:table-cell>
          <table:table-cell office:value-type="string" calcext:value-type="string">
            <text:p>73.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9" calcext:value-type="float">
            <text:p>2549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001</text:p>
          </table:table-cell>
          <table:table-cell office:value-type="string" calcext:value-type="string">
            <text:p>99.9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0" calcext:value-type="float">
            <text:p>255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1" calcext:value-type="float">
            <text:p>255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2" calcext:value-type="float">
            <text:p>255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225</text:p>
          </table:table-cell>
          <table:table-cell office:value-type="string" calcext:value-type="string">
            <text:p>69.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3" calcext:value-type="float">
            <text:p>255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5" calcext:value-type="float">
            <text:p>255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6" calcext:value-type="float">
            <text:p>2556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652</text:p>
          </table:table-cell>
          <table:table-cell office:value-type="string" calcext:value-type="string">
            <text:p>83.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7" calcext:value-type="float">
            <text:p>2557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303</text:p>
          </table:table-cell>
          <table:table-cell office:value-type="string" calcext:value-type="string">
            <text:p>67.4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8" calcext:value-type="float">
            <text:p>2558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59" calcext:value-type="float">
            <text:p>2559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08</text:p>
          </table:table-cell>
          <table:table-cell office:value-type="string" calcext:value-type="string">
            <text:p>79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0" calcext:value-type="float">
            <text:p>2560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1" calcext:value-type="float">
            <text:p>256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2" calcext:value-type="float">
            <text:p>2562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3" calcext:value-type="float">
            <text:p>256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4" calcext:value-type="float">
            <text:p>2564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359</text:p>
          </table:table-cell>
          <table:table-cell office:value-type="string" calcext:value-type="string">
            <text:p>66.0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5" calcext:value-type="float">
            <text:p>2565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6" calcext:value-type="float">
            <text:p>2566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67" calcext:value-type="float">
            <text:p>2567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542</text:p>
          </table:table-cell>
          <table:table-cell office:value-type="string" calcext:value-type="string">
            <text:p>86.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8" calcext:value-type="float">
            <text:p>2568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503</text:p>
          </table:table-cell>
          <table:table-cell office:value-type="string" calcext:value-type="string">
            <text:p>87.4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9" calcext:value-type="float">
            <text:p>2569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1.836</text:p>
          </table:table-cell>
          <table:table-cell office:value-type="string" calcext:value-type="string">
            <text:p>79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0" calcext:value-type="float">
            <text:p>2570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2.446</text:p>
          </table:table-cell>
          <table:table-cell office:value-type="string" calcext:value-type="string">
            <text:p>63.8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1" calcext:value-type="float">
            <text:p>2571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2" calcext:value-type="float">
            <text:p>257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055</text:p>
          </table:table-cell>
          <table:table-cell office:value-type="string" calcext:value-type="string">
            <text:p>98.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3" calcext:value-type="float">
            <text:p>2573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47</text:p>
          </table:table-cell>
          <table:table-cell office:value-type="string" calcext:value-type="string">
            <text:p>98.8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4" calcext:value-type="float">
            <text:p>2574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2.068</text:p>
          </table:table-cell>
          <table:table-cell office:value-type="string" calcext:value-type="string">
            <text:p>73.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6" calcext:value-type="float">
            <text:p>2576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2.147</text:p>
          </table:table-cell>
          <table:table-cell office:value-type="string" calcext:value-type="string">
            <text:p>71.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7" calcext:value-type="float">
            <text:p>2577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5</text:p>
          </table:table-cell>
          <table:table-cell office:value-type="string" calcext:value-type="string">
            <text:p>37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8" calcext:value-type="float">
            <text:p>2578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79" calcext:value-type="float">
            <text:p>2579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/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0" calcext:value-type="float">
            <text:p>2580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1" calcext:value-type="float">
            <text:p>258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2" calcext:value-type="float">
            <text:p>2582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3" calcext:value-type="float">
            <text:p>2583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4</text:p>
          </table:table-cell>
          <table:table-cell office:value-type="float" office:value="99" calcext:value-type="float">
            <text:p>9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4" calcext:value-type="float">
            <text:p>2584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576</text:p>
          </table:table-cell>
          <table:table-cell office:value-type="string" calcext:value-type="string">
            <text:p>85.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5" calcext:value-type="float">
            <text:p>258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472</text:p>
          </table:table-cell>
          <table:table-cell office:value-type="string" calcext:value-type="string">
            <text:p>63.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6" calcext:value-type="float">
            <text:p>2586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368</text:p>
          </table:table-cell>
          <table:table-cell office:value-type="string" calcext:value-type="string">
            <text:p>90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7" calcext:value-type="float">
            <text:p>2587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8" calcext:value-type="float">
            <text:p>2588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302</text:p>
          </table:table-cell>
          <table:table-cell office:value-type="string" calcext:value-type="string">
            <text:p>92.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9" calcext:value-type="float">
            <text:p>2589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0" calcext:value-type="float">
            <text:p>2590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2.42</text:p>
          </table:table-cell>
          <table:table-cell office:value-type="string" calcext:value-type="string">
            <text:p>64.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1" calcext:value-type="float">
            <text:p>259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77</text:p>
          </table:table-cell>
          <table:table-cell office:value-type="string" calcext:value-type="string">
            <text:p>98.0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2" calcext:value-type="float">
            <text:p>259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255</text:p>
          </table:table-cell>
          <table:table-cell office:value-type="string" calcext:value-type="string">
            <text:p>93.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3" calcext:value-type="float">
            <text:p>2593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338</text:p>
          </table:table-cell>
          <table:table-cell office:value-type="string" calcext:value-type="string">
            <text:p>66.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4" calcext:value-type="float">
            <text:p>2594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.876</text:p>
          </table:table-cell>
          <table:table-cell office:value-type="string" calcext:value-type="string">
            <text:p>78.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5" calcext:value-type="float">
            <text:p>2595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7" calcext:value-type="float">
            <text:p>2597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8" calcext:value-type="float">
            <text:p>2598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599" calcext:value-type="float">
            <text:p>2599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0" calcext:value-type="float">
            <text:p>2600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1" calcext:value-type="float">
            <text:p>2601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2" calcext:value-type="float">
            <text:p>2602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3" calcext:value-type="float">
            <text:p>2603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2.025</text:p>
          </table:table-cell>
          <table:table-cell office:value-type="string" calcext:value-type="string">
            <text:p>74.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4" calcext:value-type="float">
            <text:p>2604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5" calcext:value-type="float">
            <text:p>2605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06" calcext:value-type="float">
            <text:p>2606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7" calcext:value-type="float">
            <text:p>2607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8" calcext:value-type="float">
            <text:p>2608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9" calcext:value-type="float">
            <text:p>2609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0" calcext:value-type="float">
            <text:p>2610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545</text:p>
          </table:table-cell>
          <table:table-cell office:value-type="string" calcext:value-type="string">
            <text:p>36.3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1" calcext:value-type="float">
            <text:p>2611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399</text:p>
          </table:table-cell>
          <table:table-cell office:value-type="string" calcext:value-type="string">
            <text:p>40.0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2" calcext:value-type="float">
            <text:p>2612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2.208</text:p>
          </table:table-cell>
          <table:table-cell office:value-type="string" calcext:value-type="string">
            <text:p>69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3" calcext:value-type="float">
            <text:p>2613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2.762</text:p>
          </table:table-cell>
          <table:table-cell office:value-type="string" calcext:value-type="string">
            <text:p>55.9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4" calcext:value-type="float">
            <text:p>2614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03</text:p>
          </table:table-cell>
          <table:table-cell office:value-type="string" calcext:value-type="string">
            <text:p>99.2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5" calcext:value-type="float">
            <text:p>2615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6" calcext:value-type="float">
            <text:p>2616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443</text:p>
          </table:table-cell>
          <table:table-cell office:value-type="string" calcext:value-type="string">
            <text:p>63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8" calcext:value-type="float">
            <text:p>2618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9" calcext:value-type="float">
            <text:p>2619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0" calcext:value-type="float">
            <text:p>2620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.615</text:p>
          </table:table-cell>
          <table:table-cell office:value-type="string" calcext:value-type="string">
            <text:p>59.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1" calcext:value-type="float">
            <text:p>2621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227</text:p>
          </table:table-cell>
          <table:table-cell office:value-type="string" calcext:value-type="string">
            <text:p>94.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2" calcext:value-type="float">
            <text:p>2622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.408</text:p>
          </table:table-cell>
          <table:table-cell office:value-type="string" calcext:value-type="string">
            <text:p>64.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3" calcext:value-type="float">
            <text:p>2623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4" calcext:value-type="float">
            <text:p>2624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5" calcext:value-type="float">
            <text:p>2625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26" calcext:value-type="float">
            <text:p>2626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7" calcext:value-type="float">
            <text:p>2627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8" calcext:value-type="float">
            <text:p>2628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906</text:p>
          </table:table-cell>
          <table:table-cell office:value-type="string" calcext:value-type="string">
            <text:p>77.3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9" calcext:value-type="float">
            <text:p>2629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.15</text:p>
          </table:table-cell>
          <table:table-cell office:value-type="string" calcext:value-type="string">
            <text:p>71.2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0" calcext:value-type="float">
            <text:p>2630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1" calcext:value-type="float">
            <text:p>2631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2" calcext:value-type="float">
            <text:p>2632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3" calcext:value-type="float">
            <text:p>2633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2" office:value-type="float" office:value="2012" calcext:value-type="float">
            <text:p>2012</text:p>
          </table:table-cell>
          <table:table-cell office:value-type="float" office:value="2634" calcext:value-type="float">
            <text:p>2634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1.72</text:p>
          </table:table-cell>
          <table:table-cell office:value-type="float" office:value="82" calcext:value-type="float">
            <text:p>8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5" calcext:value-type="float">
            <text:p>2635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302</text:p>
          </table:table-cell>
          <table:table-cell office:value-type="string" calcext:value-type="string">
            <text:p>92.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6" calcext:value-type="float">
            <text:p>2636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2.309</text:p>
          </table:table-cell>
          <table:table-cell office:value-type="string" calcext:value-type="string">
            <text:p>67.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7" calcext:value-type="float">
            <text:p>2637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9" calcext:value-type="float">
            <text:p>263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225</text:p>
          </table:table-cell>
          <table:table-cell office:value-type="string" calcext:value-type="string">
            <text:p>44.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0" calcext:value-type="float">
            <text:p>264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814</text:p>
          </table:table-cell>
          <table:table-cell office:value-type="string" calcext:value-type="string">
            <text:p>79.6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1" calcext:value-type="float">
            <text:p>264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16</text:p>
          </table:table-cell>
          <table:table-cell office:value-type="string" calcext:value-type="string">
            <text:p>94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2" calcext:value-type="float">
            <text:p>264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202</text:p>
          </table:table-cell>
          <table:table-cell office:value-type="string" calcext:value-type="string">
            <text:p>69.9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3" calcext:value-type="float">
            <text:p>264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063</text:p>
          </table:table-cell>
          <table:table-cell office:value-type="string" calcext:value-type="string">
            <text:p>98.4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4" calcext:value-type="float">
            <text:p>2644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5" calcext:value-type="float">
            <text:p>264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73</text:p>
          </table:table-cell>
          <table:table-cell office:value-type="string" calcext:value-type="string">
            <text:p>81.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6" calcext:value-type="float">
            <text:p>2646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47" calcext:value-type="float">
            <text:p>264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8" calcext:value-type="float">
            <text:p>264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9" calcext:value-type="float">
            <text:p>264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21</text:p>
          </table:table-cell>
          <table:table-cell office:value-type="string" calcext:value-type="string">
            <text:p>69.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0" calcext:value-type="float">
            <text:p>265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158</text:p>
          </table:table-cell>
          <table:table-cell office:value-type="string" calcext:value-type="string">
            <text:p>96.0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1" calcext:value-type="float">
            <text:p>265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2" calcext:value-type="float">
            <text:p>265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426</text:p>
          </table:table-cell>
          <table:table-cell office:value-type="string" calcext:value-type="string">
            <text:p>64.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3" calcext:value-type="float">
            <text:p>265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4" calcext:value-type="float">
            <text:p>265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5" calcext:value-type="float">
            <text:p>26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.648</text:p>
          </table:table-cell>
          <table:table-cell office:value-type="string" calcext:value-type="string">
            <text:p>83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6" calcext:value-type="float">
            <text:p>265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57" calcext:value-type="float">
            <text:p>265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8" calcext:value-type="float">
            <text:p>265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9" calcext:value-type="float">
            <text:p>2659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1" calcext:value-type="float">
            <text:p>2661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2" calcext:value-type="float">
            <text:p>266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3" calcext:value-type="float">
            <text:p>266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4" calcext:value-type="float">
            <text:p>266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5" calcext:value-type="float">
            <text:p>266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6" calcext:value-type="float">
            <text:p>266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234</text:p>
          </table:table-cell>
          <table:table-cell office:value-type="string" calcext:value-type="string">
            <text:p>94.1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7" calcext:value-type="float">
            <text:p>266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68" calcext:value-type="float">
            <text:p>266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9" calcext:value-type="float">
            <text:p>266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0" calcext:value-type="float">
            <text:p>267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037</text:p>
          </table:table-cell>
          <table:table-cell office:value-type="string" calcext:value-type="string">
            <text:p>74.0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1" calcext:value-type="float">
            <text:p>267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72" calcext:value-type="float">
            <text:p>267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908</text:p>
          </table:table-cell>
          <table:table-cell office:value-type="string" calcext:value-type="string">
            <text:p>77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3" calcext:value-type="float">
            <text:p>2673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4" calcext:value-type="float">
            <text:p>267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04</text:p>
          </table:table-cell>
          <table:table-cell office:value-type="float" office:value="99" calcext:value-type="float">
            <text:p>9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5" calcext:value-type="float">
            <text:p>267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6" calcext:value-type="float">
            <text:p>267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1.866</text:p>
          </table:table-cell>
          <table:table-cell office:value-type="string" calcext:value-type="string">
            <text:p>78.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7" calcext:value-type="float">
            <text:p>2677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8" calcext:value-type="float">
            <text:p>267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246</text:p>
          </table:table-cell>
          <table:table-cell office:value-type="string" calcext:value-type="string">
            <text:p>68.8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9" calcext:value-type="float">
            <text:p>2679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80" calcext:value-type="float">
            <text:p>268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613</text:p>
          </table:table-cell>
          <table:table-cell office:value-type="string" calcext:value-type="string">
            <text:p>84.6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3.038</text:p>
          </table:table-cell>
          <table:table-cell office:value-type="string" calcext:value-type="string">
            <text:p>49.0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2" calcext:value-type="float">
            <text:p>268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809</text:p>
          </table:table-cell>
          <table:table-cell office:value-type="string" calcext:value-type="string">
            <text:p>79.7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3" calcext:value-type="float">
            <text:p>268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4" calcext:value-type="float">
            <text:p>2684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5" calcext:value-type="float">
            <text:p>268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2.301</text:p>
          </table:table-cell>
          <table:table-cell office:value-type="string" calcext:value-type="string">
            <text:p>67.4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6" calcext:value-type="float">
            <text:p>268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7" calcext:value-type="float">
            <text:p>2687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8" calcext:value-type="float">
            <text:p>268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031</text:p>
          </table:table-cell>
          <table:table-cell office:value-type="string" calcext:value-type="string">
            <text:p>99.2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9" calcext:value-type="float">
            <text:p>268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619</text:p>
          </table:table-cell>
          <table:table-cell office:value-type="string" calcext:value-type="string">
            <text:p>84.5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0" calcext:value-type="float">
            <text:p>269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1" calcext:value-type="float">
            <text:p>269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692" calcext:value-type="float">
            <text:p>269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1.822</text:p>
          </table:table-cell>
          <table:table-cell office:value-type="string" calcext:value-type="string">
            <text:p>79.4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3" calcext:value-type="float">
            <text:p>2693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4" calcext:value-type="float">
            <text:p>269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.213</text:p>
          </table:table-cell>
          <table:table-cell office:value-type="string" calcext:value-type="string">
            <text:p>94.6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5" calcext:value-type="float">
            <text:p>269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619</text:p>
          </table:table-cell>
          <table:table-cell office:value-type="string" calcext:value-type="string">
            <text:p>84.5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6" calcext:value-type="float">
            <text:p>269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825</text:p>
          </table:table-cell>
          <table:table-cell office:value-type="string" calcext:value-type="string">
            <text:p>79.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7" calcext:value-type="float">
            <text:p>2697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047</text:p>
          </table:table-cell>
          <table:table-cell office:value-type="string" calcext:value-type="string">
            <text:p>98.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8" calcext:value-type="float">
            <text:p>269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19</text:p>
          </table:table-cell>
          <table:table-cell office:value-type="string" calcext:value-type="string">
            <text:p>89.5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9" calcext:value-type="float">
            <text:p>269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619</text:p>
          </table:table-cell>
          <table:table-cell office:value-type="string" calcext:value-type="string">
            <text:p>84.5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1" calcext:value-type="float">
            <text:p>270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781</text:p>
          </table:table-cell>
          <table:table-cell office:value-type="string" calcext:value-type="string">
            <text:p>55.4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3" calcext:value-type="float">
            <text:p>2703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04" calcext:value-type="float">
            <text:p>2704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013</text:p>
          </table:table-cell>
          <table:table-cell office:value-type="string" calcext:value-type="string">
            <text:p>99.6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5" calcext:value-type="float">
            <text:p>2705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226</text:p>
          </table:table-cell>
          <table:table-cell office:value-type="string" calcext:value-type="string">
            <text:p>94.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6" calcext:value-type="float">
            <text:p>270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7" calcext:value-type="float">
            <text:p>270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8" calcext:value-type="float">
            <text:p>270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2.355</text:p>
          </table:table-cell>
          <table:table-cell office:value-type="string" calcext:value-type="string">
            <text:p>66.1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9" calcext:value-type="float">
            <text:p>2709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26</text:p>
          </table:table-cell>
          <table:table-cell office:value-type="string" calcext:value-type="string">
            <text:p>89.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0" calcext:value-type="float">
            <text:p>2710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1" calcext:value-type="float">
            <text:p>2711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2" calcext:value-type="float">
            <text:p>271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3" calcext:value-type="float">
            <text:p>2713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4" calcext:value-type="float">
            <text:p>2714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836</text:p>
          </table:table-cell>
          <table:table-cell office:value-type="string" calcext:value-type="string">
            <text:p>79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5" calcext:value-type="float">
            <text:p>2715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16" calcext:value-type="float">
            <text:p>271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65</text:p>
          </table:table-cell>
          <table:table-cell office:value-type="string" calcext:value-type="string">
            <text:p>83.7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7" calcext:value-type="float">
            <text:p>2717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8" calcext:value-type="float">
            <text:p>271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9" calcext:value-type="float">
            <text:p>2719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0" calcext:value-type="float">
            <text:p>272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1" calcext:value-type="float">
            <text:p>2721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846</text:p>
          </table:table-cell>
          <table:table-cell office:value-type="string" calcext:value-type="string">
            <text:p>78.8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2" calcext:value-type="float">
            <text:p>2722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32</text:p>
          </table:table-cell>
          <table:table-cell office:value-type="string" calcext:value-type="string">
            <text:p>89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4" calcext:value-type="float">
            <text:p>2724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2.904</text:p>
          </table:table-cell>
          <table:table-cell office:value-type="string" calcext:value-type="string">
            <text:p>52.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5" calcext:value-type="float">
            <text:p>2725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481</text:p>
          </table:table-cell>
          <table:table-cell office:value-type="string" calcext:value-type="string">
            <text:p>87.9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6" calcext:value-type="float">
            <text:p>272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558</text:p>
          </table:table-cell>
          <table:table-cell office:value-type="string" calcext:value-type="string">
            <text:p>61.0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7" calcext:value-type="float">
            <text:p>2727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2.871</text:p>
          </table:table-cell>
          <table:table-cell office:value-type="string" calcext:value-type="string">
            <text:p>53.2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8" calcext:value-type="float">
            <text:p>2728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9" calcext:value-type="float">
            <text:p>2729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0" calcext:value-type="float">
            <text:p>273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406</text:p>
          </table:table-cell>
          <table:table-cell office:value-type="string" calcext:value-type="string">
            <text:p>64.8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1" calcext:value-type="float">
            <text:p>273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114</text:p>
          </table:table-cell>
          <table:table-cell office:value-type="string" calcext:value-type="string">
            <text:p>97.1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2" calcext:value-type="float">
            <text:p>2732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3" calcext:value-type="float">
            <text:p>2733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4" calcext:value-type="float">
            <text:p>2734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416</text:p>
          </table:table-cell>
          <table:table-cell office:value-type="string" calcext:value-type="string">
            <text:p>89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5" calcext:value-type="float">
            <text:p>273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6" calcext:value-type="float">
            <text:p>273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645</text:p>
          </table:table-cell>
          <table:table-cell office:value-type="string" calcext:value-type="string">
            <text:p>58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7" calcext:value-type="float">
            <text:p>2737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227</text:p>
          </table:table-cell>
          <table:table-cell office:value-type="string" calcext:value-type="string">
            <text:p>69.3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8" calcext:value-type="float">
            <text:p>2738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39" calcext:value-type="float">
            <text:p>2739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0" calcext:value-type="float">
            <text:p>274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1" calcext:value-type="float">
            <text:p>274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2" calcext:value-type="float">
            <text:p>2742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208</text:p>
          </table:table-cell>
          <table:table-cell office:value-type="string" calcext:value-type="string">
            <text:p>94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3" calcext:value-type="float">
            <text:p>2743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439</text:p>
          </table:table-cell>
          <table:table-cell office:value-type="string" calcext:value-type="string">
            <text:p>64.0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5" calcext:value-type="float">
            <text:p>2745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2.385</text:p>
          </table:table-cell>
          <table:table-cell office:value-type="string" calcext:value-type="string">
            <text:p>65.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6" calcext:value-type="float">
            <text:p>2746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7" calcext:value-type="float">
            <text:p>2747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208</text:p>
          </table:table-cell>
          <table:table-cell office:value-type="string" calcext:value-type="string">
            <text:p>94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8" calcext:value-type="float">
            <text:p>2748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49" calcext:value-type="float">
            <text:p>2749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0" calcext:value-type="float">
            <text:p>2750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1" calcext:value-type="float">
            <text:p>275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836</text:p>
          </table:table-cell>
          <table:table-cell office:value-type="string" calcext:value-type="string">
            <text:p>79.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2" calcext:value-type="float">
            <text:p>2752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3" calcext:value-type="float">
            <text:p>2753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4" calcext:value-type="float">
            <text:p>2754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5" calcext:value-type="float">
            <text:p>2755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118</text:p>
          </table:table-cell>
          <table:table-cell office:value-type="string" calcext:value-type="string">
            <text:p>72.0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6" calcext:value-type="float">
            <text:p>2756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57" calcext:value-type="float">
            <text:p>2757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8" calcext:value-type="float">
            <text:p>2758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9" calcext:value-type="float">
            <text:p>2759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737</text:p>
          </table:table-cell>
          <table:table-cell office:value-type="string" calcext:value-type="string">
            <text:p>81.5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0" calcext:value-type="float">
            <text:p>2760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211</text:p>
          </table:table-cell>
          <table:table-cell office:value-type="string" calcext:value-type="string">
            <text:p>69.7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1" calcext:value-type="float">
            <text:p>2761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2" calcext:value-type="float">
            <text:p>276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07</text:p>
          </table:table-cell>
          <table:table-cell office:value-type="string" calcext:value-type="string">
            <text:p>79.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3" calcext:value-type="float">
            <text:p>2763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64" calcext:value-type="float">
            <text:p>2764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6" calcext:value-type="float">
            <text:p>2766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7" calcext:value-type="float">
            <text:p>2767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48</text:p>
          </table:table-cell>
          <table:table-cell office:value-type="float" office:value="63" calcext:value-type="float">
            <text:p>6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8" calcext:value-type="float">
            <text:p>2768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9" calcext:value-type="float">
            <text:p>2769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1" calcext:value-type="float">
            <text:p>2771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2" calcext:value-type="float">
            <text:p>2772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1.634</text:p>
          </table:table-cell>
          <table:table-cell office:value-type="string" calcext:value-type="string">
            <text:p>84.1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3" calcext:value-type="float">
            <text:p>2773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2.632</text:p>
          </table:table-cell>
          <table:table-cell office:value-type="string" calcext:value-type="string">
            <text:p>59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4" calcext:value-type="float">
            <text:p>2774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75" calcext:value-type="float">
            <text:p>2775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013</text:p>
          </table:table-cell>
          <table:table-cell office:value-type="string" calcext:value-type="string">
            <text:p>99.6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6" calcext:value-type="float">
            <text:p>2776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89</text:p>
          </table:table-cell>
          <table:table-cell office:value-type="string" calcext:value-type="string">
            <text:p>97.7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7" calcext:value-type="float">
            <text:p>2777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8" calcext:value-type="float">
            <text:p>2778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.999</text:p>
          </table:table-cell>
          <table:table-cell office:value-type="string" calcext:value-type="string">
            <text:p>75.0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9" calcext:value-type="float">
            <text:p>2779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0" calcext:value-type="float">
            <text:p>2780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657</text:p>
          </table:table-cell>
          <table:table-cell office:value-type="string" calcext:value-type="string">
            <text:p>33.5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1" calcext:value-type="float">
            <text:p>2781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82" calcext:value-type="float">
            <text:p>2782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/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3" calcext:value-type="float">
            <text:p>2783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4" calcext:value-type="float">
            <text:p>278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5" calcext:value-type="float">
            <text:p>2785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7" calcext:value-type="float">
            <text:p>2787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669</text:p>
          </table:table-cell>
          <table:table-cell office:value-type="string" calcext:value-type="string">
            <text:p>83.2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8" calcext:value-type="float">
            <text:p>2788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407</text:p>
          </table:table-cell>
          <table:table-cell office:value-type="string" calcext:value-type="string">
            <text:p>64.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9" calcext:value-type="float">
            <text:p>2789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317</text:p>
          </table:table-cell>
          <table:table-cell office:value-type="string" calcext:value-type="string">
            <text:p>92.0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0" calcext:value-type="float">
            <text:p>2790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1" calcext:value-type="float">
            <text:p>279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2" calcext:value-type="float">
            <text:p>2792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3.066</text:p>
          </table:table-cell>
          <table:table-cell office:value-type="string" calcext:value-type="string">
            <text:p>48.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3" calcext:value-type="float">
            <text:p>2793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2.82</text:p>
          </table:table-cell>
          <table:table-cell office:value-type="string" calcext:value-type="string">
            <text:p>54.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4" calcext:value-type="float">
            <text:p>2794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26</text:p>
          </table:table-cell>
          <table:table-cell office:value-type="string" calcext:value-type="string">
            <text:p>99.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5" calcext:value-type="float">
            <text:p>2795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232</text:p>
          </table:table-cell>
          <table:table-cell office:value-type="string" calcext:value-type="string">
            <text:p>94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6" calcext:value-type="float">
            <text:p>2796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319</text:p>
          </table:table-cell>
          <table:table-cell office:value-type="string" calcext:value-type="string">
            <text:p>67.0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7" calcext:value-type="float">
            <text:p>2797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2.08</text:p>
          </table:table-cell>
          <table:table-cell office:value-type="float" office:value="73" calcext:value-type="float">
            <text:p>7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8" calcext:value-type="float">
            <text:p>2798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799" calcext:value-type="float">
            <text:p>2799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0" calcext:value-type="float">
            <text:p>2800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1" calcext:value-type="float">
            <text:p>2801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2" calcext:value-type="float">
            <text:p>2802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3" calcext:value-type="float">
            <text:p>2803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4" calcext:value-type="float">
            <text:p>2804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5" calcext:value-type="float">
            <text:p>2805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6" calcext:value-type="float">
            <text:p>2806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2.23</text:p>
          </table:table-cell>
          <table:table-cell office:value-type="string" calcext:value-type="string">
            <text:p>69.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8" calcext:value-type="float">
            <text:p>2808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09" calcext:value-type="float">
            <text:p>2809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0" calcext:value-type="float">
            <text:p>2810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1" calcext:value-type="float">
            <text:p>2811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08</text:p>
          </table:table-cell>
          <table:table-cell office:value-type="string" calcext:value-type="string">
            <text:p>89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2" calcext:value-type="float">
            <text:p>2812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3" calcext:value-type="float">
            <text:p>2813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385</text:p>
          </table:table-cell>
          <table:table-cell office:value-type="string" calcext:value-type="string">
            <text:p>40.3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4" calcext:value-type="float">
            <text:p>2814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192</text:p>
          </table:table-cell>
          <table:table-cell office:value-type="string" calcext:value-type="string">
            <text:p>45.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5" calcext:value-type="float">
            <text:p>2815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2.696</text:p>
          </table:table-cell>
          <table:table-cell office:value-type="string" calcext:value-type="string">
            <text:p>57.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6" calcext:value-type="float">
            <text:p>2816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1.914</text:p>
          </table:table-cell>
          <table:table-cell office:value-type="string" calcext:value-type="string">
            <text:p>77.1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7" calcext:value-type="float">
            <text:p>2817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8" calcext:value-type="float">
            <text:p>2818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1.001</text:p>
          </table:table-cell>
          <table:table-cell office:value-type="string" calcext:value-type="string">
            <text:p>99.9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9" calcext:value-type="float">
            <text:p>2819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0" calcext:value-type="float">
            <text:p>2820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461</text:p>
          </table:table-cell>
          <table:table-cell office:value-type="string" calcext:value-type="string">
            <text:p>63.4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1" calcext:value-type="float">
            <text:p>2821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2" calcext:value-type="float">
            <text:p>2822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3" calcext:value-type="float">
            <text:p>2823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.148</text:p>
          </table:table-cell>
          <table:table-cell office:value-type="string" calcext:value-type="string">
            <text:p>71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4" calcext:value-type="float">
            <text:p>2824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226</text:p>
          </table:table-cell>
          <table:table-cell office:value-type="string" calcext:value-type="string">
            <text:p>94.3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5" calcext:value-type="float">
            <text:p>2825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.427</text:p>
          </table:table-cell>
          <table:table-cell office:value-type="string" calcext:value-type="string">
            <text:p>64.3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6" calcext:value-type="float">
            <text:p>2826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7" calcext:value-type="float">
            <text:p>2827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29" calcext:value-type="float">
            <text:p>2829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0" calcext:value-type="float">
            <text:p>2830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1" calcext:value-type="float">
            <text:p>2831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2" calcext:value-type="float">
            <text:p>2832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.529</text:p>
          </table:table-cell>
          <table:table-cell office:value-type="string" calcext:value-type="string">
            <text:p>61.7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3" calcext:value-type="float">
            <text:p>2833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4" calcext:value-type="float">
            <text:p>2834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1.608</text:p>
          </table:table-cell>
          <table:table-cell office:value-type="string" calcext:value-type="string">
            <text:p>84.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5" calcext:value-type="float">
            <text:p>2835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6" calcext:value-type="float">
            <text:p>2836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3" office:value-type="float" office:value="2013" calcext:value-type="float">
            <text:p>2013</text:p>
          </table:table-cell>
          <table:table-cell office:value-type="float" office:value="2837" calcext:value-type="float">
            <text:p>2837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1.628</text:p>
          </table:table-cell>
          <table:table-cell office:value-type="string" calcext:value-type="string">
            <text:p>84.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8" calcext:value-type="float">
            <text:p>2838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9" calcext:value-type="float">
            <text:p>2839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2.51</text:p>
          </table:table-cell>
          <table:table-cell office:value-type="string" calcext:value-type="string">
            <text:p>62.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0" calcext:value-type="float">
            <text:p>2840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1" calcext:value-type="float">
            <text:p>2841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2.03</text:p>
          </table:table-cell>
          <table:table-cell office:value-type="string" calcext:value-type="string">
            <text:p>74.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2" calcext:value-type="float">
            <text:p>284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225</text:p>
          </table:table-cell>
          <table:table-cell office:value-type="string" calcext:value-type="string">
            <text:p>44.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3" calcext:value-type="float">
            <text:p>284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4" calcext:value-type="float">
            <text:p>28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15</text:p>
          </table:table-cell>
          <table:table-cell office:value-type="string" calcext:value-type="string">
            <text:p>94.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5" calcext:value-type="float">
            <text:p>284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204</text:p>
          </table:table-cell>
          <table:table-cell office:value-type="string" calcext:value-type="string">
            <text:p>69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6" calcext:value-type="float">
            <text:p>284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013</text:p>
          </table:table-cell>
          <table:table-cell office:value-type="string" calcext:value-type="string">
            <text:p>99.6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7" calcext:value-type="float">
            <text:p>2847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48" calcext:value-type="float">
            <text:p>28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628</text:p>
          </table:table-cell>
          <table:table-cell office:value-type="string" calcext:value-type="string">
            <text:p>84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9" calcext:value-type="float">
            <text:p>2849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1" calcext:value-type="float">
            <text:p>285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2" calcext:value-type="float">
            <text:p>285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278</text:p>
          </table:table-cell>
          <table:table-cell office:value-type="string" calcext:value-type="string">
            <text:p>68.0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3" calcext:value-type="float">
            <text:p>285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074</text:p>
          </table:table-cell>
          <table:table-cell office:value-type="string" calcext:value-type="string">
            <text:p>98.1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4" calcext:value-type="float">
            <text:p>285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5" calcext:value-type="float">
            <text:p>285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423</text:p>
          </table:table-cell>
          <table:table-cell office:value-type="string" calcext:value-type="string">
            <text:p>64.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6" calcext:value-type="float">
            <text:p>285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57" calcext:value-type="float">
            <text:p>285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2.023</text:p>
          </table:table-cell>
          <table:table-cell office:value-type="string" calcext:value-type="string">
            <text:p>74.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8" calcext:value-type="float">
            <text:p>285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.621</text:p>
          </table:table-cell>
          <table:table-cell office:value-type="string" calcext:value-type="string">
            <text:p>84.4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9" calcext:value-type="float">
            <text:p>285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0" calcext:value-type="float">
            <text:p>286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1" calcext:value-type="float">
            <text:p>286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2" calcext:value-type="float">
            <text:p>2862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3" calcext:value-type="float">
            <text:p>286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4" calcext:value-type="float">
            <text:p>2864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65" calcext:value-type="float">
            <text:p>286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6" calcext:value-type="float">
            <text:p>286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7" calcext:value-type="float">
            <text:p>286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8" calcext:value-type="float">
            <text:p>286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9" calcext:value-type="float">
            <text:p>286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236</text:p>
          </table:table-cell>
          <table:table-cell office:value-type="string" calcext:value-type="string">
            <text:p>94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0" calcext:value-type="float">
            <text:p>287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2" calcext:value-type="float">
            <text:p>287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3" calcext:value-type="float">
            <text:p>287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101</text:p>
          </table:table-cell>
          <table:table-cell office:value-type="string" calcext:value-type="string">
            <text:p>72.4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4" calcext:value-type="float">
            <text:p>287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75" calcext:value-type="float">
            <text:p>287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715</text:p>
          </table:table-cell>
          <table:table-cell office:value-type="string" calcext:value-type="string">
            <text:p>82.1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6" calcext:value-type="float">
            <text:p>287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7" calcext:value-type="float">
            <text:p>287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8" calcext:value-type="float">
            <text:p>287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9" calcext:value-type="float">
            <text:p>287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1.866</text:p>
          </table:table-cell>
          <table:table-cell office:value-type="string" calcext:value-type="string">
            <text:p>78.3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0" calcext:value-type="float">
            <text:p>288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1" calcext:value-type="float">
            <text:p>288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202</text:p>
          </table:table-cell>
          <table:table-cell office:value-type="string" calcext:value-type="string">
            <text:p>69.9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2" calcext:value-type="float">
            <text:p>288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83" calcext:value-type="float">
            <text:p>288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63</text:p>
          </table:table-cell>
          <table:table-cell office:value-type="string" calcext:value-type="string">
            <text:p>84.2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4" calcext:value-type="float">
            <text:p>288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3.089</text:p>
          </table:table-cell>
          <table:table-cell office:value-type="string" calcext:value-type="string">
            <text:p>47.7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5" calcext:value-type="float">
            <text:p>288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809</text:p>
          </table:table-cell>
          <table:table-cell office:value-type="string" calcext:value-type="string">
            <text:p>79.7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6" calcext:value-type="float">
            <text:p>288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7" calcext:value-type="float">
            <text:p>288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8" calcext:value-type="float">
            <text:p>288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2.298</text:p>
          </table:table-cell>
          <table:table-cell office:value-type="string" calcext:value-type="string">
            <text:p>67.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9" calcext:value-type="float">
            <text:p>288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0" calcext:value-type="float">
            <text:p>289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1" calcext:value-type="float">
            <text:p>289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013</text:p>
          </table:table-cell>
          <table:table-cell office:value-type="string" calcext:value-type="string">
            <text:p>99.6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62</text:p>
          </table:table-cell>
          <table:table-cell office:value-type="string" calcext:value-type="string">
            <text:p>84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3" calcext:value-type="float">
            <text:p>289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4" calcext:value-type="float">
            <text:p>289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895" calcext:value-type="float">
            <text:p>2895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2.255</text:p>
          </table:table-cell>
          <table:table-cell office:value-type="string" calcext:value-type="string">
            <text:p>68.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6" calcext:value-type="float">
            <text:p>289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7" calcext:value-type="float">
            <text:p>2897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8" calcext:value-type="float">
            <text:p>289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619</text:p>
          </table:table-cell>
          <table:table-cell office:value-type="string" calcext:value-type="string">
            <text:p>84.5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9" calcext:value-type="float">
            <text:p>2899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825</text:p>
          </table:table-cell>
          <table:table-cell office:value-type="string" calcext:value-type="string">
            <text:p>79.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0" calcext:value-type="float">
            <text:p>290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013</text:p>
          </table:table-cell>
          <table:table-cell office:value-type="string" calcext:value-type="string">
            <text:p>99.6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1" calcext:value-type="float">
            <text:p>290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208</text:p>
          </table:table-cell>
          <table:table-cell office:value-type="string" calcext:value-type="string">
            <text:p>94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2" calcext:value-type="float">
            <text:p>2902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3" calcext:value-type="float">
            <text:p>2903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562</text:p>
          </table:table-cell>
          <table:table-cell office:value-type="string" calcext:value-type="string">
            <text:p>85.9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4" calcext:value-type="float">
            <text:p>2904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388</text:p>
          </table:table-cell>
          <table:table-cell office:value-type="string" calcext:value-type="string">
            <text:p>65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5" calcext:value-type="float">
            <text:p>2905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6" calcext:value-type="float">
            <text:p>2906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07" calcext:value-type="float">
            <text:p>2907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8" calcext:value-type="float">
            <text:p>290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125</text:p>
          </table:table-cell>
          <table:table-cell office:value-type="string" calcext:value-type="string">
            <text:p>96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9" calcext:value-type="float">
            <text:p>2909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0" calcext:value-type="float">
            <text:p>291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1" calcext:value-type="float">
            <text:p>291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1.968</text:p>
          </table:table-cell>
          <table:table-cell office:value-type="string" calcext:value-type="string">
            <text:p>75.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2" calcext:value-type="float">
            <text:p>2912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19</text:p>
          </table:table-cell>
          <table:table-cell office:value-type="string" calcext:value-type="string">
            <text:p>89.5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4" calcext:value-type="float">
            <text:p>2914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5" calcext:value-type="float">
            <text:p>2915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6" calcext:value-type="float">
            <text:p>2916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7" calcext:value-type="float">
            <text:p>2917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836</text:p>
          </table:table-cell>
          <table:table-cell office:value-type="string" calcext:value-type="string">
            <text:p>79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8" calcext:value-type="float">
            <text:p>2918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19" calcext:value-type="float">
            <text:p>291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636</text:p>
          </table:table-cell>
          <table:table-cell office:value-type="string" calcext:value-type="string">
            <text:p>84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0" calcext:value-type="float">
            <text:p>292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1" calcext:value-type="float">
            <text:p>292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2" calcext:value-type="float">
            <text:p>292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3" calcext:value-type="float">
            <text:p>2923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4" calcext:value-type="float">
            <text:p>2924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838</text:p>
          </table:table-cell>
          <table:table-cell office:value-type="string" calcext:value-type="string">
            <text:p>79.0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5" calcext:value-type="float">
            <text:p>2925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26" calcext:value-type="float">
            <text:p>292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7" calcext:value-type="float">
            <text:p>2927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2.854</text:p>
          </table:table-cell>
          <table:table-cell office:value-type="string" calcext:value-type="string">
            <text:p>53.6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8" calcext:value-type="float">
            <text:p>2928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49</text:p>
          </table:table-cell>
          <table:table-cell office:value-type="string" calcext:value-type="string">
            <text:p>87.7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9" calcext:value-type="float">
            <text:p>2929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526</text:p>
          </table:table-cell>
          <table:table-cell office:value-type="string" calcext:value-type="string">
            <text:p>61.8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0" calcext:value-type="float">
            <text:p>293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2.773</text:p>
          </table:table-cell>
          <table:table-cell office:value-type="string" calcext:value-type="string">
            <text:p>55.6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1" calcext:value-type="float">
            <text:p>2931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2" calcext:value-type="float">
            <text:p>293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3" calcext:value-type="float">
            <text:p>2933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364</text:p>
          </table:table-cell>
          <table:table-cell office:value-type="string" calcext:value-type="string">
            <text:p>65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055</text:p>
          </table:table-cell>
          <table:table-cell office:value-type="string" calcext:value-type="string">
            <text:p>98.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5" calcext:value-type="float">
            <text:p>293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6" calcext:value-type="float">
            <text:p>293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7" calcext:value-type="float">
            <text:p>2937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8" calcext:value-type="float">
            <text:p>2938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5</text:p>
          </table:table-cell>
          <table:table-cell office:value-type="string" calcext:value-type="string">
            <text:p>84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9" calcext:value-type="float">
            <text:p>2939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49</text:p>
          </table:table-cell>
          <table:table-cell office:value-type="string" calcext:value-type="string">
            <text:p>62.7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0" calcext:value-type="float">
            <text:p>294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1" calcext:value-type="float">
            <text:p>2941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42" calcext:value-type="float">
            <text:p>2942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3" calcext:value-type="float">
            <text:p>294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4" calcext:value-type="float">
            <text:p>2944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5" calcext:value-type="float">
            <text:p>2945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207</text:p>
          </table:table-cell>
          <table:table-cell office:value-type="string" calcext:value-type="string">
            <text:p>94.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6" calcext:value-type="float">
            <text:p>2946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662</text:p>
          </table:table-cell>
          <table:table-cell office:value-type="string" calcext:value-type="string">
            <text:p>58.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7" calcext:value-type="float">
            <text:p>2947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8" calcext:value-type="float">
            <text:p>2948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2.419</text:p>
          </table:table-cell>
          <table:table-cell office:value-type="string" calcext:value-type="string">
            <text:p>64.5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9" calcext:value-type="float">
            <text:p>2949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0" calcext:value-type="float">
            <text:p>295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207</text:p>
          </table:table-cell>
          <table:table-cell office:value-type="string" calcext:value-type="string">
            <text:p>94.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1" calcext:value-type="float">
            <text:p>295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2" calcext:value-type="float">
            <text:p>2952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3" calcext:value-type="float">
            <text:p>2953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4" calcext:value-type="float">
            <text:p>2954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564</text:p>
          </table:table-cell>
          <table:table-cell office:value-type="string" calcext:value-type="string">
            <text:p>85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6" calcext:value-type="float">
            <text:p>2956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7" calcext:value-type="float">
            <text:p>2957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58" calcext:value-type="float">
            <text:p>2958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262</text:p>
          </table:table-cell>
          <table:table-cell office:value-type="string" calcext:value-type="string">
            <text:p>68.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9" calcext:value-type="float">
            <text:p>2959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0" calcext:value-type="float">
            <text:p>2960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1" calcext:value-type="float">
            <text:p>296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2" calcext:value-type="float">
            <text:p>2962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737</text:p>
          </table:table-cell>
          <table:table-cell office:value-type="string" calcext:value-type="string">
            <text:p>81.5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3" calcext:value-type="float">
            <text:p>296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188</text:p>
          </table:table-cell>
          <table:table-cell office:value-type="string" calcext:value-type="string">
            <text:p>70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4" calcext:value-type="float">
            <text:p>2964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5" calcext:value-type="float">
            <text:p>2965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06</text:p>
          </table:table-cell>
          <table:table-cell office:value-type="string" calcext:value-type="string">
            <text:p>79.8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6" calcext:value-type="float">
            <text:p>2966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8" calcext:value-type="float">
            <text:p>296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9" calcext:value-type="float">
            <text:p>2969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823</text:p>
          </table:table-cell>
          <table:table-cell office:value-type="string" calcext:value-type="string">
            <text:p>79.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0" calcext:value-type="float">
            <text:p>2970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49</text:p>
          </table:table-cell>
          <table:table-cell office:value-type="string" calcext:value-type="string">
            <text:p>62.7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1" calcext:value-type="float">
            <text:p>2971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2" calcext:value-type="float">
            <text:p>2972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3" calcext:value-type="float">
            <text:p>2973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4" calcext:value-type="float">
            <text:p>297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5" calcext:value-type="float">
            <text:p>297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1.643</text:p>
          </table:table-cell>
          <table:table-cell office:value-type="string" calcext:value-type="string">
            <text:p>83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2.763</text:p>
          </table:table-cell>
          <table:table-cell office:value-type="string" calcext:value-type="string">
            <text:p>55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7" calcext:value-type="float">
            <text:p>2977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78" calcext:value-type="float">
            <text:p>2978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9" calcext:value-type="float">
            <text:p>2979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55</text:p>
          </table:table-cell>
          <table:table-cell office:value-type="string" calcext:value-type="string">
            <text:p>98.6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0" calcext:value-type="float">
            <text:p>2980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1" calcext:value-type="float">
            <text:p>298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.925</text:p>
          </table:table-cell>
          <table:table-cell office:value-type="string" calcext:value-type="string">
            <text:p>76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2" calcext:value-type="float">
            <text:p>298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3" calcext:value-type="float">
            <text:p>2983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517</text:p>
          </table:table-cell>
          <table:table-cell office:value-type="string" calcext:value-type="string">
            <text:p>37.0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4" calcext:value-type="float">
            <text:p>2984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2985" calcext:value-type="float">
            <text:p>2985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/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6" calcext:value-type="float">
            <text:p>2986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7" calcext:value-type="float">
            <text:p>2987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626</text:p>
          </table:table-cell>
          <table:table-cell office:value-type="string" calcext:value-type="string">
            <text:p>84.3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8" calcext:value-type="float">
            <text:p>2988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9" calcext:value-type="float">
            <text:p>2989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0" calcext:value-type="float">
            <text:p>2990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579</text:p>
          </table:table-cell>
          <table:table-cell office:value-type="string" calcext:value-type="string">
            <text:p>85.5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1" calcext:value-type="float">
            <text:p>2991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58</text:p>
          </table:table-cell>
          <table:table-cell office:value-type="string" calcext:value-type="string">
            <text:p>60.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2" calcext:value-type="float">
            <text:p>299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232</text:p>
          </table:table-cell>
          <table:table-cell office:value-type="string" calcext:value-type="string">
            <text:p>94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3" calcext:value-type="float">
            <text:p>2993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4" calcext:value-type="float">
            <text:p>2994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5" calcext:value-type="float">
            <text:p>2995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3.552</text:p>
          </table:table-cell>
          <table:table-cell office:value-type="string" calcext:value-type="string">
            <text:p>36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6" calcext:value-type="float">
            <text:p>2996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3.026</text:p>
          </table:table-cell>
          <table:table-cell office:value-type="string" calcext:value-type="string">
            <text:p>49.3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25</text:p>
          </table:table-cell>
          <table:table-cell office:value-type="string" calcext:value-type="string">
            <text:p>99.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8" calcext:value-type="float">
            <text:p>2998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222</text:p>
          </table:table-cell>
          <table:table-cell office:value-type="string" calcext:value-type="string">
            <text:p>94.4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9" calcext:value-type="float">
            <text:p>2999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716</text:p>
          </table:table-cell>
          <table:table-cell office:value-type="string" calcext:value-type="string">
            <text:p>57.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2.224</text:p>
          </table:table-cell>
          <table:table-cell office:value-type="string" calcext:value-type="string">
            <text:p>69.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1" calcext:value-type="float">
            <text:p>3001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2" calcext:value-type="float">
            <text:p>3002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3" calcext:value-type="float">
            <text:p>3003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4" calcext:value-type="float">
            <text:p>3004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5" calcext:value-type="float">
            <text:p>300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6" calcext:value-type="float">
            <text:p>3006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7" calcext:value-type="float">
            <text:p>3007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8" calcext:value-type="float">
            <text:p>3008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09" calcext:value-type="float">
            <text:p>3009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2.029</text:p>
          </table:table-cell>
          <table:table-cell office:value-type="string" calcext:value-type="string">
            <text:p>74.2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0" calcext:value-type="float">
            <text:p>3010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1" calcext:value-type="float">
            <text:p>3011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12" calcext:value-type="float">
            <text:p>301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3" calcext:value-type="float">
            <text:p>3013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4" calcext:value-type="float">
            <text:p>3014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32</text:p>
          </table:table-cell>
          <table:table-cell office:value-type="string" calcext:value-type="string">
            <text:p>89.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5" calcext:value-type="float">
            <text:p>3015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6" calcext:value-type="float">
            <text:p>3016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43</text:p>
          </table:table-cell>
          <table:table-cell office:value-type="string" calcext:value-type="string">
            <text:p>39.2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7" calcext:value-type="float">
            <text:p>3017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178</text:p>
          </table:table-cell>
          <table:table-cell office:value-type="string" calcext:value-type="string">
            <text:p>45.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3.093</text:p>
          </table:table-cell>
          <table:table-cell office:value-type="string" calcext:value-type="string">
            <text:p>47.6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9" calcext:value-type="float">
            <text:p>3019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1.883</text:p>
          </table:table-cell>
          <table:table-cell office:value-type="string" calcext:value-type="string">
            <text:p>77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0" calcext:value-type="float">
            <text:p>3020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1" calcext:value-type="float">
            <text:p>302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2" calcext:value-type="float">
            <text:p>3022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23" calcext:value-type="float">
            <text:p>3023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44</text:p>
          </table:table-cell>
          <table:table-cell office:value-type="float" office:value="64" calcext:value-type="float">
            <text:p>6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4" calcext:value-type="float">
            <text:p>3024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5" calcext:value-type="float">
            <text:p>3025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6" calcext:value-type="float">
            <text:p>3026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.283</text:p>
          </table:table-cell>
          <table:table-cell office:value-type="string" calcext:value-type="string">
            <text:p>67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7" calcext:value-type="float">
            <text:p>3027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8" calcext:value-type="float">
            <text:p>3028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.307</text:p>
          </table:table-cell>
          <table:table-cell office:value-type="string" calcext:value-type="string">
            <text:p>67.3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9" calcext:value-type="float">
            <text:p>3029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0" calcext:value-type="float">
            <text:p>3030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1" calcext:value-type="float">
            <text:p>3031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2" calcext:value-type="float">
            <text:p>3032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3" calcext:value-type="float">
            <text:p>3033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4" calcext:value-type="float">
            <text:p>3034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5" calcext:value-type="float">
            <text:p>3035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.428</text:p>
          </table:table-cell>
          <table:table-cell office:value-type="string" calcext:value-type="string">
            <text:p>64.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6" calcext:value-type="float">
            <text:p>3036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37" calcext:value-type="float">
            <text:p>3037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2.414</text:p>
          </table:table-cell>
          <table:table-cell office:value-type="string" calcext:value-type="string">
            <text:p>64.6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8" calcext:value-type="float">
            <text:p>3038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4" office:value-type="float" office:value="2014" calcext:value-type="float">
            <text:p>2014</text:p>
          </table:table-cell>
          <table:table-cell office:value-type="float" office:value="3040" calcext:value-type="float">
            <text:p>3040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1.613</text:p>
          </table:table-cell>
          <table:table-cell office:value-type="string" calcext:value-type="string">
            <text:p>84.6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1" calcext:value-type="float">
            <text:p>304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2" calcext:value-type="float">
            <text:p>3042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2.633</text:p>
          </table:table-cell>
          <table:table-cell office:value-type="string" calcext:value-type="string">
            <text:p>59.1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3" calcext:value-type="float">
            <text:p>3043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4" calcext:value-type="float">
            <text:p>3044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1.838</text:p>
          </table:table-cell>
          <table:table-cell office:value-type="string" calcext:value-type="string">
            <text:p>79.0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5" calcext:value-type="float">
            <text:p>304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225</text:p>
          </table:table-cell>
          <table:table-cell office:value-type="string" calcext:value-type="string">
            <text:p>44.3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6" calcext:value-type="float">
            <text:p>304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7" calcext:value-type="float">
            <text:p>304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8" calcext:value-type="float">
            <text:p>304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223</text:p>
          </table:table-cell>
          <table:table-cell office:value-type="string" calcext:value-type="string">
            <text:p>69.4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9" calcext:value-type="float">
            <text:p>30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014</text:p>
          </table:table-cell>
          <table:table-cell office:value-type="string" calcext:value-type="string">
            <text:p>99.6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0" calcext:value-type="float">
            <text:p>3050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1" calcext:value-type="float">
            <text:p>305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435</text:p>
          </table:table-cell>
          <table:table-cell office:value-type="string" calcext:value-type="string">
            <text:p>89.1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2" calcext:value-type="float">
            <text:p>3052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53" calcext:value-type="float">
            <text:p>305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4" calcext:value-type="float">
            <text:p>305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5" calcext:value-type="float">
            <text:p>305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316</text:p>
          </table:table-cell>
          <table:table-cell office:value-type="string" calcext:value-type="string">
            <text:p>67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6" calcext:value-type="float">
            <text:p>305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022</text:p>
          </table:table-cell>
          <table:table-cell office:value-type="string" calcext:value-type="string">
            <text:p>99.4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7" calcext:value-type="float">
            <text:p>305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8" calcext:value-type="float">
            <text:p>305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432</text:p>
          </table:table-cell>
          <table:table-cell office:value-type="string" calcext:value-type="string">
            <text:p>64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0" calcext:value-type="float">
            <text:p>306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1.821</text:p>
          </table:table-cell>
          <table:table-cell office:value-type="string" calcext:value-type="string">
            <text:p>79.4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.828</text:p>
          </table:table-cell>
          <table:table-cell office:value-type="string" calcext:value-type="string">
            <text:p>79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2" calcext:value-type="float">
            <text:p>306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3" calcext:value-type="float">
            <text:p>306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4" calcext:value-type="float">
            <text:p>306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5" calcext:value-type="float">
            <text:p>3065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6" calcext:value-type="float">
            <text:p>306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7" calcext:value-type="float">
            <text:p>3067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68" calcext:value-type="float">
            <text:p>306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9" calcext:value-type="float">
            <text:p>306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0" calcext:value-type="float">
            <text:p>307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1" calcext:value-type="float">
            <text:p>307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2" calcext:value-type="float">
            <text:p>307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162</text:p>
          </table:table-cell>
          <table:table-cell office:value-type="string" calcext:value-type="string">
            <text:p>95.9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3" calcext:value-type="float">
            <text:p>3073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4" calcext:value-type="float">
            <text:p>307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5" calcext:value-type="float">
            <text:p>307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6" calcext:value-type="float">
            <text:p>307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167</text:p>
          </table:table-cell>
          <table:table-cell office:value-type="string" calcext:value-type="string">
            <text:p>70.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7" calcext:value-type="float">
            <text:p>307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78" calcext:value-type="float">
            <text:p>307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427</text:p>
          </table:table-cell>
          <table:table-cell office:value-type="string" calcext:value-type="string">
            <text:p>89.3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9" calcext:value-type="float">
            <text:p>307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2.074</text:p>
          </table:table-cell>
          <table:table-cell office:value-type="string" calcext:value-type="string">
            <text:p>73.1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0" calcext:value-type="float">
            <text:p>308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1" calcext:value-type="float">
            <text:p>308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1.836</text:p>
          </table:table-cell>
          <table:table-cell office:value-type="string" calcext:value-type="string">
            <text:p>79.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3" calcext:value-type="float">
            <text:p>308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4" calcext:value-type="float">
            <text:p>3084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168</text:p>
          </table:table-cell>
          <table:table-cell office:value-type="string" calcext:value-type="string">
            <text:p>70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5" calcext:value-type="float">
            <text:p>308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86" calcext:value-type="float">
            <text:p>308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621</text:p>
          </table:table-cell>
          <table:table-cell office:value-type="string" calcext:value-type="string">
            <text:p>84.4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7" calcext:value-type="float">
            <text:p>308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2.971</text:p>
          </table:table-cell>
          <table:table-cell office:value-type="string" calcext:value-type="string">
            <text:p>50.7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8" calcext:value-type="float">
            <text:p>308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809</text:p>
          </table:table-cell>
          <table:table-cell office:value-type="string" calcext:value-type="string">
            <text:p>79.7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9" calcext:value-type="float">
            <text:p>308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0" calcext:value-type="float">
            <text:p>309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1" calcext:value-type="float">
            <text:p>309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1.882</text:p>
          </table:table-cell>
          <table:table-cell office:value-type="string" calcext:value-type="string">
            <text:p>77.9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2" calcext:value-type="float">
            <text:p>309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3" calcext:value-type="float">
            <text:p>309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4" calcext:value-type="float">
            <text:p>309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013</text:p>
          </table:table-cell>
          <table:table-cell office:value-type="string" calcext:value-type="string">
            <text:p>99.6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5" calcext:value-type="float">
            <text:p>3095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606</text:p>
          </table:table-cell>
          <table:table-cell office:value-type="string" calcext:value-type="string">
            <text:p>84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6" calcext:value-type="float">
            <text:p>309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7" calcext:value-type="float">
            <text:p>309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098" calcext:value-type="float">
            <text:p>309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1.89</text:p>
          </table:table-cell>
          <table:table-cell office:value-type="string" calcext:value-type="string">
            <text:p>77.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9" calcext:value-type="float">
            <text:p>309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0" calcext:value-type="float">
            <text:p>310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1" calcext:value-type="float">
            <text:p>310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2" calcext:value-type="float">
            <text:p>3102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4" calcext:value-type="float">
            <text:p>310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5" calcext:value-type="float">
            <text:p>3105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6" calcext:value-type="float">
            <text:p>310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525</text:p>
          </table:table-cell>
          <table:table-cell office:value-type="string" calcext:value-type="string">
            <text:p>86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7" calcext:value-type="float">
            <text:p>3107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346</text:p>
          </table:table-cell>
          <table:table-cell office:value-type="string" calcext:value-type="string">
            <text:p>66.3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8" calcext:value-type="float">
            <text:p>3108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09" calcext:value-type="float">
            <text:p>3109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0" calcext:value-type="float">
            <text:p>311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059</text:p>
          </table:table-cell>
          <table:table-cell office:value-type="string" calcext:value-type="string">
            <text:p>98.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2" calcext:value-type="float">
            <text:p>311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4" calcext:value-type="float">
            <text:p>311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1.894</text:p>
          </table:table-cell>
          <table:table-cell office:value-type="string" calcext:value-type="string">
            <text:p>77.6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5" calcext:value-type="float">
            <text:p>3115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6" calcext:value-type="float">
            <text:p>3116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7" calcext:value-type="float">
            <text:p>311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8" calcext:value-type="float">
            <text:p>311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19" calcext:value-type="float">
            <text:p>3119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0" calcext:value-type="float">
            <text:p>312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619</text:p>
          </table:table-cell>
          <table:table-cell office:value-type="string" calcext:value-type="string">
            <text:p>84.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1" calcext:value-type="float">
            <text:p>3121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2" calcext:value-type="float">
            <text:p>3122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668</text:p>
          </table:table-cell>
          <table:table-cell office:value-type="string" calcext:value-type="string">
            <text:p>83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3" calcext:value-type="float">
            <text:p>312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605</text:p>
          </table:table-cell>
          <table:table-cell office:value-type="string" calcext:value-type="string">
            <text:p>84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5" calcext:value-type="float">
            <text:p>312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6" calcext:value-type="float">
            <text:p>312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7" calcext:value-type="float">
            <text:p>3127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591</text:p>
          </table:table-cell>
          <table:table-cell office:value-type="string" calcext:value-type="string">
            <text:p>85.2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8" calcext:value-type="float">
            <text:p>3128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29" calcext:value-type="float">
            <text:p>3129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0" calcext:value-type="float">
            <text:p>313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2.854</text:p>
          </table:table-cell>
          <table:table-cell office:value-type="string" calcext:value-type="string">
            <text:p>53.6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1" calcext:value-type="float">
            <text:p>3131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586</text:p>
          </table:table-cell>
          <table:table-cell office:value-type="string" calcext:value-type="string">
            <text:p>85.3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2" calcext:value-type="float">
            <text:p>3132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471</text:p>
          </table:table-cell>
          <table:table-cell office:value-type="string" calcext:value-type="string">
            <text:p>63.2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3" calcext:value-type="float">
            <text:p>3133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3.117</text:p>
          </table:table-cell>
          <table:table-cell office:value-type="string" calcext:value-type="string">
            <text:p>47.0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4" calcext:value-type="float">
            <text:p>3134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5" calcext:value-type="float">
            <text:p>313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6" calcext:value-type="float">
            <text:p>313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285</text:p>
          </table:table-cell>
          <table:table-cell office:value-type="string" calcext:value-type="string">
            <text:p>67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7" calcext:value-type="float">
            <text:p>3137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014</text:p>
          </table:table-cell>
          <table:table-cell office:value-type="string" calcext:value-type="string">
            <text:p>99.6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8" calcext:value-type="float">
            <text:p>3138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9" calcext:value-type="float">
            <text:p>3139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0" calcext:value-type="float">
            <text:p>314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61</text:p>
          </table:table-cell>
          <table:table-cell office:value-type="string" calcext:value-type="string">
            <text:p>84.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1" calcext:value-type="float">
            <text:p>314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2" calcext:value-type="float">
            <text:p>314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424</text:p>
          </table:table-cell>
          <table:table-cell office:value-type="string" calcext:value-type="string">
            <text:p>64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3" calcext:value-type="float">
            <text:p>314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4" calcext:value-type="float">
            <text:p>3144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6" calcext:value-type="float">
            <text:p>3146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7" calcext:value-type="float">
            <text:p>3147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8" calcext:value-type="float">
            <text:p>3148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758</text:p>
          </table:table-cell>
          <table:table-cell office:value-type="string" calcext:value-type="string">
            <text:p>56.0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0" calcext:value-type="float">
            <text:p>315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1" calcext:value-type="float">
            <text:p>315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2.737</text:p>
          </table:table-cell>
          <table:table-cell office:value-type="string" calcext:value-type="string">
            <text:p>56.5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2" calcext:value-type="float">
            <text:p>3152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3" calcext:value-type="float">
            <text:p>3153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4" calcext:value-type="float">
            <text:p>3154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5" calcext:value-type="float">
            <text:p>3155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56" calcext:value-type="float">
            <text:p>3156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7" calcext:value-type="float">
            <text:p>315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564</text:p>
          </table:table-cell>
          <table:table-cell office:value-type="string" calcext:value-type="string">
            <text:p>85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8" calcext:value-type="float">
            <text:p>3158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23</text:p>
          </table:table-cell>
          <table:table-cell office:value-type="string" calcext:value-type="string">
            <text:p>94.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9" calcext:value-type="float">
            <text:p>3159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0" calcext:value-type="float">
            <text:p>3160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1" calcext:value-type="float">
            <text:p>316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417</text:p>
          </table:table-cell>
          <table:table-cell office:value-type="string" calcext:value-type="string">
            <text:p>64.5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2" calcext:value-type="float">
            <text:p>316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3" calcext:value-type="float">
            <text:p>3163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4" calcext:value-type="float">
            <text:p>316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5" calcext:value-type="float">
            <text:p>3165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659</text:p>
          </table:table-cell>
          <table:table-cell office:value-type="string" calcext:value-type="string">
            <text:p>83.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09</text:p>
          </table:table-cell>
          <table:table-cell office:value-type="string" calcext:value-type="string">
            <text:p>72.7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7" calcext:value-type="float">
            <text:p>3167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68" calcext:value-type="float">
            <text:p>3168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9" calcext:value-type="float">
            <text:p>3169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0" calcext:value-type="float">
            <text:p>3170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1" calcext:value-type="float">
            <text:p>3171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2" calcext:value-type="float">
            <text:p>317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822</text:p>
          </table:table-cell>
          <table:table-cell office:value-type="string" calcext:value-type="string">
            <text:p>79.4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3" calcext:value-type="float">
            <text:p>3173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513</text:p>
          </table:table-cell>
          <table:table-cell office:value-type="string" calcext:value-type="string">
            <text:p>62.1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4" calcext:value-type="float">
            <text:p>3174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5" calcext:value-type="float">
            <text:p>3175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76" calcext:value-type="float">
            <text:p>3176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7" calcext:value-type="float">
            <text:p>3177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8" calcext:value-type="float">
            <text:p>3178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2.054</text:p>
          </table:table-cell>
          <table:table-cell office:value-type="string" calcext:value-type="string">
            <text:p>73.6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9" calcext:value-type="float">
            <text:p>3179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2.84</text:p>
          </table:table-cell>
          <table:table-cell office:value-type="float" office:value="54" calcext:value-type="float">
            <text:p>5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0" calcext:value-type="float">
            <text:p>3180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1" calcext:value-type="float">
            <text:p>318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2" calcext:value-type="float">
            <text:p>3182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3" calcext:value-type="float">
            <text:p>3183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4" calcext:value-type="float">
            <text:p>3184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.728</text:p>
          </table:table-cell>
          <table:table-cell office:value-type="string" calcext:value-type="string">
            <text:p>81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5" calcext:value-type="float">
            <text:p>3185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6" calcext:value-type="float">
            <text:p>3186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504</text:p>
          </table:table-cell>
          <table:table-cell office:value-type="string" calcext:value-type="string">
            <text:p>37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188" calcext:value-type="float">
            <text:p>3188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/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9" calcext:value-type="float">
            <text:p>3189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0" calcext:value-type="float">
            <text:p>3190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626</text:p>
          </table:table-cell>
          <table:table-cell office:value-type="string" calcext:value-type="string">
            <text:p>84.3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1" calcext:value-type="float">
            <text:p>319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2" calcext:value-type="float">
            <text:p>3192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3" calcext:value-type="float">
            <text:p>3193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459</text:p>
          </table:table-cell>
          <table:table-cell office:value-type="string" calcext:value-type="string">
            <text:p>88.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4" calcext:value-type="float">
            <text:p>3194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606</text:p>
          </table:table-cell>
          <table:table-cell office:value-type="string" calcext:value-type="string">
            <text:p>59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5" calcext:value-type="float">
            <text:p>3195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248</text:p>
          </table:table-cell>
          <table:table-cell office:value-type="string" calcext:value-type="string">
            <text:p>93.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6" calcext:value-type="float">
            <text:p>3196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7" calcext:value-type="float">
            <text:p>3197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8" calcext:value-type="float">
            <text:p>3198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3.75</text:p>
          </table:table-cell>
          <table:table-cell office:value-type="string" calcext:value-type="string">
            <text:p>31.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9" calcext:value-type="float">
            <text:p>3199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3.197</text:p>
          </table:table-cell>
          <table:table-cell office:value-type="string" calcext:value-type="string">
            <text:p>45.0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0" calcext:value-type="float">
            <text:p>3200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23</text:p>
          </table:table-cell>
          <table:table-cell office:value-type="string" calcext:value-type="string">
            <text:p>99.4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1" calcext:value-type="float">
            <text:p>3201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132</text:p>
          </table:table-cell>
          <table:table-cell office:value-type="string" calcext:value-type="string">
            <text:p>96.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2" calcext:value-type="float">
            <text:p>320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709</text:p>
          </table:table-cell>
          <table:table-cell office:value-type="string" calcext:value-type="string">
            <text:p>57.2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3" calcext:value-type="float">
            <text:p>3203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2.074</text:p>
          </table:table-cell>
          <table:table-cell office:value-type="string" calcext:value-type="string">
            <text:p>73.1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4" calcext:value-type="float">
            <text:p>3204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5" calcext:value-type="float">
            <text:p>3205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6" calcext:value-type="float">
            <text:p>3206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7" calcext:value-type="float">
            <text:p>3207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09" calcext:value-type="float">
            <text:p>3209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0" calcext:value-type="float">
            <text:p>3210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1" calcext:value-type="float">
            <text:p>321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2" calcext:value-type="float">
            <text:p>3212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2.024</text:p>
          </table:table-cell>
          <table:table-cell office:value-type="string" calcext:value-type="string">
            <text:p>74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3" calcext:value-type="float">
            <text:p>3213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4" calcext:value-type="float">
            <text:p>3214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15" calcext:value-type="float">
            <text:p>3215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6" calcext:value-type="float">
            <text:p>3216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7" calcext:value-type="float">
            <text:p>3217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32</text:p>
          </table:table-cell>
          <table:table-cell office:value-type="string" calcext:value-type="string">
            <text:p>89.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8" calcext:value-type="float">
            <text:p>3218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9" calcext:value-type="float">
            <text:p>3219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344</text:p>
          </table:table-cell>
          <table:table-cell office:value-type="string" calcext:value-type="string">
            <text:p>41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0" calcext:value-type="float">
            <text:p>3220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148</text:p>
          </table:table-cell>
          <table:table-cell office:value-type="string" calcext:value-type="string">
            <text:p>46.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1" calcext:value-type="float">
            <text:p>3221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3.26</text:p>
          </table:table-cell>
          <table:table-cell office:value-type="string" calcext:value-type="string">
            <text:p>43.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2" calcext:value-type="float">
            <text:p>3222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1.879</text:p>
          </table:table-cell>
          <table:table-cell office:value-type="string" calcext:value-type="string">
            <text:p>78.0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3" calcext:value-type="float">
            <text:p>3223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5" calcext:value-type="float">
            <text:p>3225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26" calcext:value-type="float">
            <text:p>3226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064</text:p>
          </table:table-cell>
          <table:table-cell office:value-type="string" calcext:value-type="string">
            <text:p>73.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7" calcext:value-type="float">
            <text:p>3227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8" calcext:value-type="float">
            <text:p>3228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.083</text:p>
          </table:table-cell>
          <table:table-cell office:value-type="string" calcext:value-type="string">
            <text:p>72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0" calcext:value-type="float">
            <text:p>3230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249</text:p>
          </table:table-cell>
          <table:table-cell office:value-type="string" calcext:value-type="string">
            <text:p>93.7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1" calcext:value-type="float">
            <text:p>3231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.286</text:p>
          </table:table-cell>
          <table:table-cell office:value-type="string" calcext:value-type="string">
            <text:p>67.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2" calcext:value-type="float">
            <text:p>3232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3" calcext:value-type="float">
            <text:p>3233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4" calcext:value-type="float">
            <text:p>3234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35" calcext:value-type="float">
            <text:p>3235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6" calcext:value-type="float">
            <text:p>3236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7" calcext:value-type="float">
            <text:p>3237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8" calcext:value-type="float">
            <text:p>3238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.27</text:p>
          </table:table-cell>
          <table:table-cell office:value-type="string" calcext:value-type="string">
            <text:p>68.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9" calcext:value-type="float">
            <text:p>3239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0" calcext:value-type="float">
            <text:p>3240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2.615</text:p>
          </table:table-cell>
          <table:table-cell office:value-type="string" calcext:value-type="string">
            <text:p>59.6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1" calcext:value-type="float">
            <text:p>3241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2" calcext:value-type="float">
            <text:p>3242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5" office:value-type="float" office:value="2015" calcext:value-type="float">
            <text:p>2015</text:p>
          </table:table-cell>
          <table:table-cell office:value-type="float" office:value="3243" calcext:value-type="float">
            <text:p>3243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4" calcext:value-type="float">
            <text:p>3244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5" calcext:value-type="float">
            <text:p>3245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2.815</text:p>
          </table:table-cell>
          <table:table-cell office:value-type="string" calcext:value-type="string">
            <text:p>54.6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6" calcext:value-type="float">
            <text:p>3246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7" calcext:value-type="float">
            <text:p>3247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1.814</text:p>
          </table:table-cell>
          <table:table-cell office:value-type="string" calcext:value-type="string">
            <text:p>79.6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8" calcext:value-type="float">
            <text:p>324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427</text:p>
          </table:table-cell>
          <table:table-cell office:value-type="string" calcext:value-type="string">
            <text:p>39.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49" calcext:value-type="float">
            <text:p>324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0" calcext:value-type="float">
            <text:p>325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177</text:p>
          </table:table-cell>
          <table:table-cell office:value-type="string" calcext:value-type="string">
            <text:p>70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2" calcext:value-type="float">
            <text:p>325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015</text:p>
          </table:table-cell>
          <table:table-cell office:value-type="string" calcext:value-type="string">
            <text:p>99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3" calcext:value-type="float">
            <text:p>3253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54" calcext:value-type="float">
            <text:p>325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42</text:p>
          </table:table-cell>
          <table:table-cell office:value-type="string" calcext:value-type="string">
            <text:p>89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5" calcext:value-type="float">
            <text:p>3255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56" calcext:value-type="float">
            <text:p>325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2.007</text:p>
          </table:table-cell>
          <table:table-cell office:value-type="string" calcext:value-type="string">
            <text:p>74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7" calcext:value-type="float">
            <text:p>325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8" calcext:value-type="float">
            <text:p>325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258</text:p>
          </table:table-cell>
          <table:table-cell office:value-type="string" calcext:value-type="string">
            <text:p>68.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9" calcext:value-type="float">
            <text:p>325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014</text:p>
          </table:table-cell>
          <table:table-cell office:value-type="string" calcext:value-type="string">
            <text:p>99.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0" calcext:value-type="float">
            <text:p>326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1" calcext:value-type="float">
            <text:p>326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458</text:p>
          </table:table-cell>
          <table:table-cell office:value-type="string" calcext:value-type="string">
            <text:p>63.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2" calcext:value-type="float">
            <text:p>326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63" calcext:value-type="float">
            <text:p>326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2.023</text:p>
          </table:table-cell>
          <table:table-cell office:value-type="string" calcext:value-type="string">
            <text:p>74.4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4" calcext:value-type="float">
            <text:p>326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.829</text:p>
          </table:table-cell>
          <table:table-cell office:value-type="string" calcext:value-type="string">
            <text:p>79.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5" calcext:value-type="float">
            <text:p>326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66" calcext:value-type="float">
            <text:p>326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7" calcext:value-type="float">
            <text:p>326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8" calcext:value-type="float">
            <text:p>3268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69" calcext:value-type="float">
            <text:p>326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0" calcext:value-type="float">
            <text:p>3270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71" calcext:value-type="float">
            <text:p>327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3" calcext:value-type="float">
            <text:p>327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4" calcext:value-type="float">
            <text:p>327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5" calcext:value-type="float">
            <text:p>327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059</text:p>
          </table:table-cell>
          <table:table-cell office:value-type="string" calcext:value-type="string">
            <text:p>98.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6" calcext:value-type="float">
            <text:p>327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77" calcext:value-type="float">
            <text:p>3277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8" calcext:value-type="float">
            <text:p>327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9" calcext:value-type="float">
            <text:p>327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436</text:p>
          </table:table-cell>
          <table:table-cell office:value-type="string" calcext:value-type="string">
            <text:p>64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0" calcext:value-type="float">
            <text:p>328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81" calcext:value-type="float">
            <text:p>328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42</text:p>
          </table:table-cell>
          <table:table-cell office:value-type="string" calcext:value-type="string">
            <text:p>89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2" calcext:value-type="float">
            <text:p>328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2.457</text:p>
          </table:table-cell>
          <table:table-cell office:value-type="string" calcext:value-type="string">
            <text:p>63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3" calcext:value-type="float">
            <text:p>328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015</text:p>
          </table:table-cell>
          <table:table-cell office:value-type="string" calcext:value-type="string">
            <text:p>99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4" calcext:value-type="float">
            <text:p>328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5" calcext:value-type="float">
            <text:p>328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1.807</text:p>
          </table:table-cell>
          <table:table-cell office:value-type="string" calcext:value-type="string">
            <text:p>7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6" calcext:value-type="float">
            <text:p>328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7" calcext:value-type="float">
            <text:p>328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139</text:p>
          </table:table-cell>
          <table:table-cell office:value-type="string" calcext:value-type="string">
            <text:p>71.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8" calcext:value-type="float">
            <text:p>328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289" calcext:value-type="float">
            <text:p>328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0" calcext:value-type="float">
            <text:p>329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2.959</text:p>
          </table:table-cell>
          <table:table-cell office:value-type="string" calcext:value-type="string">
            <text:p>51.0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1" calcext:value-type="float">
            <text:p>329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81</text:p>
          </table:table-cell>
          <table:table-cell office:value-type="string" calcext:value-type="string">
            <text:p>79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2" calcext:value-type="float">
            <text:p>329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4" calcext:value-type="float">
            <text:p>329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1.717</text:p>
          </table:table-cell>
          <table:table-cell office:value-type="string" calcext:value-type="string">
            <text:p>82.0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5" calcext:value-type="float">
            <text:p>329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6" calcext:value-type="float">
            <text:p>329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7" calcext:value-type="float">
            <text:p>32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8" calcext:value-type="float">
            <text:p>329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631</text:p>
          </table:table-cell>
          <table:table-cell office:value-type="string" calcext:value-type="string">
            <text:p>84.2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9" calcext:value-type="float">
            <text:p>329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0" calcext:value-type="float">
            <text:p>330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01" calcext:value-type="float">
            <text:p>330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2.36</text:p>
          </table:table-cell>
          <table:table-cell office:value-type="float" office:value="66" calcext:value-type="float">
            <text:p>6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2" calcext:value-type="float">
            <text:p>330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3" calcext:value-type="float">
            <text:p>330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.408</text:p>
          </table:table-cell>
          <table:table-cell office:value-type="string" calcext:value-type="string">
            <text:p>89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4" calcext:value-type="float">
            <text:p>330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5" calcext:value-type="float">
            <text:p>330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6" calcext:value-type="float">
            <text:p>330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7" calcext:value-type="float">
            <text:p>330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8" calcext:value-type="float">
            <text:p>330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9" calcext:value-type="float">
            <text:p>330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506</text:p>
          </table:table-cell>
          <table:table-cell office:value-type="string" calcext:value-type="string">
            <text:p>87.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0" calcext:value-type="float">
            <text:p>331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243</text:p>
          </table:table-cell>
          <table:table-cell office:value-type="string" calcext:value-type="string">
            <text:p>68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12" calcext:value-type="float">
            <text:p>3312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13" calcext:value-type="float">
            <text:p>331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025</text:p>
          </table:table-cell>
          <table:table-cell office:value-type="string" calcext:value-type="string">
            <text:p>99.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5" calcext:value-type="float">
            <text:p>331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6" calcext:value-type="float">
            <text:p>331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1.818</text:p>
          </table:table-cell>
          <table:table-cell office:value-type="string" calcext:value-type="string">
            <text:p>79.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8" calcext:value-type="float">
            <text:p>331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0" calcext:value-type="float">
            <text:p>332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1" calcext:value-type="float">
            <text:p>3321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3" calcext:value-type="float">
            <text:p>3323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619</text:p>
          </table:table-cell>
          <table:table-cell office:value-type="string" calcext:value-type="string">
            <text:p>84.5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4" calcext:value-type="float">
            <text:p>3324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25" calcext:value-type="float">
            <text:p>332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652</text:p>
          </table:table-cell>
          <table:table-cell office:value-type="string" calcext:value-type="string">
            <text:p>83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7" calcext:value-type="float">
            <text:p>3327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606</text:p>
          </table:table-cell>
          <table:table-cell office:value-type="string" calcext:value-type="string">
            <text:p>84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8" calcext:value-type="float">
            <text:p>3328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9" calcext:value-type="float">
            <text:p>3329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0" calcext:value-type="float">
            <text:p>333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617</text:p>
          </table:table-cell>
          <table:table-cell office:value-type="string" calcext:value-type="string">
            <text:p>84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1" calcext:value-type="float">
            <text:p>333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32" calcext:value-type="float">
            <text:p>3332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3" calcext:value-type="float">
            <text:p>333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2.865</text:p>
          </table:table-cell>
          <table:table-cell office:value-type="string" calcext:value-type="string">
            <text:p>53.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4" calcext:value-type="float">
            <text:p>333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606</text:p>
          </table:table-cell>
          <table:table-cell office:value-type="string" calcext:value-type="string">
            <text:p>84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352</text:p>
          </table:table-cell>
          <table:table-cell office:value-type="string" calcext:value-type="string">
            <text:p>66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6" calcext:value-type="float">
            <text:p>333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3.286</text:p>
          </table:table-cell>
          <table:table-cell office:value-type="string" calcext:value-type="string">
            <text:p>42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7" calcext:value-type="float">
            <text:p>3337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8" calcext:value-type="float">
            <text:p>3338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9" calcext:value-type="float">
            <text:p>333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496</text:p>
          </table:table-cell>
          <table:table-cell office:value-type="string" calcext:value-type="string">
            <text:p>62.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0" calcext:value-type="float">
            <text:p>334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1" calcext:value-type="float">
            <text:p>334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2" calcext:value-type="float">
            <text:p>3342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3" calcext:value-type="float">
            <text:p>334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612</text:p>
          </table:table-cell>
          <table:table-cell office:value-type="string" calcext:value-type="string">
            <text:p>84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4" calcext:value-type="float">
            <text:p>334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5" calcext:value-type="float">
            <text:p>334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447</text:p>
          </table:table-cell>
          <table:table-cell office:value-type="string" calcext:value-type="string">
            <text:p>63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6" calcext:value-type="float">
            <text:p>334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7" calcext:value-type="float">
            <text:p>3347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48" calcext:value-type="float">
            <text:p>3348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0" calcext:value-type="float">
            <text:p>335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1" calcext:value-type="float">
            <text:p>335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2" calcext:value-type="float">
            <text:p>335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85</text:p>
          </table:table-cell>
          <table:table-cell office:value-type="string" calcext:value-type="string">
            <text:p>53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3" calcext:value-type="float">
            <text:p>3353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4" calcext:value-type="float">
            <text:p>3354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2.973</text:p>
          </table:table-cell>
          <table:table-cell office:value-type="string" calcext:value-type="string">
            <text:p>50.6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5" calcext:value-type="float">
            <text:p>3355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7" calcext:value-type="float">
            <text:p>3357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58" calcext:value-type="float">
            <text:p>3358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59" calcext:value-type="float">
            <text:p>335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81</text:p>
          </table:table-cell>
          <table:table-cell office:value-type="string" calcext:value-type="string">
            <text:p>79.7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0" calcext:value-type="float">
            <text:p>336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1" calcext:value-type="float">
            <text:p>336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231</text:p>
          </table:table-cell>
          <table:table-cell office:value-type="string" calcext:value-type="string">
            <text:p>94.2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2" calcext:value-type="float">
            <text:p>336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3" calcext:value-type="float">
            <text:p>336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64" calcext:value-type="float">
            <text:p>3364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429</text:p>
          </table:table-cell>
          <table:table-cell office:value-type="string" calcext:value-type="string">
            <text:p>64.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5" calcext:value-type="float">
            <text:p>3365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66" calcext:value-type="float">
            <text:p>3366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7" calcext:value-type="float">
            <text:p>3367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8" calcext:value-type="float">
            <text:p>3368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636</text:p>
          </table:table-cell>
          <table:table-cell office:value-type="string" calcext:value-type="string">
            <text:p>84.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9" calcext:value-type="float">
            <text:p>3369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088</text:p>
          </table:table-cell>
          <table:table-cell office:value-type="string" calcext:value-type="string">
            <text:p>72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1" calcext:value-type="float">
            <text:p>337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2" calcext:value-type="float">
            <text:p>3372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3" calcext:value-type="float">
            <text:p>3373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206</text:p>
          </table:table-cell>
          <table:table-cell office:value-type="string" calcext:value-type="string">
            <text:p>94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4" calcext:value-type="float">
            <text:p>3374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5" calcext:value-type="float">
            <text:p>337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827</text:p>
          </table:table-cell>
          <table:table-cell office:value-type="string" calcext:value-type="string">
            <text:p>79.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6" calcext:value-type="float">
            <text:p>3376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231</text:p>
          </table:table-cell>
          <table:table-cell office:value-type="string" calcext:value-type="string">
            <text:p>69.2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8" calcext:value-type="float">
            <text:p>3378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79" calcext:value-type="float">
            <text:p>3379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0" calcext:value-type="float">
            <text:p>3380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1" calcext:value-type="float">
            <text:p>338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2.071</text:p>
          </table:table-cell>
          <table:table-cell office:value-type="string" calcext:value-type="string">
            <text:p>73.2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2" calcext:value-type="float">
            <text:p>3382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3.027</text:p>
          </table:table-cell>
          <table:table-cell office:value-type="string" calcext:value-type="string">
            <text:p>49.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3" calcext:value-type="float">
            <text:p>3383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84" calcext:value-type="float">
            <text:p>3384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5" calcext:value-type="float">
            <text:p>3385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6" calcext:value-type="float">
            <text:p>3386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7" calcext:value-type="float">
            <text:p>3387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.589</text:p>
          </table:table-cell>
          <table:table-cell office:value-type="string" calcext:value-type="string">
            <text:p>85.2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8" calcext:value-type="float">
            <text:p>3388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9" calcext:value-type="float">
            <text:p>3389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534</text:p>
          </table:table-cell>
          <table:table-cell office:value-type="string" calcext:value-type="string">
            <text:p>36.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0" calcext:value-type="float">
            <text:p>3390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391" calcext:value-type="float">
            <text:p>3391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 office:value-type="string" calcext:value-type="string">
            <text:p>3.321</text:p>
          </table:table-cell>
          <table:table-cell office:value-type="string" calcext:value-type="string">
            <text:p>41.9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3" calcext:value-type="float">
            <text:p>3393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4" calcext:value-type="float">
            <text:p>339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5" calcext:value-type="float">
            <text:p>3395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566</text:p>
          </table:table-cell>
          <table:table-cell office:value-type="string" calcext:value-type="string">
            <text:p>85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7" calcext:value-type="float">
            <text:p>3397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608</text:p>
          </table:table-cell>
          <table:table-cell office:value-type="string" calcext:value-type="string">
            <text:p>59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214</text:p>
          </table:table-cell>
          <table:table-cell office:value-type="string" calcext:value-type="string">
            <text:p>94.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0" calcext:value-type="float">
            <text:p>3400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1" calcext:value-type="float">
            <text:p>3401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3.828</text:p>
          </table:table-cell>
          <table:table-cell office:value-type="string" calcext:value-type="string">
            <text:p>29.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2" calcext:value-type="float">
            <text:p>3402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3.232</text:p>
          </table:table-cell>
          <table:table-cell office:value-type="string" calcext:value-type="string">
            <text:p>44.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3" calcext:value-type="float">
            <text:p>3403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4" calcext:value-type="float">
            <text:p>3404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075</text:p>
          </table:table-cell>
          <table:table-cell office:value-type="string" calcext:value-type="string">
            <text:p>98.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5" calcext:value-type="float">
            <text:p>3405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682</text:p>
          </table:table-cell>
          <table:table-cell office:value-type="string" calcext:value-type="string">
            <text:p>57.9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6" calcext:value-type="float">
            <text:p>3406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.926</text:p>
          </table:table-cell>
          <table:table-cell office:value-type="string" calcext:value-type="string">
            <text:p>76.8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7" calcext:value-type="float">
            <text:p>3407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08" calcext:value-type="float">
            <text:p>3408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09" calcext:value-type="float">
            <text:p>3409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1" calcext:value-type="float">
            <text:p>3411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2" calcext:value-type="float">
            <text:p>3412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3" calcext:value-type="float">
            <text:p>3413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4" calcext:value-type="float">
            <text:p>3414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5" calcext:value-type="float">
            <text:p>3415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1.892</text:p>
          </table:table-cell>
          <table:table-cell office:value-type="string" calcext:value-type="string">
            <text:p>77.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6" calcext:value-type="float">
            <text:p>3416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18" calcext:value-type="float">
            <text:p>3418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0" calcext:value-type="float">
            <text:p>3420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2" calcext:value-type="float">
            <text:p>3422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241</text:p>
          </table:table-cell>
          <table:table-cell office:value-type="string" calcext:value-type="string">
            <text:p>43.9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167</text:p>
          </table:table-cell>
          <table:table-cell office:value-type="string" calcext:value-type="string">
            <text:p>45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4" calcext:value-type="float">
            <text:p>3424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3.417</text:p>
          </table:table-cell>
          <table:table-cell office:value-type="string" calcext:value-type="string">
            <text:p>39.5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5" calcext:value-type="float">
            <text:p>3425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1.648</text:p>
          </table:table-cell>
          <table:table-cell office:value-type="string" calcext:value-type="string">
            <text:p>83.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6" calcext:value-type="float">
            <text:p>3426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7" calcext:value-type="float">
            <text:p>3427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8" calcext:value-type="float">
            <text:p>3428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29" calcext:value-type="float">
            <text:p>3429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065</text:p>
          </table:table-cell>
          <table:table-cell office:value-type="string" calcext:value-type="string">
            <text:p>73.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0" calcext:value-type="float">
            <text:p>3430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2" calcext:value-type="float">
            <text:p>343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3" calcext:value-type="float">
            <text:p>3433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047</text:p>
          </table:table-cell>
          <table:table-cell office:value-type="string" calcext:value-type="string">
            <text:p>98.8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4" calcext:value-type="float">
            <text:p>3434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.055</text:p>
          </table:table-cell>
          <table:table-cell office:value-type="string" calcext:value-type="string">
            <text:p>73.6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5" calcext:value-type="float">
            <text:p>3435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6" calcext:value-type="float">
            <text:p>3436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7" calcext:value-type="float">
            <text:p>3437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38" calcext:value-type="float">
            <text:p>3438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9" calcext:value-type="float">
            <text:p>3439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1" calcext:value-type="float">
            <text:p>344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.506</text:p>
          </table:table-cell>
          <table:table-cell office:value-type="string" calcext:value-type="string">
            <text:p>62.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2" calcext:value-type="float">
            <text:p>3442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43" calcext:value-type="float">
            <text:p>3443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3.266</text:p>
          </table:table-cell>
          <table:table-cell office:value-type="string" calcext:value-type="string">
            <text:p>43.3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4" calcext:value-type="float">
            <text:p>3444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5" calcext:value-type="float">
            <text:p>3445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6" office:value-type="float" office:value="2016" calcext:value-type="float">
            <text:p>2016</text:p>
          </table:table-cell>
          <table:table-cell office:value-type="float" office:value="3446" calcext:value-type="float">
            <text:p>3446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7" calcext:value-type="float">
            <text:p>3447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8" calcext:value-type="float">
            <text:p>3448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3.02</text:p>
          </table:table-cell>
          <table:table-cell office:value-type="string" calcext:value-type="string">
            <text:p>49.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9" calcext:value-type="float">
            <text:p>3449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0" calcext:value-type="float">
            <text:p>3450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1" calcext:value-type="float">
            <text:p>345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518</text:p>
          </table:table-cell>
          <table:table-cell office:value-type="string" calcext:value-type="string">
            <text:p>37.0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2" calcext:value-type="float">
            <text:p>345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3" calcext:value-type="float">
            <text:p>345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4" calcext:value-type="float">
            <text:p>345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169</text:p>
          </table:table-cell>
          <table:table-cell office:value-type="string" calcext:value-type="string">
            <text:p>70.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5" calcext:value-type="float">
            <text:p>345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016</text:p>
          </table:table-cell>
          <table:table-cell office:value-type="string" calcext:value-type="string">
            <text:p>99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6" calcext:value-type="float">
            <text:p>3456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7" calcext:value-type="float">
            <text:p>345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411</text:p>
          </table:table-cell>
          <table:table-cell office:value-type="string" calcext:value-type="string">
            <text:p>89.7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8" calcext:value-type="float">
            <text:p>3458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59" calcext:value-type="float">
            <text:p>345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2.459</text:p>
          </table:table-cell>
          <table:table-cell office:value-type="string" calcext:value-type="string">
            <text:p>63.5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0" calcext:value-type="float">
            <text:p>346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1" calcext:value-type="float">
            <text:p>346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424</text:p>
          </table:table-cell>
          <table:table-cell office:value-type="string" calcext:value-type="string">
            <text:p>64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3" calcext:value-type="float">
            <text:p>346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4" calcext:value-type="float">
            <text:p>346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502</text:p>
          </table:table-cell>
          <table:table-cell office:value-type="string" calcext:value-type="string">
            <text:p>62.4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5" calcext:value-type="float">
            <text:p>346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6" calcext:value-type="float">
            <text:p>346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2.039</text:p>
          </table:table-cell>
          <table:table-cell office:value-type="string" calcext:value-type="string">
            <text:p>74.0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7" calcext:value-type="float">
            <text:p>346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.743</text:p>
          </table:table-cell>
          <table:table-cell office:value-type="string" calcext:value-type="string">
            <text:p>81.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8" calcext:value-type="float">
            <text:p>346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69" calcext:value-type="float">
            <text:p>346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0" calcext:value-type="float">
            <text:p>347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009</text:p>
          </table:table-cell>
          <table:table-cell office:value-type="string" calcext:value-type="string">
            <text:p>99.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1" calcext:value-type="float">
            <text:p>3471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3" calcext:value-type="float">
            <text:p>3473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74" calcext:value-type="float">
            <text:p>347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5" calcext:value-type="float">
            <text:p>347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6" calcext:value-type="float">
            <text:p>347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811</text:p>
          </table:table-cell>
          <table:table-cell office:value-type="string" calcext:value-type="string">
            <text:p>79.7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7" calcext:value-type="float">
            <text:p>347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8" calcext:value-type="float">
            <text:p>347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155</text:p>
          </table:table-cell>
          <table:table-cell office:value-type="string" calcext:value-type="string">
            <text:p>96.1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9" calcext:value-type="float">
            <text:p>347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0" calcext:value-type="float">
            <text:p>348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1" calcext:value-type="float">
            <text:p>348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2" calcext:value-type="float">
            <text:p>348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312</text:p>
          </table:table-cell>
          <table:table-cell office:value-type="string" calcext:value-type="string">
            <text:p>67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84" calcext:value-type="float">
            <text:p>348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421</text:p>
          </table:table-cell>
          <table:table-cell office:value-type="string" calcext:value-type="string">
            <text:p>89.4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5" calcext:value-type="float">
            <text:p>348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2.613</text:p>
          </table:table-cell>
          <table:table-cell office:value-type="string" calcext:value-type="string">
            <text:p>59.6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6" calcext:value-type="float">
            <text:p>348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014</text:p>
          </table:table-cell>
          <table:table-cell office:value-type="string" calcext:value-type="string">
            <text:p>99.6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7" calcext:value-type="float">
            <text:p>348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8" calcext:value-type="float">
            <text:p>348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1.868</text:p>
          </table:table-cell>
          <table:table-cell office:value-type="string" calcext:value-type="string">
            <text:p>78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9" calcext:value-type="float">
            <text:p>348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0" calcext:value-type="float">
            <text:p>349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139</text:p>
          </table:table-cell>
          <table:table-cell office:value-type="string" calcext:value-type="string">
            <text:p>71.5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1" calcext:value-type="float">
            <text:p>349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492" calcext:value-type="float">
            <text:p>3492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3" calcext:value-type="float">
            <text:p>349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2.885</text:p>
          </table:table-cell>
          <table:table-cell office:value-type="string" calcext:value-type="string">
            <text:p>52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4" calcext:value-type="float">
            <text:p>349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809</text:p>
          </table:table-cell>
          <table:table-cell office:value-type="string" calcext:value-type="string">
            <text:p>79.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5" calcext:value-type="float">
            <text:p>349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6" calcext:value-type="float">
            <text:p>349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7" calcext:value-type="float">
            <text:p>34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1.684</text:p>
          </table:table-cell>
          <table:table-cell office:value-type="string" calcext:value-type="string">
            <text:p>82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8" calcext:value-type="float">
            <text:p>349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9" calcext:value-type="float">
            <text:p>3499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1" calcext:value-type="float">
            <text:p>350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633</text:p>
          </table:table-cell>
          <table:table-cell office:value-type="string" calcext:value-type="string">
            <text:p>84.1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2" calcext:value-type="float">
            <text:p>350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3" calcext:value-type="float">
            <text:p>350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2.546</text:p>
          </table:table-cell>
          <table:table-cell office:value-type="string" calcext:value-type="string">
            <text:p>61.3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5" calcext:value-type="float">
            <text:p>350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408</text:p>
          </table:table-cell>
          <table:table-cell office:value-type="string" calcext:value-type="string">
            <text:p>89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6" calcext:value-type="float">
            <text:p>350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.423</text:p>
          </table:table-cell>
          <table:table-cell office:value-type="string" calcext:value-type="string">
            <text:p>89.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7" calcext:value-type="float">
            <text:p>3507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8" calcext:value-type="float">
            <text:p>350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9" calcext:value-type="float">
            <text:p>350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0" calcext:value-type="float">
            <text:p>351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1</text:p>
          </table:table-cell>
          <table:table-cell office:value-type="string" calcext:value-type="string">
            <text:p>89.7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1" calcext:value-type="float">
            <text:p>351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2" calcext:value-type="float">
            <text:p>3512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84</text:p>
          </table:table-cell>
          <table:table-cell office:value-type="float" office:value="79" calcext:value-type="float">
            <text:p>7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3" calcext:value-type="float">
            <text:p>3513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505</text:p>
          </table:table-cell>
          <table:table-cell office:value-type="string" calcext:value-type="string">
            <text:p>62.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4" calcext:value-type="float">
            <text:p>3514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5" calcext:value-type="float">
            <text:p>3515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16" calcext:value-type="float">
            <text:p>351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7" calcext:value-type="float">
            <text:p>3517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265</text:p>
          </table:table-cell>
          <table:table-cell office:value-type="string" calcext:value-type="string">
            <text:p>93.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8" calcext:value-type="float">
            <text:p>351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9" calcext:value-type="float">
            <text:p>3519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2.008</text:p>
          </table:table-cell>
          <table:table-cell office:value-type="string" calcext:value-type="string">
            <text:p>74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0" calcext:value-type="float">
            <text:p>352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1.817</text:p>
          </table:table-cell>
          <table:table-cell office:value-type="string" calcext:value-type="string">
            <text:p>79.5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1" calcext:value-type="float">
            <text:p>352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1</text:p>
          </table:table-cell>
          <table:table-cell office:value-type="string" calcext:value-type="string">
            <text:p>89.7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2" calcext:value-type="float">
            <text:p>3522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809</text:p>
          </table:table-cell>
          <table:table-cell office:value-type="string" calcext:value-type="string">
            <text:p>79.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4" calcext:value-type="float">
            <text:p>352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6" calcext:value-type="float">
            <text:p>352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794</text:p>
          </table:table-cell>
          <table:table-cell office:value-type="string" calcext:value-type="string">
            <text:p>80.1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7" calcext:value-type="float">
            <text:p>3527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28" calcext:value-type="float">
            <text:p>352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463</text:p>
          </table:table-cell>
          <table:table-cell office:value-type="string" calcext:value-type="string">
            <text:p>88.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9" calcext:value-type="float">
            <text:p>3529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0" calcext:value-type="float">
            <text:p>353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608</text:p>
          </table:table-cell>
          <table:table-cell office:value-type="string" calcext:value-type="string">
            <text:p>84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1" calcext:value-type="float">
            <text:p>3531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2" calcext:value-type="float">
            <text:p>353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3" calcext:value-type="float">
            <text:p>3533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586</text:p>
          </table:table-cell>
          <table:table-cell office:value-type="string" calcext:value-type="string">
            <text:p>85.3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4" calcext:value-type="float">
            <text:p>3534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35" calcext:value-type="float">
            <text:p>3535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6" calcext:value-type="float">
            <text:p>353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2.872</text:p>
          </table:table-cell>
          <table:table-cell office:value-type="string" calcext:value-type="string">
            <text:p>53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7" calcext:value-type="float">
            <text:p>3537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545</text:p>
          </table:table-cell>
          <table:table-cell office:value-type="string" calcext:value-type="string">
            <text:p>86.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8" calcext:value-type="float">
            <text:p>353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349</text:p>
          </table:table-cell>
          <table:table-cell office:value-type="string" calcext:value-type="string">
            <text:p>66.2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9" calcext:value-type="float">
            <text:p>3539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3.317</text:p>
          </table:table-cell>
          <table:table-cell office:value-type="string" calcext:value-type="string">
            <text:p>42.0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0" calcext:value-type="float">
            <text:p>354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2" calcext:value-type="float">
            <text:p>3542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467</text:p>
          </table:table-cell>
          <table:table-cell office:value-type="string" calcext:value-type="string">
            <text:p>63.3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3" calcext:value-type="float">
            <text:p>3543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4" calcext:value-type="float">
            <text:p>3544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5" calcext:value-type="float">
            <text:p>3545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643</text:p>
          </table:table-cell>
          <table:table-cell office:value-type="string" calcext:value-type="string">
            <text:p>83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7" calcext:value-type="float">
            <text:p>3547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8" calcext:value-type="float">
            <text:p>3548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55</text:p>
          </table:table-cell>
          <table:table-cell office:value-type="string" calcext:value-type="string">
            <text:p>61.2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9" calcext:value-type="float">
            <text:p>3549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0" calcext:value-type="float">
            <text:p>3550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1" calcext:value-type="float">
            <text:p>355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635</text:p>
          </table:table-cell>
          <table:table-cell office:value-type="string" calcext:value-type="string">
            <text:p>84.1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2" calcext:value-type="float">
            <text:p>3552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3" calcext:value-type="float">
            <text:p>3553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4" calcext:value-type="float">
            <text:p>3554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408</text:p>
          </table:table-cell>
          <table:table-cell office:value-type="string" calcext:value-type="string">
            <text:p>89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5" calcext:value-type="float">
            <text:p>3555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901</text:p>
          </table:table-cell>
          <table:table-cell office:value-type="string" calcext:value-type="string">
            <text:p>52.4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6" calcext:value-type="float">
            <text:p>3556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7" calcext:value-type="float">
            <text:p>3557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3.203</text:p>
          </table:table-cell>
          <table:table-cell office:value-type="string" calcext:value-type="string">
            <text:p>44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8" calcext:value-type="float">
            <text:p>3558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59" calcext:value-type="float">
            <text:p>355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0" calcext:value-type="float">
            <text:p>356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1" calcext:value-type="float">
            <text:p>3561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2" calcext:value-type="float">
            <text:p>356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809</text:p>
          </table:table-cell>
          <table:table-cell office:value-type="string" calcext:value-type="string">
            <text:p>79.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3" calcext:value-type="float">
            <text:p>3563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4" calcext:value-type="float">
            <text:p>3564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019</text:p>
          </table:table-cell>
          <table:table-cell office:value-type="string" calcext:value-type="string">
            <text:p>99.5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5" calcext:value-type="float">
            <text:p>3565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6" calcext:value-type="float">
            <text:p>3566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373</text:p>
          </table:table-cell>
          <table:table-cell office:value-type="string" calcext:value-type="string">
            <text:p>65.6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8" calcext:value-type="float">
            <text:p>3568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69" calcext:value-type="float">
            <text:p>3569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2</text:p>
          </table:table-cell>
          <table:table-cell office:value-type="string" calcext:value-type="string">
            <text:p>79.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0" calcext:value-type="float">
            <text:p>357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1" calcext:value-type="float">
            <text:p>357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623</text:p>
          </table:table-cell>
          <table:table-cell office:value-type="string" calcext:value-type="string">
            <text:p>84.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2" calcext:value-type="float">
            <text:p>3572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333</text:p>
          </table:table-cell>
          <table:table-cell office:value-type="string" calcext:value-type="string">
            <text:p>66.6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3" calcext:value-type="float">
            <text:p>3573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4" calcext:value-type="float">
            <text:p>3574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5" calcext:value-type="float">
            <text:p>3575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76" calcext:value-type="float">
            <text:p>3576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205</text:p>
          </table:table-cell>
          <table:table-cell office:value-type="string" calcext:value-type="string">
            <text:p>94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7" calcext:value-type="float">
            <text:p>3577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8" calcext:value-type="float">
            <text:p>3578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821</text:p>
          </table:table-cell>
          <table:table-cell office:value-type="string" calcext:value-type="string">
            <text:p>79.4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333</text:p>
          </table:table-cell>
          <table:table-cell office:value-type="string" calcext:value-type="string">
            <text:p>66.6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0" calcext:value-type="float">
            <text:p>3580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1" calcext:value-type="float">
            <text:p>3581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2" calcext:value-type="float">
            <text:p>358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3" calcext:value-type="float">
            <text:p>3583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4" calcext:value-type="float">
            <text:p>3584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2.267</text:p>
          </table:table-cell>
          <table:table-cell office:value-type="string" calcext:value-type="string">
            <text:p>68.3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5" calcext:value-type="float">
            <text:p>3585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3.03</text:p>
          </table:table-cell>
          <table:table-cell office:value-type="string" calcext:value-type="string">
            <text:p>49.2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6" calcext:value-type="float">
            <text:p>3586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87" calcext:value-type="float">
            <text:p>3587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04</text:p>
          </table:table-cell>
          <table:table-cell office:value-type="string" calcext:value-type="string">
            <text:p>99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9" calcext:value-type="float">
            <text:p>3589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0" calcext:value-type="float">
            <text:p>3590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.59</text:p>
          </table:table-cell>
          <table:table-cell office:value-type="string" calcext:value-type="string">
            <text:p>85.2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2" calcext:value-type="float">
            <text:p>3592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579</text:p>
          </table:table-cell>
          <table:table-cell office:value-type="string" calcext:value-type="string">
            <text:p>35.5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3" calcext:value-type="float">
            <text:p>3593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594" calcext:value-type="float">
            <text:p>3594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 office:value-type="string" calcext:value-type="string">
            <text:p>3.094</text:p>
          </table:table-cell>
          <table:table-cell office:value-type="string" calcext:value-type="string">
            <text:p>47.6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5" calcext:value-type="float">
            <text:p>3595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6" calcext:value-type="float">
            <text:p>3596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7" calcext:value-type="float">
            <text:p>3597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8" calcext:value-type="float">
            <text:p>3598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9" calcext:value-type="float">
            <text:p>3599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612</text:p>
          </table:table-cell>
          <table:table-cell office:value-type="string" calcext:value-type="string">
            <text:p>59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1" calcext:value-type="float">
            <text:p>3601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2" calcext:value-type="float">
            <text:p>3602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3" calcext:value-type="float">
            <text:p>3603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216</text:p>
          </table:table-cell>
          <table:table-cell office:value-type="string" calcext:value-type="string">
            <text:p>94.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4" calcext:value-type="float">
            <text:p>3604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3.828</text:p>
          </table:table-cell>
          <table:table-cell office:value-type="string" calcext:value-type="string">
            <text:p>29.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5" calcext:value-type="float">
            <text:p>3605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3.178</text:p>
          </table:table-cell>
          <table:table-cell office:value-type="string" calcext:value-type="string">
            <text:p>45.5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6" calcext:value-type="float">
            <text:p>3606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22</text:p>
          </table:table-cell>
          <table:table-cell office:value-type="string" calcext:value-type="string">
            <text:p>99.4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7" calcext:value-type="float">
            <text:p>3607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024</text:p>
          </table:table-cell>
          <table:table-cell office:value-type="string" calcext:value-type="string">
            <text:p>99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8" calcext:value-type="float">
            <text:p>3608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685</text:p>
          </table:table-cell>
          <table:table-cell office:value-type="string" calcext:value-type="string">
            <text:p>57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.874</text:p>
          </table:table-cell>
          <table:table-cell office:value-type="string" calcext:value-type="string">
            <text:p>78.1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0" calcext:value-type="float">
            <text:p>3610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1" calcext:value-type="float">
            <text:p>3611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2" calcext:value-type="float">
            <text:p>3612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5" calcext:value-type="float">
            <text:p>3615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6" calcext:value-type="float">
            <text:p>3616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7" calcext:value-type="float">
            <text:p>3617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18" calcext:value-type="float">
            <text:p>3618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1.824</text:p>
          </table:table-cell>
          <table:table-cell office:value-type="string" calcext:value-type="string">
            <text:p>79.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9" calcext:value-type="float">
            <text:p>3619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0" calcext:value-type="float">
            <text:p>3620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21" calcext:value-type="float">
            <text:p>3621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1</text:p>
          </table:table-cell>
          <table:table-cell office:value-type="string" calcext:value-type="string">
            <text:p>89.7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2" calcext:value-type="float">
            <text:p>3622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3" calcext:value-type="float">
            <text:p>3623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4" calcext:value-type="float">
            <text:p>3624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5" calcext:value-type="float">
            <text:p>3625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191</text:p>
          </table:table-cell>
          <table:table-cell office:value-type="string" calcext:value-type="string">
            <text:p>45.2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6" calcext:value-type="float">
            <text:p>3626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212</text:p>
          </table:table-cell>
          <table:table-cell office:value-type="string" calcext:value-type="string">
            <text:p>44.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7" calcext:value-type="float">
            <text:p>3627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3.386</text:p>
          </table:table-cell>
          <table:table-cell office:value-type="string" calcext:value-type="string">
            <text:p>40.3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8" calcext:value-type="float">
            <text:p>3628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9" calcext:value-type="float">
            <text:p>3629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1" calcext:value-type="float">
            <text:p>3631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32" calcext:value-type="float">
            <text:p>3632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023</text:p>
          </table:table-cell>
          <table:table-cell office:value-type="string" calcext:value-type="string">
            <text:p>74.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3" calcext:value-type="float">
            <text:p>3633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4" calcext:value-type="float">
            <text:p>3634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.271</text:p>
          </table:table-cell>
          <table:table-cell office:value-type="string" calcext:value-type="string">
            <text:p>68.2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6" calcext:value-type="float">
            <text:p>3636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7" calcext:value-type="float">
            <text:p>3637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.005</text:p>
          </table:table-cell>
          <table:table-cell office:value-type="string" calcext:value-type="string">
            <text:p>74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8" calcext:value-type="float">
            <text:p>3638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0" calcext:value-type="float">
            <text:p>3640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1" calcext:value-type="float">
            <text:p>3641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2" calcext:value-type="float">
            <text:p>3642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83</text:p>
          </table:table-cell>
          <table:table-cell office:value-type="string" calcext:value-type="string">
            <text:p>79.2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3" calcext:value-type="float">
            <text:p>3643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4" calcext:value-type="float">
            <text:p>3644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.741</text:p>
          </table:table-cell>
          <table:table-cell office:value-type="string" calcext:value-type="string">
            <text:p>56.4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5" calcext:value-type="float">
            <text:p>3645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6" calcext:value-type="float">
            <text:p>3646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3.339</text:p>
          </table:table-cell>
          <table:table-cell office:value-type="string" calcext:value-type="string">
            <text:p>41.5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7" calcext:value-type="float">
            <text:p>3647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7" office:value-type="float" office:value="2017" calcext:value-type="float">
            <text:p>2017</text:p>
          </table:table-cell>
          <table:table-cell office:value-type="float" office:value="3649" calcext:value-type="float">
            <text:p>3649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0" calcext:value-type="float">
            <text:p>365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3.352</text:p>
          </table:table-cell>
          <table:table-cell office:value-type="string" calcext:value-type="string">
            <text:p>41.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2" calcext:value-type="float">
            <text:p>3652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3" calcext:value-type="float">
            <text:p>3653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4" calcext:value-type="float">
            <text:p>365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563</text:p>
          </table:table-cell>
          <table:table-cell office:value-type="string" calcext:value-type="string">
            <text:p>35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5" calcext:value-type="float">
            <text:p>365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63</text:p>
          </table:table-cell>
          <table:table-cell office:value-type="string" calcext:value-type="string">
            <text:p>84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6" calcext:value-type="float">
            <text:p>365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04</text:p>
          </table:table-cell>
          <table:table-cell office:value-type="string" calcext:value-type="string">
            <text:p>9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7" calcext:value-type="float">
            <text:p>365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164</text:p>
          </table:table-cell>
          <table:table-cell office:value-type="string" calcext:value-type="string">
            <text:p>70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8" calcext:value-type="float">
            <text:p>365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136</text:p>
          </table:table-cell>
          <table:table-cell office:value-type="string" calcext:value-type="string">
            <text:p>96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9" calcext:value-type="float">
            <text:p>3659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60" calcext:value-type="float">
            <text:p>366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578</text:p>
          </table:table-cell>
          <table:table-cell office:value-type="string" calcext:value-type="string">
            <text:p>85.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1" calcext:value-type="float">
            <text:p>3661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62" calcext:value-type="float">
            <text:p>366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2.514</text:p>
          </table:table-cell>
          <table:table-cell office:value-type="string" calcext:value-type="string">
            <text:p>62.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3" calcext:value-type="float">
            <text:p>366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4" calcext:value-type="float">
            <text:p>366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475</text:p>
          </table:table-cell>
          <table:table-cell office:value-type="string" calcext:value-type="string">
            <text:p>63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5" calcext:value-type="float">
            <text:p>366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6" calcext:value-type="float">
            <text:p>366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7" calcext:value-type="float">
            <text:p>366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535</text:p>
          </table:table-cell>
          <table:table-cell office:value-type="string" calcext:value-type="string">
            <text:p>61.6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8" calcext:value-type="float">
            <text:p>366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69" calcext:value-type="float">
            <text:p>366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2.04</text:p>
          </table:table-cell>
          <table:table-cell office:value-type="float" office:value="74" calcext:value-type="float">
            <text:p>7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0" calcext:value-type="float">
            <text:p>367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2.084</text:p>
          </table:table-cell>
          <table:table-cell office:value-type="string" calcext:value-type="string">
            <text:p>72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1" calcext:value-type="float">
            <text:p>367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2" calcext:value-type="float">
            <text:p>367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243</text:p>
          </table:table-cell>
          <table:table-cell office:value-type="string" calcext:value-type="string">
            <text:p>93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4" calcext:value-type="float">
            <text:p>3674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5" calcext:value-type="float">
            <text:p>367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6" calcext:value-type="float">
            <text:p>3676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77" calcext:value-type="float">
            <text:p>367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8" calcext:value-type="float">
            <text:p>367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9" calcext:value-type="float">
            <text:p>367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81</text:p>
          </table:table-cell>
          <table:table-cell office:value-type="string" calcext:value-type="string">
            <text:p>79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0" calcext:value-type="float">
            <text:p>368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1" calcext:value-type="float">
            <text:p>368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202</text:p>
          </table:table-cell>
          <table:table-cell office:value-type="string" calcext:value-type="string">
            <text:p>94.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2" calcext:value-type="float">
            <text:p>368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83" calcext:value-type="float">
            <text:p>368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4" calcext:value-type="float">
            <text:p>3684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624</text:p>
          </table:table-cell>
          <table:table-cell office:value-type="string" calcext:value-type="string">
            <text:p>84.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5" calcext:value-type="float">
            <text:p>368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306</text:p>
          </table:table-cell>
          <table:table-cell office:value-type="string" calcext:value-type="string">
            <text:p>67.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6" calcext:value-type="float">
            <text:p>368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87" calcext:value-type="float">
            <text:p>3687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8" calcext:value-type="float">
            <text:p>368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2.677</text:p>
          </table:table-cell>
          <table:table-cell office:value-type="string" calcext:value-type="string">
            <text:p>58.0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9" calcext:value-type="float">
            <text:p>368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014</text:p>
          </table:table-cell>
          <table:table-cell office:value-type="string" calcext:value-type="string">
            <text:p>99.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0" calcext:value-type="float">
            <text:p>369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1" calcext:value-type="float">
            <text:p>369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1.869</text:p>
          </table:table-cell>
          <table:table-cell office:value-type="string" calcext:value-type="string">
            <text:p>78.2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2" calcext:value-type="float">
            <text:p>369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3" calcext:value-type="float">
            <text:p>369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115</text:p>
          </table:table-cell>
          <table:table-cell office:value-type="string" calcext:value-type="string">
            <text:p>72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695" calcext:value-type="float">
            <text:p>3695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827</text:p>
          </table:table-cell>
          <table:table-cell office:value-type="string" calcext:value-type="string">
            <text:p>79.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6" calcext:value-type="float">
            <text:p>369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3.114</text:p>
          </table:table-cell>
          <table:table-cell office:value-type="string" calcext:value-type="string">
            <text:p>47.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7" calcext:value-type="float">
            <text:p>369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808</text:p>
          </table:table-cell>
          <table:table-cell office:value-type="string" calcext:value-type="string">
            <text:p>79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8" calcext:value-type="float">
            <text:p>369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9" calcext:value-type="float">
            <text:p>369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0" calcext:value-type="float">
            <text:p>370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1.845</text:p>
          </table:table-cell>
          <table:table-cell office:value-type="string" calcext:value-type="string">
            <text:p>78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1" calcext:value-type="float">
            <text:p>3701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2" calcext:value-type="float">
            <text:p>370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3" calcext:value-type="float">
            <text:p>370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21</text:p>
          </table:table-cell>
          <table:table-cell office:value-type="string" calcext:value-type="string">
            <text:p>94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4" calcext:value-type="float">
            <text:p>370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827</text:p>
          </table:table-cell>
          <table:table-cell office:value-type="string" calcext:value-type="string">
            <text:p>79.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5" calcext:value-type="float">
            <text:p>370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6" calcext:value-type="float">
            <text:p>370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2.585</text:p>
          </table:table-cell>
          <table:table-cell office:value-type="string" calcext:value-type="string">
            <text:p>60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8" calcext:value-type="float">
            <text:p>370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408</text:p>
          </table:table-cell>
          <table:table-cell office:value-type="string" calcext:value-type="string">
            <text:p>89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9" calcext:value-type="float">
            <text:p>3709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.438</text:p>
          </table:table-cell>
          <table:table-cell office:value-type="string" calcext:value-type="string">
            <text:p>89.0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0" calcext:value-type="float">
            <text:p>371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1" calcext:value-type="float">
            <text:p>371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2.022</text:p>
          </table:table-cell>
          <table:table-cell office:value-type="string" calcext:value-type="string">
            <text:p>74.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2" calcext:value-type="float">
            <text:p>371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204</text:p>
          </table:table-cell>
          <table:table-cell office:value-type="string" calcext:value-type="string">
            <text:p>9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3" calcext:value-type="float">
            <text:p>371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1</text:p>
          </table:table-cell>
          <table:table-cell office:value-type="string" calcext:value-type="string">
            <text:p>89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4" calcext:value-type="float">
            <text:p>371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856</text:p>
          </table:table-cell>
          <table:table-cell office:value-type="string" calcext:value-type="string">
            <text:p>78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6" calcext:value-type="float">
            <text:p>371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657</text:p>
          </table:table-cell>
          <table:table-cell office:value-type="string" calcext:value-type="string">
            <text:p>58.5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7" calcext:value-type="float">
            <text:p>3717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18" calcext:value-type="float">
            <text:p>3718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19" calcext:value-type="float">
            <text:p>3719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0" calcext:value-type="float">
            <text:p>372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298</text:p>
          </table:table-cell>
          <table:table-cell office:value-type="string" calcext:value-type="string">
            <text:p>92.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1" calcext:value-type="float">
            <text:p>3721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2" calcext:value-type="float">
            <text:p>372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607</text:p>
          </table:table-cell>
          <table:table-cell office:value-type="string" calcext:value-type="string">
            <text:p>84.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3" calcext:value-type="float">
            <text:p>372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1.816</text:p>
          </table:table-cell>
          <table:table-cell office:value-type="string" calcext:value-type="string">
            <text:p>79.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4" calcext:value-type="float">
            <text:p>3724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12</text:p>
          </table:table-cell>
          <table:table-cell office:value-type="string" calcext:value-type="string">
            <text:p>89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5" calcext:value-type="float">
            <text:p>3725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6" calcext:value-type="float">
            <text:p>372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808</text:p>
          </table:table-cell>
          <table:table-cell office:value-type="string" calcext:value-type="string">
            <text:p>79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7" calcext:value-type="float">
            <text:p>3727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8" calcext:value-type="float">
            <text:p>3728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29" calcext:value-type="float">
            <text:p>3729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779</text:p>
          </table:table-cell>
          <table:table-cell office:value-type="string" calcext:value-type="string">
            <text:p>80.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0" calcext:value-type="float">
            <text:p>3730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31" calcext:value-type="float">
            <text:p>373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449</text:p>
          </table:table-cell>
          <table:table-cell office:value-type="string" calcext:value-type="string">
            <text:p>88.7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2" calcext:value-type="float">
            <text:p>373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3" calcext:value-type="float">
            <text:p>3733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4" calcext:value-type="float">
            <text:p>3734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5" calcext:value-type="float">
            <text:p>3735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49</text:p>
          </table:table-cell>
          <table:table-cell office:value-type="string" calcext:value-type="string">
            <text:p>87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7" calcext:value-type="float">
            <text:p>3737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38" calcext:value-type="float">
            <text:p>373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9" calcext:value-type="float">
            <text:p>3739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2.874</text:p>
          </table:table-cell>
          <table:table-cell office:value-type="string" calcext:value-type="string">
            <text:p>53.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0" calcext:value-type="float">
            <text:p>374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44</text:p>
          </table:table-cell>
          <table:table-cell office:value-type="float" office:value="89" calcext:value-type="float">
            <text:p>8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1" calcext:value-type="float">
            <text:p>374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493</text:p>
          </table:table-cell>
          <table:table-cell office:value-type="string" calcext:value-type="string">
            <text:p>62.6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2" calcext:value-type="float">
            <text:p>3742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3.146</text:p>
          </table:table-cell>
          <table:table-cell office:value-type="string" calcext:value-type="string">
            <text:p>46.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3" calcext:value-type="float">
            <text:p>3743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4</text:p>
          </table:table-cell>
          <table:table-cell office:value-type="string" calcext:value-type="string">
            <text:p>9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4" calcext:value-type="float">
            <text:p>3744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279</text:p>
          </table:table-cell>
          <table:table-cell office:value-type="string" calcext:value-type="string">
            <text:p>68.0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6" calcext:value-type="float">
            <text:p>374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7" calcext:value-type="float">
            <text:p>374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8" calcext:value-type="float">
            <text:p>374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878</text:p>
          </table:table-cell>
          <table:table-cell office:value-type="string" calcext:value-type="string">
            <text:p>78.0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0" calcext:value-type="float">
            <text:p>375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1" calcext:value-type="float">
            <text:p>3751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462</text:p>
          </table:table-cell>
          <table:table-cell office:value-type="string" calcext:value-type="string">
            <text:p>63.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2" calcext:value-type="float">
            <text:p>375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3" calcext:value-type="float">
            <text:p>3753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54" calcext:value-type="float">
            <text:p>3754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65</text:p>
          </table:table-cell>
          <table:table-cell office:value-type="string" calcext:value-type="string">
            <text:p>83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5" calcext:value-type="float">
            <text:p>3755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6" calcext:value-type="float">
            <text:p>3756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8" calcext:value-type="float">
            <text:p>3758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886</text:p>
          </table:table-cell>
          <table:table-cell office:value-type="string" calcext:value-type="string">
            <text:p>52.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9" calcext:value-type="float">
            <text:p>375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0" calcext:value-type="float">
            <text:p>376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3.339</text:p>
          </table:table-cell>
          <table:table-cell office:value-type="string" calcext:value-type="string">
            <text:p>41.5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1" calcext:value-type="float">
            <text:p>3761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62" calcext:value-type="float">
            <text:p>3762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406</text:p>
          </table:table-cell>
          <table:table-cell office:value-type="string" calcext:value-type="string">
            <text:p>89.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3" calcext:value-type="float">
            <text:p>376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64" calcext:value-type="float">
            <text:p>3764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65" calcext:value-type="float">
            <text:p>3765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808</text:p>
          </table:table-cell>
          <table:table-cell office:value-type="string" calcext:value-type="string">
            <text:p>79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6" calcext:value-type="float">
            <text:p>3766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7" calcext:value-type="float">
            <text:p>3767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018</text:p>
          </table:table-cell>
          <table:table-cell office:value-type="string" calcext:value-type="string">
            <text:p>99.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8" calcext:value-type="float">
            <text:p>3768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9" calcext:value-type="float">
            <text:p>3769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70" calcext:value-type="float">
            <text:p>377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396</text:p>
          </table:table-cell>
          <table:table-cell office:value-type="string" calcext:value-type="string">
            <text:p>65.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1" calcext:value-type="float">
            <text:p>3771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72" calcext:value-type="float">
            <text:p>377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35</text:p>
          </table:table-cell>
          <table:table-cell office:value-type="string" calcext:value-type="string">
            <text:p>79.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3" calcext:value-type="float">
            <text:p>3773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4" calcext:value-type="float">
            <text:p>3774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5" calcext:value-type="float">
            <text:p>3775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317</text:p>
          </table:table-cell>
          <table:table-cell office:value-type="string" calcext:value-type="string">
            <text:p>67.0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77" calcext:value-type="float">
            <text:p>3777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79" calcext:value-type="float">
            <text:p>3779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204</text:p>
          </table:table-cell>
          <table:table-cell office:value-type="string" calcext:value-type="string">
            <text:p>9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0" calcext:value-type="float">
            <text:p>3780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1" calcext:value-type="float">
            <text:p>378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838</text:p>
          </table:table-cell>
          <table:table-cell office:value-type="string" calcext:value-type="string">
            <text:p>79.0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2" calcext:value-type="float">
            <text:p>3782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302</text:p>
          </table:table-cell>
          <table:table-cell office:value-type="string" calcext:value-type="string">
            <text:p>67.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3" calcext:value-type="float">
            <text:p>3783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4" calcext:value-type="float">
            <text:p>3784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85" calcext:value-type="float">
            <text:p>3785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6" calcext:value-type="float">
            <text:p>3786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7" calcext:value-type="float">
            <text:p>3787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2.374</text:p>
          </table:table-cell>
          <table:table-cell office:value-type="string" calcext:value-type="string">
            <text:p>65.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8" calcext:value-type="float">
            <text:p>3788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3.047</text:p>
          </table:table-cell>
          <table:table-cell office:value-type="string" calcext:value-type="string">
            <text:p>48.8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9" calcext:value-type="float">
            <text:p>3789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90" calcext:value-type="float">
            <text:p>3790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1" calcext:value-type="float">
            <text:p>3791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2" calcext:value-type="float">
            <text:p>379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3" calcext:value-type="float">
            <text:p>3793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.747</text:p>
          </table:table-cell>
          <table:table-cell office:value-type="string" calcext:value-type="string">
            <text:p>81.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4" calcext:value-type="float">
            <text:p>3794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5" calcext:value-type="float">
            <text:p>3795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494</text:p>
          </table:table-cell>
          <table:table-cell office:value-type="string" calcext:value-type="string">
            <text:p>37.6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6" calcext:value-type="float">
            <text:p>3796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797" calcext:value-type="float">
            <text:p>3797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 office:value-type="string" calcext:value-type="string">
            <text:p>2.852</text:p>
          </table:table-cell>
          <table:table-cell office:value-type="string" calcext:value-type="string">
            <text:p>53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8" calcext:value-type="float">
            <text:p>3798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18</text:p>
          </table:table-cell>
          <table:table-cell office:value-type="string" calcext:value-type="string">
            <text:p>89.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1" calcext:value-type="float">
            <text:p>380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2" calcext:value-type="float">
            <text:p>380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578</text:p>
          </table:table-cell>
          <table:table-cell office:value-type="string" calcext:value-type="string">
            <text:p>85.5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3" calcext:value-type="float">
            <text:p>3803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448</text:p>
          </table:table-cell>
          <table:table-cell office:value-type="string" calcext:value-type="string">
            <text:p>63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4" calcext:value-type="float">
            <text:p>3804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5" calcext:value-type="float">
            <text:p>3805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6" calcext:value-type="float">
            <text:p>3806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634</text:p>
          </table:table-cell>
          <table:table-cell office:value-type="string" calcext:value-type="string">
            <text:p>84.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7" calcext:value-type="float">
            <text:p>3807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3.828</text:p>
          </table:table-cell>
          <table:table-cell office:value-type="string" calcext:value-type="string">
            <text:p>29.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3.043</text:p>
          </table:table-cell>
          <table:table-cell office:value-type="string" calcext:value-type="string">
            <text:p>48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9" calcext:value-type="float">
            <text:p>3809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22</text:p>
          </table:table-cell>
          <table:table-cell office:value-type="string" calcext:value-type="string">
            <text:p>99.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0" calcext:value-type="float">
            <text:p>3810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025</text:p>
          </table:table-cell>
          <table:table-cell office:value-type="string" calcext:value-type="string">
            <text:p>99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1" calcext:value-type="float">
            <text:p>381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71</text:p>
          </table:table-cell>
          <table:table-cell office:value-type="string" calcext:value-type="string">
            <text:p>57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2" calcext:value-type="float">
            <text:p>3812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.89</text:p>
          </table:table-cell>
          <table:table-cell office:value-type="string" calcext:value-type="string">
            <text:p>77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3" calcext:value-type="float">
            <text:p>3813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4" calcext:value-type="float">
            <text:p>3814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5" calcext:value-type="float">
            <text:p>3815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6" calcext:value-type="float">
            <text:p>3816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7" calcext:value-type="float">
            <text:p>3817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8" calcext:value-type="float">
            <text:p>3818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19" calcext:value-type="float">
            <text:p>3819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21" calcext:value-type="float">
            <text:p>3821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2" calcext:value-type="float">
            <text:p>3822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3" calcext:value-type="float">
            <text:p>3823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24" calcext:value-type="float">
            <text:p>3824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12</text:p>
          </table:table-cell>
          <table:table-cell office:value-type="string" calcext:value-type="string">
            <text:p>89.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5" calcext:value-type="float">
            <text:p>3825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6" calcext:value-type="float">
            <text:p>3826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7" calcext:value-type="float">
            <text:p>3827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5</text:p>
          </table:table-cell>
          <table:table-cell office:value-type="string" calcext:value-type="string">
            <text:p>8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8" calcext:value-type="float">
            <text:p>3828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186</text:p>
          </table:table-cell>
          <table:table-cell office:value-type="string" calcext:value-type="string">
            <text:p>45.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9" calcext:value-type="float">
            <text:p>3829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23</text:p>
          </table:table-cell>
          <table:table-cell office:value-type="string" calcext:value-type="string">
            <text:p>44.2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0" calcext:value-type="float">
            <text:p>3830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3.322</text:p>
          </table:table-cell>
          <table:table-cell office:value-type="string" calcext:value-type="string">
            <text:p>41.9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1" calcext:value-type="float">
            <text:p>3831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2" calcext:value-type="float">
            <text:p>3832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209</text:p>
          </table:table-cell>
          <table:table-cell office:value-type="string" calcext:value-type="string">
            <text:p>94.7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3" calcext:value-type="float">
            <text:p>3833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4" calcext:value-type="float">
            <text:p>3834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35" calcext:value-type="float">
            <text:p>3835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008</text:p>
          </table:table-cell>
          <table:table-cell office:value-type="string" calcext:value-type="string">
            <text:p>74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6" calcext:value-type="float">
            <text:p>3836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7" calcext:value-type="float">
            <text:p>3837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8" calcext:value-type="float">
            <text:p>3838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.319</text:p>
          </table:table-cell>
          <table:table-cell office:value-type="string" calcext:value-type="string">
            <text:p>67.0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9" calcext:value-type="float">
            <text:p>3839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0" calcext:value-type="float">
            <text:p>3840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1.968</text:p>
          </table:table-cell>
          <table:table-cell office:value-type="string" calcext:value-type="string">
            <text:p>75.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2" calcext:value-type="float">
            <text:p>3842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81</text:p>
          </table:table-cell>
          <table:table-cell office:value-type="string" calcext:value-type="string">
            <text:p>79.7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3" calcext:value-type="float">
            <text:p>3843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44" calcext:value-type="float">
            <text:p>3844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5" calcext:value-type="float">
            <text:p>3845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862</text:p>
          </table:table-cell>
          <table:table-cell office:value-type="string" calcext:value-type="string">
            <text:p>78.4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6" calcext:value-type="float">
            <text:p>3846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7" calcext:value-type="float">
            <text:p>3847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3.065</text:p>
          </table:table-cell>
          <table:table-cell office:value-type="string" calcext:value-type="string">
            <text:p>48.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8" calcext:value-type="float">
            <text:p>3848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49" calcext:value-type="float">
            <text:p>3849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3.151</text:p>
          </table:table-cell>
          <table:table-cell office:value-type="string" calcext:value-type="string">
            <text:p>46.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0" calcext:value-type="float">
            <text:p>3850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1" calcext:value-type="float">
            <text:p>3851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8" office:value-type="float" office:value="2018" calcext:value-type="float">
            <text:p>2018</text:p>
          </table:table-cell>
          <table:table-cell office:value-type="float" office:value="3852" calcext:value-type="float">
            <text:p>3852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3" calcext:value-type="float">
            <text:p>3853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4" calcext:value-type="float">
            <text:p>3854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3.413</text:p>
          </table:table-cell>
          <table:table-cell office:value-type="string" calcext:value-type="string">
            <text:p>39.6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5" calcext:value-type="float">
            <text:p>3855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6" calcext:value-type="float">
            <text:p>3856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7" calcext:value-type="float">
            <text:p>385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641</text:p>
          </table:table-cell>
          <table:table-cell office:value-type="string" calcext:value-type="string">
            <text:p>33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8" calcext:value-type="float">
            <text:p>385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63</text:p>
          </table:table-cell>
          <table:table-cell office:value-type="string" calcext:value-type="string">
            <text:p>84.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9" calcext:value-type="float">
            <text:p>385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203</text:p>
          </table:table-cell>
          <table:table-cell office:value-type="string" calcext:value-type="string">
            <text:p>94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0" calcext:value-type="float">
            <text:p>386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158</text:p>
          </table:table-cell>
          <table:table-cell office:value-type="string" calcext:value-type="string">
            <text:p>71.0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1" calcext:value-type="float">
            <text:p>38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129</text:p>
          </table:table-cell>
          <table:table-cell office:value-type="string" calcext:value-type="string">
            <text:p>96.7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2" calcext:value-type="float">
            <text:p>3862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624</text:p>
          </table:table-cell>
          <table:table-cell office:value-type="string" calcext:value-type="string">
            <text:p>84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4" calcext:value-type="float">
            <text:p>3864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65" calcext:value-type="float">
            <text:p>386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2.508</text:p>
          </table:table-cell>
          <table:table-cell office:value-type="string" calcext:value-type="string">
            <text:p>62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6" calcext:value-type="float">
            <text:p>386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7" calcext:value-type="float">
            <text:p>386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2.331</text:p>
          </table:table-cell>
          <table:table-cell office:value-type="string" calcext:value-type="string">
            <text:p>66.7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8" calcext:value-type="float">
            <text:p>386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9" calcext:value-type="float">
            <text:p>386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0" calcext:value-type="float">
            <text:p>387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523</text:p>
          </table:table-cell>
          <table:table-cell office:value-type="string" calcext:value-type="string">
            <text:p>61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1" calcext:value-type="float">
            <text:p>387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2" calcext:value-type="float">
            <text:p>387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2.054</text:p>
          </table:table-cell>
          <table:table-cell office:value-type="string" calcext:value-type="string">
            <text:p>73.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3" calcext:value-type="float">
            <text:p>387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2.124</text:p>
          </table:table-cell>
          <table:table-cell office:value-type="string" calcext:value-type="string">
            <text:p>71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4" calcext:value-type="float">
            <text:p>387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5" calcext:value-type="float">
            <text:p>387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6" calcext:value-type="float">
            <text:p>387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245</text:p>
          </table:table-cell>
          <table:table-cell office:value-type="string" calcext:value-type="string">
            <text:p>93.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7" calcext:value-type="float">
            <text:p>3877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78" calcext:value-type="float">
            <text:p>387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9" calcext:value-type="float">
            <text:p>3879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0" calcext:value-type="float">
            <text:p>388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1" calcext:value-type="float">
            <text:p>388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2" calcext:value-type="float">
            <text:p>388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811</text:p>
          </table:table-cell>
          <table:table-cell office:value-type="string" calcext:value-type="string">
            <text:p>79.7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3" calcext:value-type="float">
            <text:p>388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51</text:p>
          </table:table-cell>
          <table:table-cell office:value-type="string" calcext:value-type="string">
            <text:p>87.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5" calcext:value-type="float">
            <text:p>388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86" calcext:value-type="float">
            <text:p>388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7" calcext:value-type="float">
            <text:p>388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867</text:p>
          </table:table-cell>
          <table:table-cell office:value-type="string" calcext:value-type="string">
            <text:p>78.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8" calcext:value-type="float">
            <text:p>388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29</text:p>
          </table:table-cell>
          <table:table-cell office:value-type="string" calcext:value-type="string">
            <text:p>67.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9" calcext:value-type="float">
            <text:p>388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0" calcext:value-type="float">
            <text:p>389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1" calcext:value-type="float">
            <text:p>389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2.697</text:p>
          </table:table-cell>
          <table:table-cell office:value-type="string" calcext:value-type="string">
            <text:p>57.5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2" calcext:value-type="float">
            <text:p>389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013</text:p>
          </table:table-cell>
          <table:table-cell office:value-type="string" calcext:value-type="string">
            <text:p>99.6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3" calcext:value-type="float">
            <text:p>389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4" calcext:value-type="float">
            <text:p>3894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1.779</text:p>
          </table:table-cell>
          <table:table-cell office:value-type="string" calcext:value-type="string">
            <text:p>80.5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5" calcext:value-type="float">
            <text:p>389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6" calcext:value-type="float">
            <text:p>389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077</text:p>
          </table:table-cell>
          <table:table-cell office:value-type="string" calcext:value-type="string">
            <text:p>73.0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7" calcext:value-type="float">
            <text:p>3897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898" calcext:value-type="float">
            <text:p>389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831</text:p>
          </table:table-cell>
          <table:table-cell office:value-type="string" calcext:value-type="string">
            <text:p>79.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9" calcext:value-type="float">
            <text:p>389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3.349</text:p>
          </table:table-cell>
          <table:table-cell office:value-type="string" calcext:value-type="string">
            <text:p>41.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807</text:p>
          </table:table-cell>
          <table:table-cell office:value-type="string" calcext:value-type="string">
            <text:p>7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1" calcext:value-type="float">
            <text:p>390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2" calcext:value-type="float">
            <text:p>390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1.847</text:p>
          </table:table-cell>
          <table:table-cell office:value-type="string" calcext:value-type="string">
            <text:p>78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4" calcext:value-type="float">
            <text:p>390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6" calcext:value-type="float">
            <text:p>390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211</text:p>
          </table:table-cell>
          <table:table-cell office:value-type="string" calcext:value-type="string">
            <text:p>94.7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7" calcext:value-type="float">
            <text:p>390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827</text:p>
          </table:table-cell>
          <table:table-cell office:value-type="string" calcext:value-type="string">
            <text:p>79.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8" calcext:value-type="float">
            <text:p>390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9" calcext:value-type="float">
            <text:p>390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10" calcext:value-type="float">
            <text:p>391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2.427</text:p>
          </table:table-cell>
          <table:table-cell office:value-type="string" calcext:value-type="string">
            <text:p>64.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1" calcext:value-type="float">
            <text:p>391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2" calcext:value-type="float">
            <text:p>391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.452</text:p>
          </table:table-cell>
          <table:table-cell office:value-type="string" calcext:value-type="string">
            <text:p>88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3" calcext:value-type="float">
            <text:p>391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4" calcext:value-type="float">
            <text:p>3914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821</text:p>
          </table:table-cell>
          <table:table-cell office:value-type="string" calcext:value-type="string">
            <text:p>79.4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5" calcext:value-type="float">
            <text:p>3915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358</text:p>
          </table:table-cell>
          <table:table-cell office:value-type="string" calcext:value-type="string">
            <text:p>91.0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6" calcext:value-type="float">
            <text:p>391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11</text:p>
          </table:table-cell>
          <table:table-cell office:value-type="string" calcext:value-type="string">
            <text:p>89.7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7" calcext:value-type="float">
            <text:p>3917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8" calcext:value-type="float">
            <text:p>391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853</text:p>
          </table:table-cell>
          <table:table-cell office:value-type="string" calcext:value-type="string">
            <text:p>78.6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9" calcext:value-type="float">
            <text:p>391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662</text:p>
          </table:table-cell>
          <table:table-cell office:value-type="string" calcext:value-type="string">
            <text:p>58.4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0" calcext:value-type="float">
            <text:p>3920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1" calcext:value-type="float">
            <text:p>3921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2" calcext:value-type="float">
            <text:p>3922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21</text:p>
          </table:table-cell>
          <table:table-cell office:value-type="string" calcext:value-type="string">
            <text:p>94.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3" calcext:value-type="float">
            <text:p>392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286</text:p>
          </table:table-cell>
          <table:table-cell office:value-type="string" calcext:value-type="string">
            <text:p>92.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4" calcext:value-type="float">
            <text:p>3924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5" calcext:value-type="float">
            <text:p>3925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1.807</text:p>
          </table:table-cell>
          <table:table-cell office:value-type="string" calcext:value-type="string">
            <text:p>7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7" calcext:value-type="float">
            <text:p>3927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14</text:p>
          </table:table-cell>
          <table:table-cell office:value-type="string" calcext:value-type="string">
            <text:p>89.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8" calcext:value-type="float">
            <text:p>3928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29" calcext:value-type="float">
            <text:p>3929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807</text:p>
          </table:table-cell>
          <table:table-cell office:value-type="string" calcext:value-type="string">
            <text:p>7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0" calcext:value-type="float">
            <text:p>393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1" calcext:value-type="float">
            <text:p>3931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2" calcext:value-type="float">
            <text:p>393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3" calcext:value-type="float">
            <text:p>3933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34" calcext:value-type="float">
            <text:p>3934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424</text:p>
          </table:table-cell>
          <table:table-cell office:value-type="string" calcext:value-type="string">
            <text:p>89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5" calcext:value-type="float">
            <text:p>3935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6" calcext:value-type="float">
            <text:p>393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61</text:p>
          </table:table-cell>
          <table:table-cell office:value-type="string" calcext:value-type="string">
            <text:p>84.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7" calcext:value-type="float">
            <text:p>3937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8" calcext:value-type="float">
            <text:p>3938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9" calcext:value-type="float">
            <text:p>3939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49</text:p>
          </table:table-cell>
          <table:table-cell office:value-type="string" calcext:value-type="string">
            <text:p>87.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0" calcext:value-type="float">
            <text:p>394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41" calcext:value-type="float">
            <text:p>394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2" calcext:value-type="float">
            <text:p>394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3.132</text:p>
          </table:table-cell>
          <table:table-cell office:value-type="string" calcext:value-type="string">
            <text:p>46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3" calcext:value-type="float">
            <text:p>3943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425</text:p>
          </table:table-cell>
          <table:table-cell office:value-type="string" calcext:value-type="string">
            <text:p>89.3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4" calcext:value-type="float">
            <text:p>394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545</text:p>
          </table:table-cell>
          <table:table-cell office:value-type="string" calcext:value-type="string">
            <text:p>61.3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5" calcext:value-type="float">
            <text:p>3945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3.161</text:p>
          </table:table-cell>
          <table:table-cell office:value-type="string" calcext:value-type="string">
            <text:p>45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6" calcext:value-type="float">
            <text:p>394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3</text:p>
          </table:table-cell>
          <table:table-cell office:value-type="string" calcext:value-type="string">
            <text:p>94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8" calcext:value-type="float">
            <text:p>3948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371</text:p>
          </table:table-cell>
          <table:table-cell office:value-type="string" calcext:value-type="string">
            <text:p>65.7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9" calcext:value-type="float">
            <text:p>3949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0" calcext:value-type="float">
            <text:p>395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1" calcext:value-type="float">
            <text:p>395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2" calcext:value-type="float">
            <text:p>3952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694</text:p>
          </table:table-cell>
          <table:table-cell office:value-type="string" calcext:value-type="string">
            <text:p>82.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3" calcext:value-type="float">
            <text:p>3953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4" calcext:value-type="float">
            <text:p>3954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401</text:p>
          </table:table-cell>
          <table:table-cell office:value-type="string" calcext:value-type="string">
            <text:p>64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5" calcext:value-type="float">
            <text:p>395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6" calcext:value-type="float">
            <text:p>3956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57" calcext:value-type="float">
            <text:p>3957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448</text:p>
          </table:table-cell>
          <table:table-cell office:value-type="string" calcext:value-type="string">
            <text:p>88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8" calcext:value-type="float">
            <text:p>3958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9" calcext:value-type="float">
            <text:p>3959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408</text:p>
          </table:table-cell>
          <table:table-cell office:value-type="string" calcext:value-type="string">
            <text:p>89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1" calcext:value-type="float">
            <text:p>396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951</text:p>
          </table:table-cell>
          <table:table-cell office:value-type="string" calcext:value-type="string">
            <text:p>51.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2" calcext:value-type="float">
            <text:p>3962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3" calcext:value-type="float">
            <text:p>3963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3.347</text:p>
          </table:table-cell>
          <table:table-cell office:value-type="string" calcext:value-type="string">
            <text:p>41.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4" calcext:value-type="float">
            <text:p>3964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5" calcext:value-type="float">
            <text:p>3965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407</text:p>
          </table:table-cell>
          <table:table-cell office:value-type="string" calcext:value-type="string">
            <text:p>8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6" calcext:value-type="float">
            <text:p>3966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7" calcext:value-type="float">
            <text:p>3967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606</text:p>
          </table:table-cell>
          <table:table-cell office:value-type="string" calcext:value-type="string">
            <text:p>84.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9" calcext:value-type="float">
            <text:p>3969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414</text:p>
          </table:table-cell>
          <table:table-cell office:value-type="string" calcext:value-type="string">
            <text:p>89.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0" calcext:value-type="float">
            <text:p>397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041</text:p>
          </table:table-cell>
          <table:table-cell office:value-type="string" calcext:value-type="string">
            <text:p>98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1" calcext:value-type="float">
            <text:p>397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2" calcext:value-type="float">
            <text:p>397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3" calcext:value-type="float">
            <text:p>3973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511</text:p>
          </table:table-cell>
          <table:table-cell office:value-type="string" calcext:value-type="string">
            <text:p>62.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4" calcext:value-type="float">
            <text:p>3974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75" calcext:value-type="float">
            <text:p>3975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5</text:p>
          </table:table-cell>
          <table:table-cell office:value-type="string" calcext:value-type="string">
            <text:p>78.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6" calcext:value-type="float">
            <text:p>397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7" calcext:value-type="float">
            <text:p>3977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61</text:p>
          </table:table-cell>
          <table:table-cell office:value-type="string" calcext:value-type="string">
            <text:p>84.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8" calcext:value-type="float">
            <text:p>3978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307</text:p>
          </table:table-cell>
          <table:table-cell office:value-type="string" calcext:value-type="string">
            <text:p>67.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9" calcext:value-type="float">
            <text:p>3979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0" calcext:value-type="float">
            <text:p>3980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1" calcext:value-type="float">
            <text:p>3981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2" calcext:value-type="float">
            <text:p>3982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203</text:p>
          </table:table-cell>
          <table:table-cell office:value-type="string" calcext:value-type="string">
            <text:p>94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3" calcext:value-type="float">
            <text:p>3983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4" calcext:value-type="float">
            <text:p>398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837</text:p>
          </table:table-cell>
          <table:table-cell office:value-type="string" calcext:value-type="string">
            <text:p>79.0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5" calcext:value-type="float">
            <text:p>3985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648</text:p>
          </table:table-cell>
          <table:table-cell office:value-type="string" calcext:value-type="string">
            <text:p>58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6" calcext:value-type="float">
            <text:p>3986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7" calcext:value-type="float">
            <text:p>3987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88" calcext:value-type="float">
            <text:p>3988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0" calcext:value-type="float">
            <text:p>3990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2.348</text:p>
          </table:table-cell>
          <table:table-cell office:value-type="string" calcext:value-type="string">
            <text:p>66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1" calcext:value-type="float">
            <text:p>399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2.947</text:p>
          </table:table-cell>
          <table:table-cell office:value-type="string" calcext:value-type="string">
            <text:p>51.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2" calcext:value-type="float">
            <text:p>3992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3993" calcext:value-type="float">
            <text:p>3993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21</text:p>
          </table:table-cell>
          <table:table-cell office:value-type="string" calcext:value-type="string">
            <text:p>94.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4" calcext:value-type="float">
            <text:p>3994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02</text:p>
          </table:table-cell>
          <table:table-cell office:value-type="string" calcext:value-type="string">
            <text:p>99.9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5" calcext:value-type="float">
            <text:p>3995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6" calcext:value-type="float">
            <text:p>3996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.767</text:p>
          </table:table-cell>
          <table:table-cell office:value-type="string" calcext:value-type="string">
            <text:p>80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7" calcext:value-type="float">
            <text:p>3997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8" calcext:value-type="float">
            <text:p>3998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419</text:p>
          </table:table-cell>
          <table:table-cell office:value-type="string" calcext:value-type="string">
            <text:p>39.5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9" calcext:value-type="float">
            <text:p>3999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 office:value-type="string" calcext:value-type="string">
            <text:p>2.741</text:p>
          </table:table-cell>
          <table:table-cell office:value-type="string" calcext:value-type="string">
            <text:p>56.4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1" calcext:value-type="float">
            <text:p>4001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2" calcext:value-type="float">
            <text:p>4002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3" calcext:value-type="float">
            <text:p>4003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4" calcext:value-type="float">
            <text:p>4004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09</text:p>
          </table:table-cell>
          <table:table-cell office:value-type="string" calcext:value-type="string">
            <text:p>99.7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5" calcext:value-type="float">
            <text:p>4005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56</text:p>
          </table:table-cell>
          <table:table-cell office:value-type="float" office:value="86" calcext:value-type="float">
            <text:p>8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6" calcext:value-type="float">
            <text:p>4006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533</text:p>
          </table:table-cell>
          <table:table-cell office:value-type="string" calcext:value-type="string">
            <text:p>61.6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7" calcext:value-type="float">
            <text:p>4007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8" calcext:value-type="float">
            <text:p>4008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9" calcext:value-type="float">
            <text:p>4009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447</text:p>
          </table:table-cell>
          <table:table-cell office:value-type="string" calcext:value-type="string">
            <text:p>88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3.828</text:p>
          </table:table-cell>
          <table:table-cell office:value-type="string" calcext:value-type="string">
            <text:p>29.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1" calcext:value-type="float">
            <text:p>401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3.097</text:p>
          </table:table-cell>
          <table:table-cell office:value-type="string" calcext:value-type="string">
            <text:p>47.5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2" calcext:value-type="float">
            <text:p>401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3" calcext:value-type="float">
            <text:p>4013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019</text:p>
          </table:table-cell>
          <table:table-cell office:value-type="string" calcext:value-type="string">
            <text:p>99.5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4" calcext:value-type="float">
            <text:p>4014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954</text:p>
          </table:table-cell>
          <table:table-cell office:value-type="string" calcext:value-type="string">
            <text:p>51.1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5" calcext:value-type="float">
            <text:p>4015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.861</text:p>
          </table:table-cell>
          <table:table-cell office:value-type="string" calcext:value-type="string">
            <text:p>78.4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6" calcext:value-type="float">
            <text:p>4016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7" calcext:value-type="float">
            <text:p>4017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8" calcext:value-type="float">
            <text:p>4018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19" calcext:value-type="float">
            <text:p>4019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0" calcext:value-type="float">
            <text:p>4020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1" calcext:value-type="float">
            <text:p>4021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2" calcext:value-type="float">
            <text:p>4022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3" calcext:value-type="float">
            <text:p>4023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4" calcext:value-type="float">
            <text:p>4024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1.61</text:p>
          </table:table-cell>
          <table:table-cell office:value-type="string" calcext:value-type="string">
            <text:p>84.7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5" calcext:value-type="float">
            <text:p>4025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6" calcext:value-type="float">
            <text:p>4026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27" calcext:value-type="float">
            <text:p>4027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14</text:p>
          </table:table-cell>
          <table:table-cell office:value-type="string" calcext:value-type="string">
            <text:p>89.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8" calcext:value-type="float">
            <text:p>4028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.001</text:p>
          </table:table-cell>
          <table:table-cell office:value-type="string" calcext:value-type="string">
            <text:p>99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9" calcext:value-type="float">
            <text:p>4029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0" calcext:value-type="float">
            <text:p>4030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4</text:p>
          </table:table-cell>
          <table:table-cell office:value-type="string" calcext:value-type="string">
            <text:p>89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182</text:p>
          </table:table-cell>
          <table:table-cell office:value-type="string" calcext:value-type="string">
            <text:p>45.4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2" calcext:value-type="float">
            <text:p>4032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144</text:p>
          </table:table-cell>
          <table:table-cell office:value-type="string" calcext:value-type="string">
            <text:p>46.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3" calcext:value-type="float">
            <text:p>4033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3.326</text:p>
          </table:table-cell>
          <table:table-cell office:value-type="string" calcext:value-type="string">
            <text:p>41.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4" calcext:value-type="float">
            <text:p>4034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1.614</text:p>
          </table:table-cell>
          <table:table-cell office:value-type="string" calcext:value-type="string">
            <text:p>84.6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5" calcext:value-type="float">
            <text:p>4035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269</text:p>
          </table:table-cell>
          <table:table-cell office:value-type="string" calcext:value-type="string">
            <text:p>93.2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6" calcext:value-type="float">
            <text:p>4036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7" calcext:value-type="float">
            <text:p>4037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38" calcext:value-type="float">
            <text:p>4038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008</text:p>
          </table:table-cell>
          <table:table-cell office:value-type="string" calcext:value-type="string">
            <text:p>74.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9" calcext:value-type="float">
            <text:p>4039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0" calcext:value-type="float">
            <text:p>4040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26</text:p>
          </table:table-cell>
          <table:table-cell office:value-type="string" calcext:value-type="string">
            <text:p>89.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1" calcext:value-type="float">
            <text:p>4041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.319</text:p>
          </table:table-cell>
          <table:table-cell office:value-type="string" calcext:value-type="string">
            <text:p>67.0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2" calcext:value-type="float">
            <text:p>4042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007</text:p>
          </table:table-cell>
          <table:table-cell office:value-type="string" calcext:value-type="string">
            <text:p>99.8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3" calcext:value-type="float">
            <text:p>4043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1.946</text:p>
          </table:table-cell>
          <table:table-cell office:value-type="string" calcext:value-type="string">
            <text:p>76.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4" calcext:value-type="float">
            <text:p>4044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5" calcext:value-type="float">
            <text:p>4045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812</text:p>
          </table:table-cell>
          <table:table-cell office:value-type="string" calcext:value-type="string">
            <text:p>79.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6" calcext:value-type="float">
            <text:p>4046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47" calcext:value-type="float">
            <text:p>4047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8" calcext:value-type="float">
            <text:p>4048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866</text:p>
          </table:table-cell>
          <table:table-cell office:value-type="string" calcext:value-type="string">
            <text:p>78.3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9" calcext:value-type="float">
            <text:p>4049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0" calcext:value-type="float">
            <text:p>4050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3.26</text:p>
          </table:table-cell>
          <table:table-cell office:value-type="string" calcext:value-type="string">
            <text:p>43.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1" calcext:value-type="float">
            <text:p>4051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3.067</text:p>
          </table:table-cell>
          <table:table-cell office:value-type="string" calcext:value-type="string">
            <text:p>48.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3" calcext:value-type="float">
            <text:p>4053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4" calcext:value-type="float">
            <text:p>4054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19" office:value-type="float" office:value="2019" calcext:value-type="float">
            <text:p>2019</text:p>
          </table:table-cell>
          <table:table-cell office:value-type="float" office:value="4055" calcext:value-type="float">
            <text:p>4055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2.209</text:p>
          </table:table-cell>
          <table:table-cell office:value-type="string" calcext:value-type="string">
            <text:p>69.7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6" calcext:value-type="float">
            <text:p>405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7" calcext:value-type="float">
            <text:p>4057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3.503</text:p>
          </table:table-cell>
          <table:table-cell office:value-type="string" calcext:value-type="string">
            <text:p>37.4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8" calcext:value-type="float">
            <text:p>4058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9" calcext:value-type="float">
            <text:p>4059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60" calcext:value-type="float">
            <text:p>406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.641</text:p>
          </table:table-cell>
          <table:table-cell office:value-type="string" calcext:value-type="string">
            <text:p>33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1" calcext:value-type="float">
            <text:p>406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2" calcext:value-type="float">
            <text:p>406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3" calcext:value-type="float">
            <text:p>406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2.116</text:p>
          </table:table-cell>
          <table:table-cell office:value-type="string" calcext:value-type="string">
            <text:p>72.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4" calcext:value-type="float">
            <text:p>406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1.024</text:p>
          </table:table-cell>
          <table:table-cell office:value-type="string" calcext:value-type="string">
            <text:p>99.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5" calcext:value-type="float">
            <text:p>4065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6" calcext:value-type="float">
            <text:p>40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.625</text:p>
          </table:table-cell>
          <table:table-cell office:value-type="string" calcext:value-type="string">
            <text:p>84.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7" calcext:value-type="float">
            <text:p>4067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68" calcext:value-type="float">
            <text:p>406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2.426</text:p>
          </table:table-cell>
          <table:table-cell office:value-type="string" calcext:value-type="string">
            <text:p>64.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9" calcext:value-type="float">
            <text:p>406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0" calcext:value-type="float">
            <text:p>407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1.887</text:p>
          </table:table-cell>
          <table:table-cell office:value-type="string" calcext:value-type="string">
            <text:p>77.8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.053</text:p>
          </table:table-cell>
          <table:table-cell office:value-type="string" calcext:value-type="string">
            <text:p>98.6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2" calcext:value-type="float">
            <text:p>407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3" calcext:value-type="float">
            <text:p>407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.08</text:p>
          </table:table-cell>
          <table:table-cell office:value-type="float" office:value="73" calcext:value-type="float">
            <text:p>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5" calcext:value-type="float">
            <text:p>407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1.868</text:p>
          </table:table-cell>
          <table:table-cell office:value-type="string" calcext:value-type="string">
            <text:p>78.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6" calcext:value-type="float">
            <text:p>407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2.1</text:p>
          </table:table-cell>
          <table:table-cell office:value-type="string" calcext:value-type="string">
            <text:p>72.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7" calcext:value-type="float">
            <text:p>407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78" calcext:value-type="float">
            <text:p>407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9" calcext:value-type="float">
            <text:p>407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.107</text:p>
          </table:table-cell>
          <table:table-cell office:value-type="string" calcext:value-type="string">
            <text:p>97.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0" calcext:value-type="float">
            <text:p>4080</text:p>
          </table:table-cell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1" calcext:value-type="float">
            <text:p>408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.014</text:p>
          </table:table-cell>
          <table:table-cell office:value-type="string" calcext:value-type="string">
            <text:p>74.6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2" calcext:value-type="float">
            <text:p>4082</text:p>
          </table:table-cell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4" calcext:value-type="float">
            <text:p>408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5" calcext:value-type="float">
            <text:p>4085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.812</text:p>
          </table:table-cell>
          <table:table-cell office:value-type="string" calcext:value-type="string">
            <text:p>79.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6" calcext:value-type="float">
            <text:p>408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7" calcext:value-type="float">
            <text:p>408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.613</text:p>
          </table:table-cell>
          <table:table-cell office:value-type="string" calcext:value-type="string">
            <text:p>84.6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8" calcext:value-type="float">
            <text:p>4088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89" calcext:value-type="float">
            <text:p>408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.001</text:p>
          </table:table-cell>
          <table:table-cell office:value-type="string" calcext:value-type="string">
            <text:p>99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0" calcext:value-type="float">
            <text:p>409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.936</text:p>
          </table:table-cell>
          <table:table-cell office:value-type="string" calcext:value-type="string">
            <text:p>76.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1" calcext:value-type="float">
            <text:p>409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.338</text:p>
          </table:table-cell>
          <table:table-cell office:value-type="string" calcext:value-type="string">
            <text:p>66.5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2" calcext:value-type="float">
            <text:p>409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093" calcext:value-type="float">
            <text:p>409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1.41</text:p>
          </table:table-cell>
          <table:table-cell office:value-type="string" calcext:value-type="string">
            <text:p>89.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4" calcext:value-type="float">
            <text:p>409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2.829</text:p>
          </table:table-cell>
          <table:table-cell office:value-type="string" calcext:value-type="string">
            <text:p>54.2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1.006</text:p>
          </table:table-cell>
          <table:table-cell office:value-type="string" calcext:value-type="string">
            <text:p>99.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7" calcext:value-type="float">
            <text:p>4097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1.78</text:p>
          </table:table-cell>
          <table:table-cell office:value-type="string" calcext:value-type="string">
            <text:p>80.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8" calcext:value-type="float">
            <text:p>409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9" calcext:value-type="float">
            <text:p>40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.1</text:p>
          </table:table-cell>
          <table:table-cell office:value-type="string" calcext:value-type="string">
            <text:p>72.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01" calcext:value-type="float">
            <text:p>410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.823</text:p>
          </table:table-cell>
          <table:table-cell office:value-type="string" calcext:value-type="string">
            <text:p>79.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2" calcext:value-type="float">
            <text:p>410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3.379</text:p>
          </table:table-cell>
          <table:table-cell office:value-type="string" calcext:value-type="string">
            <text:p>40.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3" calcext:value-type="float">
            <text:p>410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1.806</text:p>
          </table:table-cell>
          <table:table-cell office:value-type="string" calcext:value-type="string">
            <text:p>79.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4" calcext:value-type="float">
            <text:p>410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.61</text:p>
          </table:table-cell>
          <table:table-cell office:value-type="string" calcext:value-type="string">
            <text:p>59.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5" calcext:value-type="float">
            <text:p>410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6" calcext:value-type="float">
            <text:p>410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1.642</text:p>
          </table:table-cell>
          <table:table-cell office:value-type="string" calcext:value-type="string">
            <text:p>83.9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7" calcext:value-type="float">
            <text:p>410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8" calcext:value-type="float">
            <text:p>410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9" calcext:value-type="float">
            <text:p>410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.212</text:p>
          </table:table-cell>
          <table:table-cell office:value-type="string" calcext:value-type="string">
            <text:p>94.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0" calcext:value-type="float">
            <text:p>411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.895</text:p>
          </table:table-cell>
          <table:table-cell office:value-type="string" calcext:value-type="string">
            <text:p>77.6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1" calcext:value-type="float">
            <text:p>411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2" calcext:value-type="float">
            <text:p>411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13" calcext:value-type="float">
            <text:p>4113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2.474</text:p>
          </table:table-cell>
          <table:table-cell office:value-type="string" calcext:value-type="string">
            <text:p>63.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4" calcext:value-type="float">
            <text:p>411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.41</text:p>
          </table:table-cell>
          <table:table-cell office:value-type="string" calcext:value-type="string">
            <text:p>89.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5" calcext:value-type="float">
            <text:p>411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.667</text:p>
          </table:table-cell>
          <table:table-cell office:value-type="string" calcext:value-type="string">
            <text:p>83.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7" calcext:value-type="float">
            <text:p>411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1.619</text:p>
          </table:table-cell>
          <table:table-cell office:value-type="string" calcext:value-type="string">
            <text:p>84.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8" calcext:value-type="float">
            <text:p>411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.359</text:p>
          </table:table-cell>
          <table:table-cell office:value-type="string" calcext:value-type="string">
            <text:p>91.0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9" calcext:value-type="float">
            <text:p>4119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.411</text:p>
          </table:table-cell>
          <table:table-cell office:value-type="string" calcext:value-type="string">
            <text:p>89.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0" calcext:value-type="float">
            <text:p>412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1" calcext:value-type="float">
            <text:p>412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1.759</text:p>
          </table:table-cell>
          <table:table-cell office:value-type="string" calcext:value-type="string">
            <text:p>81.0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2" calcext:value-type="float">
            <text:p>4122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2.714</text:p>
          </table:table-cell>
          <table:table-cell office:value-type="string" calcext:value-type="string">
            <text:p>57.1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3" calcext:value-type="float">
            <text:p>4123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4" calcext:value-type="float">
            <text:p>4124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25" calcext:value-type="float">
            <text:p>412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1.21</text:p>
          </table:table-cell>
          <table:table-cell office:value-type="string" calcext:value-type="string">
            <text:p>94.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6" calcext:value-type="float">
            <text:p>412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1.248</text:p>
          </table:table-cell>
          <table:table-cell office:value-type="string" calcext:value-type="string">
            <text:p>93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7" calcext:value-type="float">
            <text:p>4127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8" calcext:value-type="float">
            <text:p>412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9" calcext:value-type="float">
            <text:p>4129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1.806</text:p>
          </table:table-cell>
          <table:table-cell office:value-type="string" calcext:value-type="string">
            <text:p>79.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0" calcext:value-type="float">
            <text:p>413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1.415</text:p>
          </table:table-cell>
          <table:table-cell office:value-type="string" calcext:value-type="string">
            <text:p>89.6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1" calcext:value-type="float">
            <text:p>4131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2" calcext:value-type="float">
            <text:p>413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1.806</text:p>
          </table:table-cell>
          <table:table-cell office:value-type="string" calcext:value-type="string">
            <text:p>79.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3" calcext:value-type="float">
            <text:p>413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4" calcext:value-type="float">
            <text:p>4134</text:p>
          </table:table-cell>
          <table:table-cell table:number-columns-repeated="1019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5" calcext:value-type="float">
            <text:p>413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1.606</text:p>
          </table:table-cell>
          <table:table-cell office:value-type="string" calcext:value-type="string">
            <text:p>84.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6" calcext:value-type="float">
            <text:p>4136</text:p>
          </table:table-cell>
          <table:table-cell table:number-columns-repeated="1019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1.436</text:p>
          </table:table-cell>
          <table:table-cell office:value-type="string" calcext:value-type="string">
            <text:p>89.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8" calcext:value-type="float">
            <text:p>413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9" calcext:value-type="float">
            <text:p>413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1.609</text:p>
          </table:table-cell>
          <table:table-cell office:value-type="string" calcext:value-type="string">
            <text:p>84.7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0" calcext:value-type="float">
            <text:p>4140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1" calcext:value-type="float">
            <text:p>4141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1.796</text:p>
          </table:table-cell>
          <table:table-cell office:value-type="string" calcext:value-type="string">
            <text:p>80.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2" calcext:value-type="float">
            <text:p>414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3" calcext:value-type="float">
            <text:p>4143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44" calcext:value-type="float">
            <text:p>414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1.408</text:p>
          </table:table-cell>
          <table:table-cell office:value-type="string" calcext:value-type="string">
            <text:p>89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5" calcext:value-type="float">
            <text:p>4145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3.099</text:p>
          </table:table-cell>
          <table:table-cell office:value-type="string" calcext:value-type="string">
            <text:p>47.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6" calcext:value-type="float">
            <text:p>414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1.628</text:p>
          </table:table-cell>
          <table:table-cell office:value-type="string" calcext:value-type="string">
            <text:p>84.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7" calcext:value-type="float">
            <text:p>4147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2.642</text:p>
          </table:table-cell>
          <table:table-cell office:value-type="string" calcext:value-type="string">
            <text:p>58.9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8" calcext:value-type="float">
            <text:p>4148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3.347</text:p>
          </table:table-cell>
          <table:table-cell office:value-type="string" calcext:value-type="string">
            <text:p>41.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9" calcext:value-type="float">
            <text:p>4149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1.202</text:p>
          </table:table-cell>
          <table:table-cell office:value-type="string" calcext:value-type="string">
            <text:p>94.9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0" calcext:value-type="float">
            <text:p>415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1.001</text:p>
          </table:table-cell>
          <table:table-cell office:value-type="string" calcext:value-type="string">
            <text:p>99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1" calcext:value-type="float">
            <text:p>415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2.426</text:p>
          </table:table-cell>
          <table:table-cell office:value-type="string" calcext:value-type="string">
            <text:p>64.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2" calcext:value-type="float">
            <text:p>4152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3" calcext:value-type="float">
            <text:p>4153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4" calcext:value-type="float">
            <text:p>4154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5" calcext:value-type="float">
            <text:p>4155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1.491</text:p>
          </table:table-cell>
          <table:table-cell office:value-type="string" calcext:value-type="string">
            <text:p>87.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6" calcext:value-type="float">
            <text:p>415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7" calcext:value-type="float">
            <text:p>415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2.377</text:p>
          </table:table-cell>
          <table:table-cell office:value-type="string" calcext:value-type="string">
            <text:p>65.5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2.006</text:p>
          </table:table-cell>
          <table:table-cell office:value-type="string" calcext:value-type="string">
            <text:p>74.8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9" calcext:value-type="float">
            <text:p>4159</text:p>
          </table:table-cell>
          <table:table-cell table:number-columns-repeated="1019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1.448</text:p>
          </table:table-cell>
          <table:table-cell office:value-type="string" calcext:value-type="string">
            <text:p>88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1" calcext:value-type="float">
            <text:p>416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2" calcext:value-type="float">
            <text:p>4162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3" calcext:value-type="float">
            <text:p>416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1.409</text:p>
          </table:table-cell>
          <table:table-cell office:value-type="string" calcext:value-type="string">
            <text:p>89.7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4" calcext:value-type="float">
            <text:p>416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2.864</text:p>
          </table:table-cell>
          <table:table-cell office:value-type="string" calcext:value-type="string">
            <text:p>53.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5" calcext:value-type="float">
            <text:p>416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1.41</text:p>
          </table:table-cell>
          <table:table-cell office:value-type="string" calcext:value-type="string">
            <text:p>89.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6" calcext:value-type="float">
            <text:p>4166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3.262</text:p>
          </table:table-cell>
          <table:table-cell office:value-type="string" calcext:value-type="string">
            <text:p>43.4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7" calcext:value-type="float">
            <text:p>4167</text:p>
          </table:table-cell>
          <table:table-cell table:number-columns-repeated="1019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68" calcext:value-type="float">
            <text:p>416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1.408</text:p>
          </table:table-cell>
          <table:table-cell office:value-type="string" calcext:value-type="string">
            <text:p>89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9" calcext:value-type="float">
            <text:p>4169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0" calcext:value-type="float">
            <text:p>4170</text:p>
          </table:table-cell>
          <table:table-cell table:number-columns-repeated="1019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1" calcext:value-type="float">
            <text:p>4171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1.605</text:p>
          </table:table-cell>
          <table:table-cell office:value-type="string" calcext:value-type="string">
            <text:p>84.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2" calcext:value-type="float">
            <text:p>417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1.416</text:p>
          </table:table-cell>
          <table:table-cell office:value-type="string" calcext:value-type="string">
            <text:p>89.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3" calcext:value-type="float">
            <text:p>417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1.025</text:p>
          </table:table-cell>
          <table:table-cell office:value-type="string" calcext:value-type="string">
            <text:p>99.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4" calcext:value-type="float">
            <text:p>417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5" calcext:value-type="float">
            <text:p>4175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6" calcext:value-type="float">
            <text:p>4176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2.677</text:p>
          </table:table-cell>
          <table:table-cell office:value-type="string" calcext:value-type="string">
            <text:p>58.0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7" calcext:value-type="float">
            <text:p>4177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78" calcext:value-type="float">
            <text:p>4178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1.865</text:p>
          </table:table-cell>
          <table:table-cell office:value-type="string" calcext:value-type="string">
            <text:p>78.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0" calcext:value-type="float">
            <text:p>418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1.611</text:p>
          </table:table-cell>
          <table:table-cell office:value-type="string" calcext:value-type="string">
            <text:p>84.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1" calcext:value-type="float">
            <text:p>418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2.475</text:p>
          </table:table-cell>
          <table:table-cell office:value-type="string" calcext:value-type="string">
            <text:p>63.1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2" calcext:value-type="float">
            <text:p>4182</text:p>
          </table:table-cell>
          <table:table-cell table:number-columns-repeated="101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3" calcext:value-type="float">
            <text:p>4183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4" calcext:value-type="float">
            <text:p>4184</text:p>
          </table:table-cell>
          <table:table-cell table:number-columns-repeated="101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85" calcext:value-type="float">
            <text:p>4185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1.202</text:p>
          </table:table-cell>
          <table:table-cell office:value-type="string" calcext:value-type="string">
            <text:p>94.9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6" calcext:value-type="float">
            <text:p>4186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7" calcext:value-type="float">
            <text:p>418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1.881</text:p>
          </table:table-cell>
          <table:table-cell office:value-type="string" calcext:value-type="string">
            <text:p>77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8" calcext:value-type="float">
            <text:p>4188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2.599</text:p>
          </table:table-cell>
          <table:table-cell office:value-type="string" calcext:value-type="string">
            <text:p>60.0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9" calcext:value-type="float">
            <text:p>4189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0" calcext:value-type="float">
            <text:p>4190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1" calcext:value-type="float">
            <text:p>4191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1.41</text:p>
          </table:table-cell>
          <table:table-cell office:value-type="string" calcext:value-type="string">
            <text:p>89.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2" calcext:value-type="float">
            <text:p>419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2.225</text:p>
          </table:table-cell>
          <table:table-cell office:value-type="string" calcext:value-type="string">
            <text:p>69.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3" calcext:value-type="float">
            <text:p>4193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2.416</text:p>
          </table:table-cell>
          <table:table-cell office:value-type="string" calcext:value-type="string">
            <text:p>64.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4" calcext:value-type="float">
            <text:p>4194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3.12</text:p>
          </table:table-cell>
          <table:table-cell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5" calcext:value-type="float">
            <text:p>4195</text:p>
          </table:table-cell>
          <table:table-cell table:number-columns-repeated="1019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196" calcext:value-type="float">
            <text:p>4196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1.21</text:p>
          </table:table-cell>
          <table:table-cell office:value-type="string" calcext:value-type="string">
            <text:p>94.7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7" calcext:value-type="float">
            <text:p>4197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1.003</text:p>
          </table:table-cell>
          <table:table-cell office:value-type="string" calcext:value-type="string">
            <text:p>9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8" calcext:value-type="float">
            <text:p>4198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9" calcext:value-type="float">
            <text:p>4199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.783</text:p>
          </table:table-cell>
          <table:table-cell office:value-type="string" calcext:value-type="string">
            <text:p>80.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1" calcext:value-type="float">
            <text:p>420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3.35</text:p>
          </table:table-cell>
          <table:table-cell office:value-type="string" calcext:value-type="string">
            <text:p>41.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2" calcext:value-type="float">
            <text:p>4202</text:p>
          </table:table-cell>
          <table:table-cell table:number-columns-repeated="1019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03" calcext:value-type="float">
            <text:p>4203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" office:value-type="string" calcext:value-type="string">
            <text:p>2.823</text:p>
          </table:table-cell>
          <table:table-cell office:value-type="string" calcext:value-type="string">
            <text:p>54.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4" calcext:value-type="float">
            <text:p>4204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5" calcext:value-type="float">
            <text:p>4205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6" calcext:value-type="float">
            <text:p>4206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7" calcext:value-type="float">
            <text:p>4207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1.011</text:p>
          </table:table-cell>
          <table:table-cell office:value-type="string" calcext:value-type="string">
            <text:p>99.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8" calcext:value-type="float">
            <text:p>4208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1.464</text:p>
          </table:table-cell>
          <table:table-cell office:value-type="string" calcext:value-type="string">
            <text:p>88.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9" calcext:value-type="float">
            <text:p>4209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.539</text:p>
          </table:table-cell>
          <table:table-cell office:value-type="string" calcext:value-type="string">
            <text:p>61.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0" calcext:value-type="float">
            <text:p>421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1" calcext:value-type="float">
            <text:p>421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2" calcext:value-type="float">
            <text:p>4212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1.447</text:p>
          </table:table-cell>
          <table:table-cell office:value-type="string" calcext:value-type="string">
            <text:p>88.8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3" calcext:value-type="float">
            <text:p>421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3.828</text:p>
          </table:table-cell>
          <table:table-cell office:value-type="string" calcext:value-type="string">
            <text:p>29.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4" calcext:value-type="float">
            <text:p>4214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3.092</text:p>
          </table:table-cell>
          <table:table-cell office:value-type="string" calcext:value-type="string">
            <text:p>47.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5" calcext:value-type="float">
            <text:p>4215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6" calcext:value-type="float">
            <text:p>4216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.211</text:p>
          </table:table-cell>
          <table:table-cell office:value-type="string" calcext:value-type="string">
            <text:p>94.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7" calcext:value-type="float">
            <text:p>4217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2.952</text:p>
          </table:table-cell>
          <table:table-cell office:value-type="string" calcext:value-type="string">
            <text:p>51.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8" calcext:value-type="float">
            <text:p>4218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.84</text:p>
          </table:table-cell>
          <table:table-cell office:value-type="float" office:value="79" calcext:value-type="float">
            <text:p>7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9" calcext:value-type="float">
            <text:p>4219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0" calcext:value-type="float">
            <text:p>4220</text:p>
          </table:table-cell>
          <table:table-cell table:number-columns-repeated="1019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  <table:table-cell table:number-columns-repeated="1019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2" calcext:value-type="float">
            <text:p>4222</text:p>
          </table:table-cell>
          <table:table-cell table:number-columns-repeated="1019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3" calcext:value-type="float">
            <text:p>4223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4" calcext:value-type="float">
            <text:p>4224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5" calcext:value-type="float">
            <text:p>4225</text:p>
          </table:table-cell>
          <table:table-cell table:number-columns-repeated="1019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6" calcext:value-type="float">
            <text:p>4226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27" calcext:value-type="float">
            <text:p>4227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1.419</text:p>
          </table:table-cell>
          <table:table-cell office:value-type="string" calcext:value-type="string">
            <text:p>89.5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8" calcext:value-type="float">
            <text:p>4228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9" calcext:value-type="float">
            <text:p>4229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30" calcext:value-type="float">
            <text:p>4230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.415</text:p>
          </table:table-cell>
          <table:table-cell office:value-type="string" calcext:value-type="string">
            <text:p>89.6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1" calcext:value-type="float">
            <text:p>4231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2" calcext:value-type="float">
            <text:p>4232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3" calcext:value-type="float">
            <text:p>423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4" calcext:value-type="float">
            <text:p>423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3.292</text:p>
          </table:table-cell>
          <table:table-cell office:value-type="string" calcext:value-type="string">
            <text:p>42.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5" calcext:value-type="float">
            <text:p>4235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3.083</text:p>
          </table:table-cell>
          <table:table-cell office:value-type="string" calcext:value-type="string">
            <text:p>47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6" calcext:value-type="float">
            <text:p>4236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3.31</text:p>
          </table:table-cell>
          <table:table-cell office:value-type="string" calcext:value-type="string">
            <text:p>42.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7" calcext:value-type="float">
            <text:p>4237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1.614</text:p>
          </table:table-cell>
          <table:table-cell office:value-type="string" calcext:value-type="string">
            <text:p>84.6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8" calcext:value-type="float">
            <text:p>4238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1.267</text:p>
          </table:table-cell>
          <table:table-cell office:value-type="string" calcext:value-type="string">
            <text:p>93.3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9" calcext:value-type="float">
            <text:p>4239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1.005</text:p>
          </table:table-cell>
          <table:table-cell office:value-type="string" calcext:value-type="string">
            <text:p>99.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0" calcext:value-type="float">
            <text:p>4240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41" calcext:value-type="float">
            <text:p>424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.058</text:p>
          </table:table-cell>
          <table:table-cell office:value-type="string" calcext:value-type="string">
            <text:p>73.5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1.604</text:p>
          </table:table-cell>
          <table:table-cell office:value-type="string" calcext:value-type="string">
            <text:p>84.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3" calcext:value-type="float">
            <text:p>4243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.435</text:p>
          </table:table-cell>
          <table:table-cell office:value-type="string" calcext:value-type="string">
            <text:p>89.1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4" calcext:value-type="float">
            <text:p>4244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.395</text:p>
          </table:table-cell>
          <table:table-cell office:value-type="string" calcext:value-type="string">
            <text:p>65.1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5" calcext:value-type="float">
            <text:p>4245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1.008</text:p>
          </table:table-cell>
          <table:table-cell office:value-type="string" calcext:value-type="string">
            <text:p>99.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6" calcext:value-type="float">
            <text:p>4246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1.945</text:p>
          </table:table-cell>
          <table:table-cell office:value-type="string" calcext:value-type="string">
            <text:p>76.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7" calcext:value-type="float">
            <text:p>4247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8" calcext:value-type="float">
            <text:p>4248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.811</text:p>
          </table:table-cell>
          <table:table-cell office:value-type="string" calcext:value-type="string">
            <text:p>79.7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9" calcext:value-type="float">
            <text:p>4249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0" calcext:value-type="float">
            <text:p>4250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1" calcext:value-type="float">
            <text:p>4251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.759</text:p>
          </table:table-cell>
          <table:table-cell office:value-type="string" calcext:value-type="string">
            <text:p>81.0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2" calcext:value-type="float">
            <text:p>4252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.805</text:p>
          </table:table-cell>
          <table:table-cell office:value-type="string" calcext:value-type="string">
            <text:p>79.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3" calcext:value-type="float">
            <text:p>4253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3.178</text:p>
          </table:table-cell>
          <table:table-cell office:value-type="string" calcext:value-type="string">
            <text:p>45.5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4" calcext:value-type="float">
            <text:p>4254</text:p>
          </table:table-cell>
          <table:table-cell table:number-columns-repeated="1019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5" calcext:value-type="float">
            <text:p>4255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3.077</text:p>
          </table:table-cell>
          <table:table-cell office:value-type="string" calcext:value-type="string">
            <text:p>48.0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6" calcext:value-type="float">
            <text:p>425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7" calcext:value-type="float">
            <text:p>4257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2020" office:value-type="float" office:value="2020" calcext:value-type="float">
            <text:p>2020</text:p>
          </table:table-cell>
          <table:table-cell office:value-type="float" office:value="4258" calcext:value-type="float">
            <text:p>4258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2.209</text:p>
          </table:table-cell>
          <table:table-cell office:value-type="string" calcext:value-type="string">
            <text:p>69.7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9" calcext:value-type="float">
            <text:p>4259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.403</text:p>
          </table:table-cell>
          <table:table-cell office:value-type="string" calcext:value-type="string">
            <text:p>89.9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0" calcext:value-type="float">
            <text:p>4260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3.621</text:p>
          </table:table-cell>
          <table:table-cell office:value-type="string" calcext:value-type="string">
            <text:p>34.4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1" calcext:value-type="float">
            <text:p>426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.201</text:p>
          </table:table-cell>
          <table:table-cell office:value-type="string" calcext:value-type="string">
            <text:p>94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2" calcext:value-type="float">
            <text:p>4262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2.041</text:p>
          </table:table-cell>
          <table:table-cell office:value-type="string" calcext:value-type="string">
            <text:p>73.9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  <table:table-cell table:number-columns-repeated="1019"/>
        </table:table-row>
        <table:table-row table:style-name="ro1" table:number-rows-repeated="10443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ctrl5.countries" table:base-cell-address="$IndPaixGlobalePourVersionSQL.$A$1" table:expression="&quot;['file:///S:/Institute%20for%20Economics%20and%20Peace/Global%20Peace%20Index/2018%20GPI/Global%20Peace%20Index%202018%20-%20v2.xlsx'#$ctrl5.$F$4:.$F$166]&quot;"/>
        <table:named-expression table:name="ctrl5.rank" table:base-cell-address="$IndPaixGlobalePourVersionSQL.$A$1" table:expression="&quot;['file:///S:/Institute%20for%20Economics%20and%20Peace/Global%20Peace%20Index/2018%20GPI/Global%20Peace%20Index%202018%20-%20v2.xlsx'#$ctrl5.$O$4:.$O$166]&quot;"/>
        <table:named-expression table:name="lookup.code" table:base-cell-address="$IndPaixGlobalePourVersionSQL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20_25__20_-_20_Accent3" style:display-name="Excel Built-in 20% - Accent3" style:family="table-cell" style:parent-style-name="Default" style:data-style-name="N0">
      <style:table-cell-properties fo:background-color="#ededed" style:vertical-align="automatic"/>
    </style:style>
    <style:style style:name="Excel_20_Built-in_20_40_25__20_-_20_Accent3" style:display-name="Excel Built-in 40% - Accent3" style:family="table-cell" style:parent-style-name="Default" style:data-style-name="N0">
      <style:table-cell-properties fo:background-color="#dbdbdb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21:56:03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IEP</meta:initial-creator>
    <meta:creation-date>2019-06-04T23:45:44Z</meta:creation-date>
    <dc:date>2022-04-08T16:27:41.931000000</dc:date>
    <meta:editing-cycles>8</meta:editing-cycles>
    <meta:editing-duration>P1DT19H19M29S</meta:editing-duration>
    <meta:document-statistic meta:table-count="1" meta:cell-count="169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